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397.64pt"/>
    </style:style>
    <style:style style:name="co3" style:family="table-column">
      <style:table-column-properties fo:break-before="auto" style:column-width="254.81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70.61pt"/>
    </style:style>
    <style:style style:name="co7" style:family="table-column">
      <style:table-column-properties fo:break-before="auto" style:column-width="9.5pt"/>
    </style:style>
    <style:style style:name="co8" style:family="table-column">
      <style:table-column-properties fo:break-before="auto" style:column-width="143.69pt"/>
    </style:style>
    <style:style style:name="co9" style:family="table-column">
      <style:table-column-properties fo:break-before="auto" style:column-width="374.6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w_20_To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style:style style:name="ta3" style:family="table" style:master-page-name="PageStyle_5f_Example1_20__20_lnrf-mod1">
      <style:table-properties table:display="true" style:writing-mode="lr-tb"/>
    </style:style>
    <style:style style:name="ta4" style:family="table" style:master-page-name="PageStyle_5f_Example2_20_lnrf-eps">
      <style:table-properties table:display="true" style:writing-mode="lr-tb"/>
    </style:style>
    <style:style style:name="ta5" style:family="table" style:master-page-name="PageStyle_5f_SubGroup_20_Option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map style:condition="cell-content()&gt;=34" style:apply-style-name="ConditionalStyle_5f_1" style:base-cell-address="Template.M2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34" style:apply-style-name="ConditionalStyle_5f_1" style:base-cell-address="Template.M2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34" style:apply-style-name="ConditionalStyle_5f_1" style:base-cell-address="'Example1  lnrf-mod1'.M2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34" style:apply-style-name="ConditionalStyle_5f_1" style:base-cell-address="'Example1  lnrf-mod1'.M2"/>
    </style:style>
    <style:style style:name="ce20" style:family="table-cell" style:parent-style-name="Default">
      <style:map style:condition="cell-content()&gt;=34" style:apply-style-name="ConditionalStyle_5f_1" style:base-cell-address="'Example1  lnrf-mod1'.M2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34" style:apply-style-name="ConditionalStyle_5f_1" style:base-cell-address="'Example2 lnrf-eps'.M2"/>
    </style:style>
    <style:style style:name="ce22" style:family="table-cell" style:parent-style-name="Default">
      <style:map style:condition="cell-content()&gt;34" style:apply-style-name="ConditionalStyle_5f_1" style:base-cell-address="'Example2 lnrf-eps'.M2"/>
    </style:style>
    <style:style style:name="ce2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SubGroup Options'.$A$2:.$A$100])" table:allow-empty-cell="true" table:display-list="unsorted" table:base-cell-address="Template.A2">
          <table:error-message table:message-type="stop" table:display="true"/>
        </table:content-validation>
        <table:content-validation table:name="val2" table:condition="of:cell-content-is-in-list([$'SubGroup Options'.$B$2:.$B$100])" table:allow-empty-cell="true" table:display-list="unsorted" table:base-cell-address="Template.B2">
          <table:error-message table:message-type="stop" table:display="true"/>
        </table:content-validation>
        <table:content-validation table:name="val3" table:condition="of:cell-content-is-in-list([$'SubGroup Options'.$C$2:.$C$200])" table:allow-empty-cell="true" table:display-list="unsorted" table:base-cell-address="Template.D2">
          <table:error-message table:message-type="stop" table:display="true"/>
        </table:content-validation>
        <table:content-validation table:name="val4" table:condition="of:cell-content-is-in-list([$'SubGroup Options'.$E$2:.$E$99])" table:allow-empty-cell="true" table:display-list="unsorted" table:base-cell-address="Template.K2">
          <table:error-message table:message-type="stop" table:display="true"/>
        </table:content-validation>
        <table:content-validation table:name="val5" table:condition="of:cell-content-is-in-list([$'SubGroup Options'.$A$2:.$A$100])" table:allow-empty-cell="true" table:display-list="unsorted" table:base-cell-address="'Example1  lnrf-mod1'.A2">
          <table:error-message table:message-type="stop" table:display="true"/>
        </table:content-validation>
        <table:content-validation table:name="val6" table:condition="of:cell-content-is-in-list([$'SubGroup Options'.$B$2:.$B$100])" table:allow-empty-cell="true" table:display-list="unsorted" table:base-cell-address="'Example1  lnrf-mod1'.B2">
          <table:error-message table:message-type="stop" table:display="true"/>
        </table:content-validation>
        <table:content-validation table:name="val7" table:condition="of:cell-content-is-in-list([$'SubGroup Options'.$C$2:.$C$200])" table:allow-empty-cell="true" table:display-list="unsorted" table:base-cell-address="'Example1  lnrf-mod1'.D2">
          <table:error-message table:message-type="stop" table:display="true"/>
        </table:content-validation>
        <table:content-validation table:name="val8" table:condition="of:cell-content-is-in-list([$'SubGroup Options'.$E$2:.$E$99])" table:allow-empty-cell="true" table:display-list="unsorted" table:base-cell-address="'Example1  lnrf-mod1'.K2">
          <table:error-message table:message-type="stop" table:display="true"/>
        </table:content-validation>
        <table:content-validation table:name="val9" table:condition="of:cell-content-is-in-list([$'SubGroup Options'.$A$2:.$A$100])" table:allow-empty-cell="true" table:display-list="unsorted" table:base-cell-address="'Example2 lnrf-eps'.A2">
          <table:error-message table:message-type="stop" table:display="true"/>
        </table:content-validation>
        <table:content-validation table:name="val10" table:condition="of:cell-content-is-in-list([$'SubGroup Options'.$B$2:.$B$100])" table:allow-empty-cell="true" table:display-list="unsorted" table:base-cell-address="'Example2 lnrf-eps'.B2">
          <table:error-message table:message-type="stop" table:display="true"/>
        </table:content-validation>
        <table:content-validation table:name="val11" table:condition="of:cell-content-is-in-list([$'SubGroup Options'.$C$2:.$C$200])" table:allow-empty-cell="true" table:display-list="unsorted" table:base-cell-address="'Example2 lnrf-eps'.D2">
          <table:error-message table:message-type="stop" table:display="true"/>
        </table:content-validation>
        <table:content-validation table:name="val12" table:condition="of:cell-content-is-in-list([$'SubGroup Options'.$E$2:.$E$99])" table:allow-empty-cell="true" table:display-list="unsorted" table:base-cell-address="'Example2 lnrf-eps'.K2">
          <table:error-message table:message-type="stop" table:display="true"/>
        </table:content-validation>
      </table:content-validations>
      <table:table table:name="How 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3" office:value-type="string" calcext:value-type="string">
            <text:p>Desc.</text:p>
          </table:table-cell>
          <table:table-cell table:style-name="ce5" office:value-type="string" calcext:value-type="string">
            <text:p>References</text:p>
          </table:table-cell>
          <table:table-cell table:style-name="ce5" table:number-columns-repeated="23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hange this file name to Common IOC Stats Name</text:p>
          </table:table-cell>
          <table:table-cell table:style-name="ce6" office:value-type="string" calcext:value-type="string">
            <text:p>$IOCNAME</text:p>
          </table:table-cell>
          <table:table-cell table:style-name="ce8" table:number-columns-repeated="23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pdate the SubGroup Options according to IOC DB files</text:p>
          </table:table-cell>
          <table:table-cell table:style-name="ce7" office:value-type="string" calcext:value-type="string">
            <text:p><text:a xlink:href="https://docs.google.com/spreadsheets/d/1n7EIc5JTIHwMrhqjTJ_68R1cSAXKVtKXzH9zcYrXvgM/edit#gid=1369231086" xlink:type="simple">PV naming Convention sheet at Google Drive</text:a></text:p>
          </table:table-cell>
          <table:table-cell table:style-name="ce7" office:value-type="string" calcext:value-type="string">
            <text:p><text:a xlink:href="https://pdmlink.lbl.gov/Windchill/app/#ptc1/tcomp/infoPage?oid=VR%3Awt.doc.WTDocument%3A1435438175" xlink:type="simple">AL-1476-7602, PV Naming Convention at ALS</text:a>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Update Template Tab according to IOC DB files, one can create multiple tabs if one wants. </text:p>
          </table:table-cell>
          <table:table-cell table:style-name="ce8" table:number-columns-repeated="24"/>
          <table:table-cell table:number-columns-repeated="998"/>
        </table:table-row>
        <table:table-row table:style-name="ro1" table:number-rows-repeated="995">
          <table:table-cell table:style-name="ce2"/>
          <table:table-cell table:style-name="ce4"/>
          <table:table-cell table:style-name="ce8" table:number-columns-repeated="24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12" table:default-cell-style-name="Default"/>
        <table:table-row table:style-name="ro1">
          <table:table-cell table:style-name="ce9" office:value-type="string" calcext:value-type="string">
            <text:p>System</text:p>
          </table:table-cell>
          <table:table-cell table:style-name="ce9" office:value-type="string" calcext:value-type="string">
            <text:p>SubSystem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Device ID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ubDevice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SignalName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SignalType</text:p>
          </table:table-cell>
          <table:table-cell table:style-name="ce9" office:value-type="string" calcext:value-type="string">
            <text:p>PV NAME</text:p>
          </table:table-cell>
          <table:table-cell table:style-name="ce9" office:value-type="string" calcext:value-type="string">
            <text:p>PV Length</text:p>
          </table:table-cell>
          <table:table-cell table:style-name="ce17" table:number-columns-repeated="6"/>
          <table:table-cell table:number-columns-repeated="1005"/>
        </table:table-row>
        <table:table-row table:style-name="ro1" table:number-rows-repeated="15">
          <table:table-cell table:style-name="ce10" table:content-validation-name="val1"/>
          <table:table-cell table:style-name="ce10" table:content-validation-name="val2"/>
          <table:table-cell/>
          <table:table-cell table:style-name="ce10" table:content-validation-name="val3"/>
          <table:table-cell table:number-columns-repeated="6"/>
          <table:table-cell table:style-name="ce10" table:content-validation-name="val4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11" table:content-validation-name="val1"/>
          <table:table-cell table:style-name="ce11" table:content-validation-name="val2"/>
          <table:table-cell table:style-name="ce11"/>
          <table:table-cell table:style-name="ce11" table:content-validation-name="val3"/>
          <table:table-cell table:style-name="ce12"/>
          <table:table-cell table:style-name="ce11"/>
          <table:table-cell/>
          <table:table-cell table:style-name="ce11" table:number-columns-repeated="3"/>
          <table:table-cell table:style-name="ce11" table:content-validation-name="val4"/>
          <table:table-cell table:style-name="ce14"/>
          <table:table-cell table:style-name="ce15"/>
          <table:table-cell table:style-name="ce11" table:number-columns-repeated="14"/>
          <table:table-cell table:number-columns-repeated="997"/>
        </table:table-row>
        <table:table-row table:style-name="ro1" table:number-rows-repeated="2">
          <table:table-cell table:style-name="ce10" table:content-validation-name="val1"/>
          <table:table-cell table:style-name="ce10" table:content-validation-name="val2"/>
          <table:table-cell/>
          <table:table-cell table:style-name="ce10" table:content-validation-name="val3"/>
          <table:table-cell table:number-columns-repeated="6"/>
          <table:table-cell table:style-name="ce10" table:content-validation-name="val4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11" table:content-validation-name="val1"/>
          <table:table-cell table:style-name="ce11" table:content-validation-name="val2"/>
          <table:table-cell table:style-name="ce11"/>
          <table:table-cell table:style-name="ce11" table:content-validation-name="val3"/>
          <table:table-cell table:style-name="ce12"/>
          <table:table-cell table:style-name="ce11" table:number-columns-repeated="5"/>
          <table:table-cell table:style-name="ce11" table:content-validation-name="val4"/>
          <table:table-cell table:style-name="ce14"/>
          <table:table-cell table:style-name="ce15"/>
          <table:table-cell table:style-name="ce11" table:number-columns-repeated="14"/>
          <table:table-cell table:number-columns-repeated="997"/>
        </table:table-row>
        <table:table-row table:style-name="ro1" table:number-rows-repeated="44">
          <table:table-cell table:style-name="ce10" table:content-validation-name="val1"/>
          <table:table-cell table:style-name="ce10" table:content-validation-name="val2"/>
          <table:table-cell/>
          <table:table-cell table:style-name="ce10" table:content-validation-name="val3"/>
          <table:table-cell table:number-columns-repeated="6"/>
          <table:table-cell table:style-name="ce10" table:content-validation-name="val4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11" table:content-validation-name="val1"/>
          <table:table-cell table:style-name="ce11" table:content-validation-name="val2"/>
          <table:table-cell table:style-name="ce11"/>
          <table:table-cell table:style-name="ce11" table:content-validation-name="val3"/>
          <table:table-cell table:style-name="ce12"/>
          <table:table-cell table:style-name="ce11" table:number-columns-repeated="5"/>
          <table:table-cell table:style-name="ce11" table:content-validation-name="val4"/>
          <table:table-cell table:style-name="ce14"/>
          <table:table-cell table:style-name="ce16"/>
          <table:table-cell table:style-name="ce11" table:number-columns-repeated="14"/>
          <table:table-cell table:number-columns-repeated="997"/>
        </table:table-row>
        <table:table-row table:style-name="ro1" table:number-rows-repeated="141">
          <table:table-cell table:style-name="ce10" table:content-validation-name="val1"/>
          <table:table-cell table:style-name="ce10" table:content-validation-name="val2"/>
          <table:table-cell/>
          <table:table-cell table:style-name="ce10" table:content-validation-name="val3"/>
          <table:table-cell table:number-columns-repeated="6"/>
          <table:table-cell table:style-name="ce10" table:content-validation-name="val4"/>
          <table:table-cell table:style-name="ce13"/>
          <table:table-cell table:style-name="ce15"/>
          <table:table-cell table:number-columns-repeated="1011"/>
        </table:table-row>
        <table:table-row table:style-name="ro1" table:number-rows-repeated="797">
          <table:table-cell table:number-columns-repeated="11"/>
          <table:table-cell table:style-name="ce13"/>
          <table:table-cell table:style-name="ce15"/>
          <table:table-cell table:number-columns-repeated="101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mplate.M2:Template.M1003">
            <calcext:condition calcext:apply-style-name="ConditionalStyle_1" calcext:value="&gt;=34" calcext:base-cell-address="Template.M2"/>
          </calcext:conditional-format>
        </calcext:conditional-formats>
      </table:table>
      <table:table table:name="Example1  lnrf-mod1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12" table:default-cell-style-name="Default"/>
        <table:table-row table:style-name="ro1">
          <table:table-cell table:style-name="ce9" office:value-type="string" calcext:value-type="string">
            <text:p>System</text:p>
          </table:table-cell>
          <table:table-cell table:style-name="ce9" office:value-type="string" calcext:value-type="string">
            <text:p>SubSystem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Device ID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ubDevice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SignalName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SignalType</text:p>
          </table:table-cell>
          <table:table-cell table:style-name="ce9" office:value-type="string" calcext:value-type="string">
            <text:p>PV NAME</text:p>
          </table:table-cell>
          <table:table-cell table:style-name="ce9" office:value-type="string" calcext:value-type="string">
            <text:p>PV Length</text:p>
          </table:table-cell>
          <table:table-cell table:style-name="ce17" table:number-columns-repeated="6"/>
          <table:table-cell table:number-columns-repeated="1005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State</text:p>
          </table:table-cell>
          <table:table-cell/>
          <table:table-cell table:style-name="ce10" table:content-validation-name="val8"/>
          <table:table-cell table:style-name="ce13" table:formula="of:=IF([.I2]&lt;&gt;&quot;&quot;;CONCATENATE([.A2];[.B2];[.C2];[.D2];[.E2];IF([.G2]&lt;&gt;&quot;&quot;;CONCATENATE([.F2];[.G2]);&quot;&quot;);[.H2];[.I2];[.J2];[.K2]);&quot;&quot;)" office:value-type="string" office:string-value="LNRF:MOD1:State" calcext:value-type="string">
            <text:p>LNRF:MOD1:State</text:p>
          </table:table-cell>
          <table:table-cell table:style-name="ce18" table:formula="of:=IF(LEN([.L2])=0;&quot;&quot;;LEN([.L2]))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State</text:p>
          </table:table-cell>
          <table:table-cell/>
          <table:table-cell table:style-name="ce11" table:content-validation-name="val8" office:value-type="string" calcext:value-type="string">
            <text:p>Cmd</text:p>
          </table:table-cell>
          <table:table-cell table:style-name="ce13" table:formula="of:=IF([.I3]&lt;&gt;&quot;&quot;;CONCATENATE([.A3];[.B3];[.C3];[.D3];[.E3];IF([.G3]&lt;&gt;&quot;&quot;;CONCATENATE([.F3];[.G3]);&quot;&quot;);[.H3];[.I3];[.J3];[.K3]);&quot;&quot;)" office:value-type="string" office:string-value="LNRF:MOD1:StateCmd" calcext:value-type="string">
            <text:p>LNRF:MOD1:StateCmd</text:p>
          </table:table-cell>
          <table:table-cell table:style-name="ce18" table:formula="of:=IF(LEN([.L3])=0;&quot;&quot;;LEN([.L3]))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State</text:p>
          </table:table-cell>
          <table:table-cell/>
          <table:table-cell table:style-name="ce11" table:content-validation-name="val8" office:value-type="string" calcext:value-type="string">
            <text:p>CmdRBV</text:p>
          </table:table-cell>
          <table:table-cell table:style-name="ce13" table:formula="of:=IF([.I4]&lt;&gt;&quot;&quot;;CONCATENATE([.A4];[.B4];[.C4];[.D4];[.E4];IF([.G4]&lt;&gt;&quot;&quot;;CONCATENATE([.F4];[.G4]);&quot;&quot;);[.H4];[.I4];[.J4];[.K4]);&quot;&quot;)" office:value-type="string" office:string-value="LNRF:MOD1:StateCmdRBV" calcext:value-type="string">
            <text:p>LNRF:MOD1:StateCmdRBV</text:p>
          </table:table-cell>
          <table:table-cell table:style-name="ce18" table:formula="of:=IF(LEN([.L4])=0;&quot;&quot;;LEN([.L4])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eset</text:p>
          </table:table-cell>
          <table:table-cell/>
          <table:table-cell table:style-name="ce11" table:content-validation-name="val8" office:value-type="string" calcext:value-type="string">
            <text:p>Cmd</text:p>
          </table:table-cell>
          <table:table-cell table:style-name="ce13" table:formula="of:=IF([.I5]&lt;&gt;&quot;&quot;;CONCATENATE([.A5];[.B5];[.C5];[.D5];[.E5];IF([.G5]&lt;&gt;&quot;&quot;;CONCATENATE([.F5];[.G5]);&quot;&quot;);[.H5];[.I5];[.J5];[.K5]);&quot;&quot;)" office:value-type="string" office:string-value="LNRF:MOD1:ResetCmd" calcext:value-type="string">
            <text:p>LNRF:MOD1:ResetCmd</text:p>
          </table:table-cell>
          <table:table-cell table:style-name="ce18" table:formula="of:=IF(LEN([.L5])=0;&quot;&quot;;LEN([.L5]))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StandByStateIntlk</text:p>
          </table:table-cell>
          <table:table-cell/>
          <table:table-cell table:style-name="ce10" table:content-validation-name="val8"/>
          <table:table-cell table:style-name="ce13" table:formula="of:=IF([.I6]&lt;&gt;&quot;&quot;;CONCATENATE([.A6];[.B6];[.C6];[.D6];[.E6];IF([.G6]&lt;&gt;&quot;&quot;;CONCATENATE([.F6];[.G6]);&quot;&quot;);[.H6];[.I6];[.J6];[.K6]);&quot;&quot;)" office:value-type="string" office:string-value="LNRF:MOD1:StandByStateIntlk" calcext:value-type="string">
            <text:p>LNRF:MOD1:StandByStateIntlk</text:p>
          </table:table-cell>
          <table:table-cell table:style-name="ce18" table:formula="of:=IF(LEN([.L6])=0;&quot;&quot;;LEN([.L6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HVStateIntlk</text:p>
          </table:table-cell>
          <table:table-cell/>
          <table:table-cell table:style-name="ce10" table:content-validation-name="val8"/>
          <table:table-cell table:style-name="ce13" table:formula="of:=IF([.I7]&lt;&gt;&quot;&quot;;CONCATENATE([.A7];[.B7];[.C7];[.D7];[.E7];IF([.G7]&lt;&gt;&quot;&quot;;CONCATENATE([.F7];[.G7]);&quot;&quot;);[.H7];[.I7];[.J7];[.K7]);&quot;&quot;)" office:value-type="string" office:string-value="LNRF:MOD1:HVStateIntlk" calcext:value-type="string">
            <text:p>LNRF:MOD1:HVStateIntlk</text:p>
          </table:table-cell>
          <table:table-cell table:style-name="ce18" table:formula="of:=IF(LEN([.L7])=0;&quot;&quot;;LEN([.L7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TrigStateIntlk</text:p>
          </table:table-cell>
          <table:table-cell/>
          <table:table-cell table:style-name="ce10" table:content-validation-name="val8"/>
          <table:table-cell table:style-name="ce13" table:formula="of:=IF([.I8]&lt;&gt;&quot;&quot;;CONCATENATE([.A8];[.B8];[.C8];[.D8];[.E8];IF([.G8]&lt;&gt;&quot;&quot;;CONCATENATE([.F8];[.G8]);&quot;&quot;);[.H8];[.I8];[.J8];[.K8]);&quot;&quot;)" office:value-type="string" office:string-value="LNRF:MOD1:TrigStateIntlk" calcext:value-type="string">
            <text:p>LNRF:MOD1:TrigStateIntlk</text:p>
          </table:table-cell>
          <table:table-cell table:style-name="ce18" table:formula="of:=IF(LEN([.L8])=0;&quot;&quot;;LEN([.L8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WarningExists</text:p>
          </table:table-cell>
          <table:table-cell/>
          <table:table-cell table:style-name="ce10" table:content-validation-name="val8"/>
          <table:table-cell table:style-name="ce13" table:formula="of:=IF([.I9]&lt;&gt;&quot;&quot;;CONCATENATE([.A9];[.B9];[.C9];[.D9];[.E9];IF([.G9]&lt;&gt;&quot;&quot;;CONCATENATE([.F9];[.G9]);&quot;&quot;);[.H9];[.I9];[.J9];[.K9]);&quot;&quot;)" office:value-type="string" office:string-value="LNRF:MOD1:WarningExists" calcext:value-type="string">
            <text:p>LNRF:MOD1:WarningExists</text:p>
          </table:table-cell>
          <table:table-cell table:style-name="ce18" table:formula="of:=IF(LEN([.L9])=0;&quot;&quot;;LEN([.L9]))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OutsideLimitsIntlk</text:p>
          </table:table-cell>
          <table:table-cell/>
          <table:table-cell table:style-name="ce10" table:content-validation-name="val8"/>
          <table:table-cell table:style-name="ce13" table:formula="of:=IF([.I10]&lt;&gt;&quot;&quot;;CONCATENATE([.A10];[.B10];[.C10];[.D10];[.E10];IF([.G10]&lt;&gt;&quot;&quot;;CONCATENATE([.F10];[.G10]);&quot;&quot;);[.H10];[.I10];[.J10];[.K10]);&quot;&quot;)" office:value-type="string" office:string-value="LNRF:MOD1:OutsideLimitsIntlk" calcext:value-type="string">
            <text:p>LNRF:MOD1:OutsideLimitsIntlk</text:p>
          </table:table-cell>
          <table:table-cell table:style-name="ce18" table:formula="of:=IF(LEN([.L10])=0;&quot;&quot;;LEN([.L10]))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rrorExists</text:p>
          </table:table-cell>
          <table:table-cell/>
          <table:table-cell table:style-name="ce10" table:content-validation-name="val8"/>
          <table:table-cell table:style-name="ce13" table:formula="of:=IF([.I11]&lt;&gt;&quot;&quot;;CONCATENATE([.A11];[.B11];[.C11];[.D11];[.E11];IF([.G11]&lt;&gt;&quot;&quot;;CONCATENATE([.F11];[.G11]);&quot;&quot;);[.H11];[.I11];[.J11];[.K11]);&quot;&quot;)" office:value-type="string" office:string-value="LNRF:MOD1:ErrorExists" calcext:value-type="string">
            <text:p>LNRF:MOD1:ErrorExists</text:p>
          </table:table-cell>
          <table:table-cell table:style-name="ce18" table:formula="of:=IF(LEN([.L11])=0;&quot;&quot;;LEN([.L11])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AccessLevel</text:p>
          </table:table-cell>
          <table:table-cell/>
          <table:table-cell table:style-name="ce10" table:content-validation-name="val8"/>
          <table:table-cell table:style-name="ce13" table:formula="of:=IF([.I12]&lt;&gt;&quot;&quot;;CONCATENATE([.A12];[.B12];[.C12];[.D12];[.E12];IF([.G12]&lt;&gt;&quot;&quot;;CONCATENATE([.F12];[.G12]);&quot;&quot;);[.H12];[.I12];[.J12];[.K12]);&quot;&quot;)" office:value-type="string" office:string-value="LNRF:MOD1:AccessLevel" calcext:value-type="string">
            <text:p>LNRF:MOD1:AccessLevel</text:p>
          </table:table-cell>
          <table:table-cell table:style-name="ce18" table:formula="of:=IF(LEN([.L12])=0;&quot;&quot;;LEN([.L12])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ModbusProtocolID</text:p>
          </table:table-cell>
          <table:table-cell/>
          <table:table-cell table:style-name="ce10" table:content-validation-name="val8"/>
          <table:table-cell table:style-name="ce13" table:formula="of:=IF([.I13]&lt;&gt;&quot;&quot;;CONCATENATE([.A13];[.B13];[.C13];[.D13];[.E13];IF([.G13]&lt;&gt;&quot;&quot;;CONCATENATE([.F13];[.G13]);&quot;&quot;);[.H13];[.I13];[.J13];[.K13]);&quot;&quot;)" office:value-type="string" office:string-value="LNRF:MOD1:ModbusProtocolID" calcext:value-type="string">
            <text:p>LNRF:MOD1:ModbusProtocolID</text:p>
          </table:table-cell>
          <table:table-cell table:style-name="ce18" table:formula="of:=IF(LEN([.L13])=0;&quot;&quot;;LEN([.L13])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ModbusProtocolRevision</text:p>
          </table:table-cell>
          <table:table-cell/>
          <table:table-cell table:style-name="ce10" table:content-validation-name="val8"/>
          <table:table-cell table:style-name="ce13" table:formula="of:=IF([.I14]&lt;&gt;&quot;&quot;;CONCATENATE([.A14];[.B14];[.C14];[.D14];[.E14];IF([.G14]&lt;&gt;&quot;&quot;;CONCATENATE([.F14];[.G14]);&quot;&quot;);[.H14];[.I14];[.J14];[.K14]);&quot;&quot;)" office:value-type="string" office:string-value="LNRF:MOD1:ModbusProtocolRevision" calcext:value-type="string">
            <text:p>LNRF:MOD1:ModbusProtocolRevision</text:p>
          </table:table-cell>
          <table:table-cell table:style-name="ce18" table:formula="of:=IF(LEN([.L14])=0;&quot;&quot;;LEN([.L14]))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FIL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WarmupTime</text:p>
          </table:table-cell>
          <table:table-cell/>
          <table:table-cell table:style-name="ce10" table:content-validation-name="val8"/>
          <table:table-cell table:style-name="ce13" table:formula="of:=IF([.I15]&lt;&gt;&quot;&quot;;CONCATENATE([.A15];[.B15];[.C15];[.D15];[.E15];IF([.G15]&lt;&gt;&quot;&quot;;CONCATENATE([.F15];[.G15]);&quot;&quot;);[.H15];[.I15];[.J15];[.K15]);&quot;&quot;)" office:value-type="string" office:string-value="LNRF:KLY1-FIL:WarmupTime" calcext:value-type="string">
            <text:p>LNRF:KLY1-FIL:WarmupTime</text:p>
          </table:table-cell>
          <table:table-cell table:style-name="ce18" table:formula="of:=IF(LEN([.L15])=0;&quot;&quot;;LEN([.L15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PulseRepetitionFreq</text:p>
          </table:table-cell>
          <table:table-cell/>
          <table:table-cell table:style-name="ce10" table:content-validation-name="val8"/>
          <table:table-cell table:style-name="ce13" table:formula="of:=IF([.I16]&lt;&gt;&quot;&quot;;CONCATENATE([.A16];[.B16];[.C16];[.D16];[.E16];IF([.G16]&lt;&gt;&quot;&quot;;CONCATENATE([.F16];[.G16]);&quot;&quot;);[.H16];[.I16];[.J16];[.K16]);&quot;&quot;)" office:value-type="string" office:string-value="LNRF:MOD1:PulseRepetitionFreq" calcext:value-type="string">
            <text:p>LNRF:MOD1:PulseRepetitionFreq</text:p>
          </table:table-cell>
          <table:table-cell table:style-name="ce18" table:formula="of:=IF(LEN([.L16])=0;&quot;&quot;;LEN([.L16])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Voltage</text:p>
          </table:table-cell>
          <table:table-cell table:style-name="ce11"/>
          <table:table-cell table:style-name="ce11" table:content-validation-name="val8"/>
          <table:table-cell table:style-name="ce14" table:formula="of:=IF([.I17]&lt;&gt;&quot;&quot;;CONCATENATE([.A17];[.B17];[.C17];[.D17];[.E17];IF([.G17]&lt;&gt;&quot;&quot;;CONCATENATE([.F17];[.G17]);&quot;&quot;);[.H17];[.I17];[.J17];[.K17]);&quot;&quot;)" office:value-type="string" office:string-value="LNRF:MOD1-CCPS:Voltage" calcext:value-type="string">
            <text:p>LNRF:MOD1-CCPS:Voltage</text:p>
          </table:table-cell>
          <table:table-cell table:style-name="ce18" table:formula="of:=IF(LEN([.L17])=0;&quot;&quot;;LEN([.L17]))" office:value-type="float" office:value="22" calcext:value-type="float">
            <text:p>22</text:p>
          </table:table-cell>
          <table:table-cell table:style-name="ce11" table:number-columns-repeated="14"/>
          <table:table-cell table:number-columns-repeated="997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Voltage</text:p>
          </table:table-cell>
          <table:table-cell/>
          <table:table-cell table:style-name="ce11" table:content-validation-name="val8" office:value-type="string" calcext:value-type="string">
            <text:p>SP</text:p>
          </table:table-cell>
          <table:table-cell table:style-name="ce13" table:formula="of:=IF([.I18]&lt;&gt;&quot;&quot;;CONCATENATE([.A18];[.B18];[.C18];[.D18];[.E18];IF([.G18]&lt;&gt;&quot;&quot;;CONCATENATE([.F18];[.G18]);&quot;&quot;);[.H18];[.I18];[.J18];[.K18]);&quot;&quot;)" office:value-type="string" office:string-value="LNRF:MOD1-CCPS:VoltageSP" calcext:value-type="string">
            <text:p>LNRF:MOD1-CCPS:VoltageSP</text:p>
          </table:table-cell>
          <table:table-cell table:style-name="ce18" table:formula="of:=IF(LEN([.L18])=0;&quot;&quot;;LEN([.L18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Voltage</text:p>
          </table:table-cell>
          <table:table-cell/>
          <table:table-cell table:style-name="ce11" table:content-validation-name="val8" office:value-type="string" calcext:value-type="string">
            <text:p>SPRBV</text:p>
          </table:table-cell>
          <table:table-cell table:style-name="ce13" table:formula="of:=IF([.I19]&lt;&gt;&quot;&quot;;CONCATENATE([.A19];[.B19];[.C19];[.D19];[.E19];IF([.G19]&lt;&gt;&quot;&quot;;CONCATENATE([.F19];[.G19]);&quot;&quot;);[.H19];[.I19];[.J19];[.K19]);&quot;&quot;)" office:value-type="string" office:string-value="LNRF:MOD1-CCPS:VoltageSPRBV" calcext:value-type="string">
            <text:p>LNRF:MOD1-CCPS:VoltageSPRBV</text:p>
          </table:table-cell>
          <table:table-cell table:style-name="ce18" table:formula="of:=IF(LEN([.L19])=0;&quot;&quot;;LEN([.L19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PulseWidth</text:p>
          </table:table-cell>
          <table:table-cell table:style-name="ce11"/>
          <table:table-cell table:style-name="ce11" table:content-validation-name="val8"/>
          <table:table-cell table:style-name="ce14" table:formula="of:=IF([.I20]&lt;&gt;&quot;&quot;;CONCATENATE([.A20];[.B20];[.C20];[.D20];[.E20];IF([.G20]&lt;&gt;&quot;&quot;;CONCATENATE([.F20];[.G20]);&quot;&quot;);[.H20];[.I20];[.J20];[.K20]);&quot;&quot;)" office:value-type="string" office:string-value="LNRF:MOD1:PulseWidth" calcext:value-type="string">
            <text:p>LNRF:MOD1:PulseWidth</text:p>
          </table:table-cell>
          <table:table-cell table:style-name="ce18" table:formula="of:=IF(LEN([.L20])=0;&quot;&quot;;LEN([.L20]))" office:value-type="float" office:value="20" calcext:value-type="float">
            <text:p>20</text:p>
          </table:table-cell>
          <table:table-cell table:style-name="ce11" table:number-columns-repeated="14"/>
          <table:table-cell table:number-columns-repeated="997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PulseWidth</text:p>
          </table:table-cell>
          <table:table-cell/>
          <table:table-cell table:style-name="ce11" table:content-validation-name="val8" office:value-type="string" calcext:value-type="string">
            <text:p>SPRBV</text:p>
          </table:table-cell>
          <table:table-cell table:style-name="ce13" table:formula="of:=IF([.I21]&lt;&gt;&quot;&quot;;CONCATENATE([.A21];[.B21];[.C21];[.D21];[.E21];IF([.G21]&lt;&gt;&quot;&quot;;CONCATENATE([.F21];[.G21]);&quot;&quot;);[.H21];[.I21];[.J21];[.K21]);&quot;&quot;)" office:value-type="string" office:string-value="LNRF:MOD1:PulseWidthSPRBV" calcext:value-type="string">
            <text:p>LNRF:MOD1:PulseWidthSPRBV</text:p>
          </table:table-cell>
          <table:table-cell table:style-name="ce18" table:formula="of:=IF(LEN([.L21])=0;&quot;&quot;;LEN([.L21]))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PulseRepFreq</text:p>
          </table:table-cell>
          <table:table-cell/>
          <table:table-cell table:style-name="ce11" table:content-validation-name="val8" office:value-type="string" calcext:value-type="string">
            <text:p>SPRBV</text:p>
          </table:table-cell>
          <table:table-cell table:style-name="ce13" table:formula="of:=IF([.I22]&lt;&gt;&quot;&quot;;CONCATENATE([.A22];[.B22];[.C22];[.D22];[.E22];IF([.G22]&lt;&gt;&quot;&quot;;CONCATENATE([.F22];[.G22]);&quot;&quot;);[.H22];[.I22];[.J22];[.K22]);&quot;&quot;)" office:value-type="string" office:string-value="LNRF:MOD1:PulseRepFreqSPRBV" calcext:value-type="string">
            <text:p>LNRF:MOD1:PulseRepFreqSPRBV</text:p>
          </table:table-cell>
          <table:table-cell table:style-name="ce18" table:formula="of:=IF(LEN([.L22])=0;&quot;&quot;;LEN([.L22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MainIntlk</text:p>
          </table:table-cell>
          <table:table-cell/>
          <table:table-cell table:style-name="ce10" table:content-validation-name="val8"/>
          <table:table-cell table:style-name="ce13" table:formula="of:=IF([.I23]&lt;&gt;&quot;&quot;;CONCATENATE([.A23];[.B23];[.C23];[.D23];[.E23];IF([.G23]&lt;&gt;&quot;&quot;;CONCATENATE([.F23];[.G23]);&quot;&quot;);[.H23];[.I23];[.J23];[.K23]);&quot;&quot;)" office:value-type="string" office:string-value="LNRF:MOD1-CCPS:MainIntlk" calcext:value-type="string">
            <text:p>LNRF:MOD1-CCPS:MainIntlk</text:p>
          </table:table-cell>
          <table:table-cell table:style-name="ce18" table:formula="of:=IF(LEN([.L23])=0;&quot;&quot;;LEN([.L23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PwnPulseCountIntlk</text:p>
          </table:table-cell>
          <table:table-cell/>
          <table:table-cell table:style-name="ce10" table:content-validation-name="val8"/>
          <table:table-cell table:style-name="ce13" table:formula="of:=IF([.I24]&lt;&gt;&quot;&quot;;CONCATENATE([.A24];[.B24];[.C24];[.D24];[.E24];IF([.G24]&lt;&gt;&quot;&quot;;CONCATENATE([.F24];[.G24]);&quot;&quot;);[.H24];[.I24];[.J24];[.K24]);&quot;&quot;)" office:value-type="string" office:string-value="LNRF:MOD1-CCPS:PwnPulseCountIntlk" calcext:value-type="string">
            <text:p>LNRF:MOD1-CCPS:PwnPulseCountIntlk</text:p>
          </table:table-cell>
          <table:table-cell table:style-name="ce18" table:formula="of:=IF(LEN([.L24])=0;&quot;&quot;;LEN([.L24]))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ISAQComIntlk</text:p>
          </table:table-cell>
          <table:table-cell/>
          <table:table-cell table:style-name="ce10" table:content-validation-name="val8"/>
          <table:table-cell table:style-name="ce13" table:formula="of:=IF([.I25]&lt;&gt;&quot;&quot;;CONCATENATE([.A25];[.B25];[.C25];[.D25];[.E25];IF([.G25]&lt;&gt;&quot;&quot;;CONCATENATE([.F25];[.G25]);&quot;&quot;);[.H25];[.I25];[.J25];[.K25]);&quot;&quot;)" office:value-type="string" office:string-value="LNRF:MOD1-CCPS:ISAQComIntlk" calcext:value-type="string">
            <text:p>LNRF:MOD1-CCPS:ISAQComIntlk</text:p>
          </table:table-cell>
          <table:table-cell table:style-name="ce18" table:formula="of:=IF(LEN([.L25])=0;&quot;&quot;;LEN([.L25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SoftStartIntlk</text:p>
          </table:table-cell>
          <table:table-cell/>
          <table:table-cell table:style-name="ce10" table:content-validation-name="val8"/>
          <table:table-cell table:style-name="ce13" table:formula="of:=IF([.I26]&lt;&gt;&quot;&quot;;CONCATENATE([.A26];[.B26];[.C26];[.D26];[.E26];IF([.G26]&lt;&gt;&quot;&quot;;CONCATENATE([.F26];[.G26]);&quot;&quot;);[.H26];[.I26];[.J26];[.K26]);&quot;&quot;)" office:value-type="string" office:string-value="LNRF:MOD1-CCPS:SoftStartIntlk" calcext:value-type="string">
            <text:p>LNRF:MOD1-CCPS:SoftStartIntlk</text:p>
          </table:table-cell>
          <table:table-cell table:style-name="ce18" table:formula="of:=IF(LEN([.L26])=0;&quot;&quot;;LEN([.L26])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IGBTIntlk</text:p>
          </table:table-cell>
          <table:table-cell/>
          <table:table-cell table:style-name="ce10" table:content-validation-name="val8"/>
          <table:table-cell table:style-name="ce13" table:formula="of:=IF([.I27]&lt;&gt;&quot;&quot;;CONCATENATE([.A27];[.B27];[.C27];[.D27];[.E27];IF([.G27]&lt;&gt;&quot;&quot;;CONCATENATE([.F27];[.G27]);&quot;&quot;);[.H27];[.I27];[.J27];[.K27]);&quot;&quot;)" office:value-type="string" office:string-value="LNRF:MOD1-CCPS:IGBTIntlk" calcext:value-type="string">
            <text:p>LNRF:MOD1-CCPS:IGBTIntlk</text:p>
          </table:table-cell>
          <table:table-cell table:style-name="ce18" table:formula="of:=IF(LEN([.L27])=0;&quot;&quot;;LEN([.L27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PhaseLossIntlk</text:p>
          </table:table-cell>
          <table:table-cell/>
          <table:table-cell table:style-name="ce10" table:content-validation-name="val8"/>
          <table:table-cell table:style-name="ce13" table:formula="of:=IF([.I28]&lt;&gt;&quot;&quot;;CONCATENATE([.A28];[.B28];[.C28];[.D28];[.E28];IF([.G28]&lt;&gt;&quot;&quot;;CONCATENATE([.F28];[.G28]);&quot;&quot;);[.H28];[.I28];[.J28];[.K28]);&quot;&quot;)" office:value-type="string" office:string-value="LNRF:MOD1-CCPS:PhaseLossIntlk" calcext:value-type="string">
            <text:p>LNRF:MOD1-CCPS:PhaseLossIntlk</text:p>
          </table:table-cell>
          <table:table-cell table:style-name="ce18" table:formula="of:=IF(LEN([.L28])=0;&quot;&quot;;LEN([.L28])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TransformTempIntlk</text:p>
          </table:table-cell>
          <table:table-cell/>
          <table:table-cell table:style-name="ce10" table:content-validation-name="val8"/>
          <table:table-cell table:style-name="ce13" table:formula="of:=IF([.I29]&lt;&gt;&quot;&quot;;CONCATENATE([.A29];[.B29];[.C29];[.D29];[.E29];IF([.G29]&lt;&gt;&quot;&quot;;CONCATENATE([.F29];[.G29]);&quot;&quot;);[.H29];[.I29];[.J29];[.K29]);&quot;&quot;)" office:value-type="string" office:string-value="LNRF:MOD1-CCPS:TransformTempIntlk" calcext:value-type="string">
            <text:p>LNRF:MOD1-CCPS:TransformTempIntlk</text:p>
          </table:table-cell>
          <table:table-cell table:style-name="ce18" table:formula="of:=IF(LEN([.L29])=0;&quot;&quot;;LEN([.L29]))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ectifierTempIntlk</text:p>
          </table:table-cell>
          <table:table-cell/>
          <table:table-cell table:style-name="ce10" table:content-validation-name="val8"/>
          <table:table-cell table:style-name="ce13" table:formula="of:=IF([.I30]&lt;&gt;&quot;&quot;;CONCATENATE([.A30];[.B30];[.C30];[.D30];[.E30];IF([.G30]&lt;&gt;&quot;&quot;;CONCATENATE([.F30];[.G30]);&quot;&quot;);[.H30];[.I30];[.J30];[.K30]);&quot;&quot;)" office:value-type="string" office:string-value="LNRF:MOD1-CCPS:RectifierTempIntlk" calcext:value-type="string">
            <text:p>LNRF:MOD1-CCPS:RectifierTempIntlk</text:p>
          </table:table-cell>
          <table:table-cell table:style-name="ce18" table:formula="of:=IF(LEN([.L30])=0;&quot;&quot;;LEN([.L30]))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IGBTTempIntlk</text:p>
          </table:table-cell>
          <table:table-cell/>
          <table:table-cell table:style-name="ce10" table:content-validation-name="val8"/>
          <table:table-cell table:style-name="ce13" table:formula="of:=IF([.I31]&lt;&gt;&quot;&quot;;CONCATENATE([.A31];[.B31];[.C31];[.D31];[.E31];IF([.G31]&lt;&gt;&quot;&quot;;CONCATENATE([.F31];[.G31]);&quot;&quot;);[.H31];[.I31];[.J31];[.K31]);&quot;&quot;)" office:value-type="string" office:string-value="LNRF:MOD1-CCPS:IGBTTempIntlk" calcext:value-type="string">
            <text:p>LNRF:MOD1-CCPS:IGBTTempIntlk</text:p>
          </table:table-cell>
          <table:table-cell table:style-name="ce18" table:formula="of:=IF(LEN([.L31])=0;&quot;&quot;;LEN([.L31]))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OverVoltageIntlk</text:p>
          </table:table-cell>
          <table:table-cell/>
          <table:table-cell table:style-name="ce10" table:content-validation-name="val8"/>
          <table:table-cell table:style-name="ce13" table:formula="of:=IF([.I32]&lt;&gt;&quot;&quot;;CONCATENATE([.A32];[.B32];[.C32];[.D32];[.E32];IF([.G32]&lt;&gt;&quot;&quot;;CONCATENATE([.F32];[.G32]);&quot;&quot;);[.H32];[.I32];[.J32];[.K32]);&quot;&quot;)" office:value-type="string" office:string-value="LNRF:MOD1-CCPS:OverVoltageIntlk" calcext:value-type="string">
            <text:p>LNRF:MOD1-CCPS:OverVoltageIntlk</text:p>
          </table:table-cell>
          <table:table-cell table:style-name="ce18" table:formula="of:=IF(LEN([.L32])=0;&quot;&quot;;LEN([.L32]))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OverCurrentIntlk</text:p>
          </table:table-cell>
          <table:table-cell/>
          <table:table-cell table:style-name="ce10" table:content-validation-name="val8"/>
          <table:table-cell table:style-name="ce13" table:formula="of:=IF([.I33]&lt;&gt;&quot;&quot;;CONCATENATE([.A33];[.B33];[.C33];[.D33];[.E33];IF([.G33]&lt;&gt;&quot;&quot;;CONCATENATE([.F33];[.G33]);&quot;&quot;);[.H33];[.I33];[.J33];[.K33]);&quot;&quot;)" office:value-type="string" office:string-value="LNRF:MOD1-CCPS:OverCurrentIntlk" calcext:value-type="string">
            <text:p>LNRF:MOD1-CCPS:OverCurrentIntlk</text:p>
          </table:table-cell>
          <table:table-cell table:style-name="ce18" table:formula="of:=IF(LEN([.L33])=0;&quot;&quot;;LEN([.L33]))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FiberTimeoutIntlk</text:p>
          </table:table-cell>
          <table:table-cell/>
          <table:table-cell table:style-name="ce10" table:content-validation-name="val8"/>
          <table:table-cell table:style-name="ce13" table:formula="of:=IF([.I34]&lt;&gt;&quot;&quot;;CONCATENATE([.A34];[.B34];[.C34];[.D34];[.E34];IF([.G34]&lt;&gt;&quot;&quot;;CONCATENATE([.F34];[.G34]);&quot;&quot;);[.H34];[.I34];[.J34];[.K34]);&quot;&quot;)" office:value-type="string" office:string-value="LNRF:MOD1-CCPS:FiberTimeoutIntlk" calcext:value-type="string">
            <text:p>LNRF:MOD1-CCPS:FiberTimeoutIntlk</text:p>
          </table:table-cell>
          <table:table-cell table:style-name="ce18" table:formula="of:=IF(LEN([.L34])=0;&quot;&quot;;LEN([.L34]))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FIL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0" table:content-validation-name="val8"/>
          <table:table-cell table:style-name="ce13" table:formula="of:=IF([.I35]&lt;&gt;&quot;&quot;;CONCATENATE([.A35];[.B35];[.C35];[.D35];[.E35];IF([.G35]&lt;&gt;&quot;&quot;;CONCATENATE([.F35];[.G35]);&quot;&quot;);[.H35];[.I35];[.J35];[.K35]);&quot;&quot;)" office:value-type="string" office:string-value="LNRF:KLY1-FIL:Current" calcext:value-type="string">
            <text:p>LNRF:KLY1-FIL:Current</text:p>
          </table:table-cell>
          <table:table-cell table:style-name="ce18" table:formula="of:=IF(LEN([.L35])=0;&quot;&quot;;LEN([.L35])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FIL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1" table:content-validation-name="val8" office:value-type="string" calcext:value-type="string">
            <text:p>SP</text:p>
          </table:table-cell>
          <table:table-cell table:style-name="ce13" table:formula="of:=IF([.I36]&lt;&gt;&quot;&quot;;CONCATENATE([.A36];[.B36];[.C36];[.D36];[.E36];IF([.G36]&lt;&gt;&quot;&quot;;CONCATENATE([.F36];[.G36]);&quot;&quot;);[.H36];[.I36];[.J36];[.K36]);&quot;&quot;)" office:value-type="string" office:string-value="LNRF:KLY1-FIL:CurrentSP" calcext:value-type="string">
            <text:p>LNRF:KLY1-FIL:CurrentSP</text:p>
          </table:table-cell>
          <table:table-cell table:style-name="ce18" table:formula="of:=IF(LEN([.L36])=0;&quot;&quot;;LEN([.L36]))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FIL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1" table:content-validation-name="val8" office:value-type="string" calcext:value-type="string">
            <text:p>SPRBV</text:p>
          </table:table-cell>
          <table:table-cell table:style-name="ce13" table:formula="of:=IF([.I37]&lt;&gt;&quot;&quot;;CONCATENATE([.A37];[.B37];[.C37];[.D37];[.E37];IF([.G37]&lt;&gt;&quot;&quot;;CONCATENATE([.F37];[.G37]);&quot;&quot;);[.H37];[.I37];[.J37];[.K37]);&quot;&quot;)" office:value-type="string" office:string-value="LNRF:KLY1-FIL:CurrentSPRBV" calcext:value-type="string">
            <text:p>LNRF:KLY1-FIL:CurrentSPRBV</text:p>
          </table:table-cell>
          <table:table-cell table:style-name="ce18" table:formula="of:=IF(LEN([.L37])=0;&quot;&quot;;LEN([.L37])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FIL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Voltage</text:p>
          </table:table-cell>
          <table:table-cell/>
          <table:table-cell table:style-name="ce10" table:content-validation-name="val8"/>
          <table:table-cell table:style-name="ce13" table:formula="of:=IF([.I38]&lt;&gt;&quot;&quot;;CONCATENATE([.A38];[.B38];[.C38];[.D38];[.E38];IF([.G38]&lt;&gt;&quot;&quot;;CONCATENATE([.F38];[.G38]);&quot;&quot;);[.H38];[.I38];[.J38];[.K38]);&quot;&quot;)" office:value-type="string" office:string-value="LNRF:KLY1-FIL:Voltage" calcext:value-type="string">
            <text:p>LNRF:KLY1-FIL:Voltage</text:p>
          </table:table-cell>
          <table:table-cell table:style-name="ce18" table:formula="of:=IF(LEN([.L38])=0;&quot;&quot;;LEN([.L38])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IP1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0" table:content-validation-name="val8"/>
          <table:table-cell table:style-name="ce13" table:formula="of:=IF([.I39]&lt;&gt;&quot;&quot;;CONCATENATE([.A39];[.B39];[.C39];[.D39];[.E39];IF([.G39]&lt;&gt;&quot;&quot;;CONCATENATE([.F39];[.G39]);&quot;&quot;);[.H39];[.I39];[.J39];[.K39]);&quot;&quot;)" office:value-type="string" office:string-value="LNRF:KLY1-IP1:Current" calcext:value-type="string">
            <text:p>LNRF:KLY1-IP1:Current</text:p>
          </table:table-cell>
          <table:table-cell table:style-name="ce18" table:formula="of:=IF(LEN([.L39])=0;&quot;&quot;;LEN([.L39])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IP1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Voltage</text:p>
          </table:table-cell>
          <table:table-cell/>
          <table:table-cell table:style-name="ce10" table:content-validation-name="val8"/>
          <table:table-cell table:style-name="ce13" table:formula="of:=IF([.I40]&lt;&gt;&quot;&quot;;CONCATENATE([.A40];[.B40];[.C40];[.D40];[.E40];IF([.G40]&lt;&gt;&quot;&quot;;CONCATENATE([.F40];[.G40]);&quot;&quot;);[.H40];[.I40];[.J40];[.K40]);&quot;&quot;)" office:value-type="string" office:string-value="LNRF:KLY1-IP1:Voltage" calcext:value-type="string">
            <text:p>LNRF:KLY1-IP1:Voltage</text:p>
          </table:table-cell>
          <table:table-cell table:style-name="ce18" table:formula="of:=IF(LEN([.L40])=0;&quot;&quot;;LEN([.L40])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1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0" table:content-validation-name="val8"/>
          <table:table-cell table:style-name="ce13" table:formula="of:=IF([.I41]&lt;&gt;&quot;&quot;;CONCATENATE([.A41];[.B41];[.C41];[.D41];[.E41];IF([.G41]&lt;&gt;&quot;&quot;;CONCATENATE([.F41];[.G41]);&quot;&quot;);[.H41];[.I41];[.J41];[.K41]);&quot;&quot;)" office:value-type="string" office:string-value="LNRF:KLY1-SOL1:Current" calcext:value-type="string">
            <text:p>LNRF:KLY1-SOL1:Current</text:p>
          </table:table-cell>
          <table:table-cell table:style-name="ce18" table:formula="of:=IF(LEN([.L41])=0;&quot;&quot;;LEN([.L41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1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1" table:content-validation-name="val8" office:value-type="string" calcext:value-type="string">
            <text:p>SPRBV</text:p>
          </table:table-cell>
          <table:table-cell table:style-name="ce13" table:formula="of:=IF([.I42]&lt;&gt;&quot;&quot;;CONCATENATE([.A42];[.B42];[.C42];[.D42];[.E42];IF([.G42]&lt;&gt;&quot;&quot;;CONCATENATE([.F42];[.G42]);&quot;&quot;);[.H42];[.I42];[.J42];[.K42]);&quot;&quot;)" office:value-type="string" office:string-value="LNRF:KLY1-SOL1:CurrentSPRBV" calcext:value-type="string">
            <text:p>LNRF:KLY1-SOL1:CurrentSPRBV</text:p>
          </table:table-cell>
          <table:table-cell table:style-name="ce18" table:formula="of:=IF(LEN([.L42])=0;&quot;&quot;;LEN([.L42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1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Voltage</text:p>
          </table:table-cell>
          <table:table-cell/>
          <table:table-cell table:style-name="ce10" table:content-validation-name="val8"/>
          <table:table-cell table:style-name="ce13" table:formula="of:=IF([.I43]&lt;&gt;&quot;&quot;;CONCATENATE([.A43];[.B43];[.C43];[.D43];[.E43];IF([.G43]&lt;&gt;&quot;&quot;;CONCATENATE([.F43];[.G43]);&quot;&quot;);[.H43];[.I43];[.J43];[.K43]);&quot;&quot;)" office:value-type="string" office:string-value="LNRF:KLY1-SOL1:Voltage" calcext:value-type="string">
            <text:p>LNRF:KLY1-SOL1:Voltage</text:p>
          </table:table-cell>
          <table:table-cell table:style-name="ce18" table:formula="of:=IF(LEN([.L43])=0;&quot;&quot;;LEN([.L43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2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0" table:content-validation-name="val8"/>
          <table:table-cell table:style-name="ce13" table:formula="of:=IF([.I44]&lt;&gt;&quot;&quot;;CONCATENATE([.A44];[.B44];[.C44];[.D44];[.E44];IF([.G44]&lt;&gt;&quot;&quot;;CONCATENATE([.F44];[.G44]);&quot;&quot;);[.H44];[.I44];[.J44];[.K44]);&quot;&quot;)" office:value-type="string" office:string-value="LNRF:KLY1-SOL2:Current" calcext:value-type="string">
            <text:p>LNRF:KLY1-SOL2:Current</text:p>
          </table:table-cell>
          <table:table-cell table:style-name="ce18" table:formula="of:=IF(LEN([.L44])=0;&quot;&quot;;LEN([.L44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2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1" table:content-validation-name="val8" office:value-type="string" calcext:value-type="string">
            <text:p>SPRBV</text:p>
          </table:table-cell>
          <table:table-cell table:style-name="ce13" table:formula="of:=IF([.I45]&lt;&gt;&quot;&quot;;CONCATENATE([.A45];[.B45];[.C45];[.D45];[.E45];IF([.G45]&lt;&gt;&quot;&quot;;CONCATENATE([.F45];[.G45]);&quot;&quot;);[.H45];[.I45];[.J45];[.K45]);&quot;&quot;)" office:value-type="string" office:string-value="LNRF:KLY1-SOL2:CurrentSPRBV" calcext:value-type="string">
            <text:p>LNRF:KLY1-SOL2:CurrentSPRBV</text:p>
          </table:table-cell>
          <table:table-cell table:style-name="ce18" table:formula="of:=IF(LEN([.L45])=0;&quot;&quot;;LEN([.L45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2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Voltage</text:p>
          </table:table-cell>
          <table:table-cell/>
          <table:table-cell table:style-name="ce10" table:content-validation-name="val8"/>
          <table:table-cell table:style-name="ce13" table:formula="of:=IF([.I46]&lt;&gt;&quot;&quot;;CONCATENATE([.A46];[.B46];[.C46];[.D46];[.E46];IF([.G46]&lt;&gt;&quot;&quot;;CONCATENATE([.F46];[.G46]);&quot;&quot;);[.H46];[.I46];[.J46];[.K46]);&quot;&quot;)" office:value-type="string" office:string-value="LNRF:KLY1-SOL2:Voltage" calcext:value-type="string">
            <text:p>LNRF:KLY1-SOL2:Voltage</text:p>
          </table:table-cell>
          <table:table-cell table:style-name="ce18" table:formula="of:=IF(LEN([.L46])=0;&quot;&quot;;LEN([.L46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3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0" table:content-validation-name="val8"/>
          <table:table-cell table:style-name="ce13" table:formula="of:=IF([.I47]&lt;&gt;&quot;&quot;;CONCATENATE([.A47];[.B47];[.C47];[.D47];[.E47];IF([.G47]&lt;&gt;&quot;&quot;;CONCATENATE([.F47];[.G47]);&quot;&quot;);[.H47];[.I47];[.J47];[.K47]);&quot;&quot;)" office:value-type="string" office:string-value="LNRF:KLY1-SOL3:Current" calcext:value-type="string">
            <text:p>LNRF:KLY1-SOL3:Current</text:p>
          </table:table-cell>
          <table:table-cell table:style-name="ce18" table:formula="of:=IF(LEN([.L47])=0;&quot;&quot;;LEN([.L47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3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</text:p>
          </table:table-cell>
          <table:table-cell/>
          <table:table-cell table:style-name="ce11" table:content-validation-name="val8" office:value-type="string" calcext:value-type="string">
            <text:p>SPRBV</text:p>
          </table:table-cell>
          <table:table-cell table:style-name="ce13" table:formula="of:=IF([.I48]&lt;&gt;&quot;&quot;;CONCATENATE([.A48];[.B48];[.C48];[.D48];[.E48];IF([.G48]&lt;&gt;&quot;&quot;;CONCATENATE([.F48];[.G48]);&quot;&quot;);[.H48];[.I48];[.J48];[.K48]);&quot;&quot;)" office:value-type="string" office:string-value="LNRF:KLY1-SOL3:CurrentSPRBV" calcext:value-type="string">
            <text:p>LNRF:KLY1-SOL3:CurrentSPRBV</text:p>
          </table:table-cell>
          <table:table-cell table:style-name="ce18" table:formula="of:=IF(LEN([.L48])=0;&quot;&quot;;LEN([.L48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3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Voltage</text:p>
          </table:table-cell>
          <table:table-cell/>
          <table:table-cell table:style-name="ce10" table:content-validation-name="val8"/>
          <table:table-cell table:style-name="ce13" table:formula="of:=IF([.I49]&lt;&gt;&quot;&quot;;CONCATENATE([.A49];[.B49];[.C49];[.D49];[.E49];IF([.G49]&lt;&gt;&quot;&quot;;CONCATENATE([.F49];[.G49]);&quot;&quot;);[.H49];[.I49];[.J49];[.K49]);&quot;&quot;)" office:value-type="string" office:string-value="LNRF:KLY1-SOL3:Voltage" calcext:value-type="string">
            <text:p>LNRF:KLY1-SOL3:Voltage</text:p>
          </table:table-cell>
          <table:table-cell table:style-name="ce18" table:formula="of:=IF(LEN([.L49])=0;&quot;&quot;;LEN([.L49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urrentTransformer</text:p>
          </table:table-cell>
          <table:table-cell/>
          <table:table-cell table:style-name="ce10" table:content-validation-name="val8"/>
          <table:table-cell table:style-name="ce13" table:formula="of:=IF([.I50]&lt;&gt;&quot;&quot;;CONCATENATE([.A50];[.B50];[.C50];[.D50];[.E50];IF([.G50]&lt;&gt;&quot;&quot;;CONCATENATE([.F50];[.G50]);&quot;&quot;);[.H50];[.I50];[.J50];[.K50]);&quot;&quot;)" office:value-type="string" office:string-value="LNRF:MOD1:CurrentTransformer" calcext:value-type="string">
            <text:p>LNRF:MOD1:CurrentTransformer</text:p>
          </table:table-cell>
          <table:table-cell table:style-name="ce18" table:formula="of:=IF(LEN([.L50])=0;&quot;&quot;;LEN([.L50]))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apVoltageDivider</text:p>
          </table:table-cell>
          <table:table-cell/>
          <table:table-cell table:style-name="ce10" table:content-validation-name="val8"/>
          <table:table-cell table:style-name="ce13" table:formula="of:=IF([.I51]&lt;&gt;&quot;&quot;;CONCATENATE([.A51];[.B51];[.C51];[.D51];[.E51];IF([.G51]&lt;&gt;&quot;&quot;;CONCATENATE([.F51];[.G51]);&quot;&quot;);[.H51];[.I51];[.J51];[.K51]);&quot;&quot;)" office:value-type="string" office:string-value="LNRF:MOD1:CapVoltageDivider" calcext:value-type="string">
            <text:p>LNRF:MOD1:CapVoltageDivider</text:p>
          </table:table-cell>
          <table:table-cell table:style-name="ce18" table:formula="of:=IF(LEN([.L51])=0;&quot;&quot;;LEN([.L51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OilTemp</text:p>
          </table:table-cell>
          <table:table-cell/>
          <table:table-cell table:style-name="ce10" table:content-validation-name="val8"/>
          <table:table-cell table:style-name="ce13" table:formula="of:=IF([.I52]&lt;&gt;&quot;&quot;;CONCATENATE([.A52];[.B52];[.C52];[.D52];[.E52];IF([.G52]&lt;&gt;&quot;&quot;;CONCATENATE([.F52];[.G52]);&quot;&quot;);[.H52];[.I52];[.J52];[.K52]);&quot;&quot;)" office:value-type="string" office:string-value="LNRF:MOD1:OilTemp" calcext:value-type="string">
            <text:p>LNRF:MOD1:OilTemp</text:p>
          </table:table-cell>
          <table:table-cell table:style-name="ce18" table:formula="of:=IF(LEN([.L52])=0;&quot;&quot;;LEN([.L52]))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OilLevel</text:p>
          </table:table-cell>
          <table:table-cell/>
          <table:table-cell table:style-name="ce10" table:content-validation-name="val8"/>
          <table:table-cell table:style-name="ce13" table:formula="of:=IF([.I53]&lt;&gt;&quot;&quot;;CONCATENATE([.A53];[.B53];[.C53];[.D53];[.E53];IF([.G53]&lt;&gt;&quot;&quot;;CONCATENATE([.F53];[.G53]);&quot;&quot;);[.H53];[.I53];[.J53];[.K53]);&quot;&quot;)" office:value-type="string" office:string-value="LNRF:MOD1:OilLevel" calcext:value-type="string">
            <text:p>LNRF:MOD1:OilLevel</text:p>
          </table:table-cell>
          <table:table-cell table:style-name="ce18" table:formula="of:=IF(LEN([.L53])=0;&quot;&quot;;LEN([.L53]))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InletWaterTemp</text:p>
          </table:table-cell>
          <table:table-cell/>
          <table:table-cell table:style-name="ce10" table:content-validation-name="val8"/>
          <table:table-cell table:style-name="ce13" table:formula="of:=IF([.I54]&lt;&gt;&quot;&quot;;CONCATENATE([.A54];[.B54];[.C54];[.D54];[.E54];IF([.G54]&lt;&gt;&quot;&quot;;CONCATENATE([.F54];[.G54]);&quot;&quot;);[.H54];[.I54];[.J54];[.K54]);&quot;&quot;)" office:value-type="string" office:string-value="LNRF:MOD1:InletWaterTemp" calcext:value-type="string">
            <text:p>LNRF:MOD1:InletWaterTemp</text:p>
          </table:table-cell>
          <table:table-cell table:style-name="ce18" table:formula="of:=IF(LEN([.L54])=0;&quot;&quot;;LEN([.L54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ollectorReturnTemp</text:p>
          </table:table-cell>
          <table:table-cell/>
          <table:table-cell table:style-name="ce10" table:content-validation-name="val8"/>
          <table:table-cell table:style-name="ce13" table:formula="of:=IF([.I55]&lt;&gt;&quot;&quot;;CONCATENATE([.A55];[.B55];[.C55];[.D55];[.E55];IF([.G55]&lt;&gt;&quot;&quot;;CONCATENATE([.F55];[.G55]);&quot;&quot;);[.H55];[.I55];[.J55];[.K55]);&quot;&quot;)" office:value-type="string" office:string-value="LNRF:MOD1:CollectorReturnTemp" calcext:value-type="string">
            <text:p>LNRF:MOD1:CollectorReturnTemp</text:p>
          </table:table-cell>
          <table:table-cell table:style-name="ce18" table:formula="of:=IF(LEN([.L55])=0;&quot;&quot;;LEN([.L55])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BodyReturnTemp</text:p>
          </table:table-cell>
          <table:table-cell/>
          <table:table-cell table:style-name="ce10" table:content-validation-name="val8"/>
          <table:table-cell table:style-name="ce13" table:formula="of:=IF([.I56]&lt;&gt;&quot;&quot;;CONCATENATE([.A56];[.B56];[.C56];[.D56];[.E56];IF([.G56]&lt;&gt;&quot;&quot;;CONCATENATE([.F56];[.G56]);&quot;&quot;);[.H56];[.I56];[.J56];[.K56]);&quot;&quot;)" office:value-type="string" office:string-value="LNRF:MOD1:BodyReturnTemp" calcext:value-type="string">
            <text:p>LNRF:MOD1:BodyReturnTemp</text:p>
          </table:table-cell>
          <table:table-cell table:style-name="ce18" table:formula="of:=IF(LEN([.L56])=0;&quot;&quot;;LEN([.L56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FDrivePower</text:p>
          </table:table-cell>
          <table:table-cell/>
          <table:table-cell table:style-name="ce10" table:content-validation-name="val8"/>
          <table:table-cell table:style-name="ce13" table:formula="of:=IF([.I57]&lt;&gt;&quot;&quot;;CONCATENATE([.A57];[.B57];[.C57];[.D57];[.E57];IF([.G57]&lt;&gt;&quot;&quot;;CONCATENATE([.F57];[.G57]);&quot;&quot;);[.H57];[.I57];[.J57];[.K57]);&quot;&quot;)" office:value-type="string" office:string-value="LNRF:KLY1:RFDrivePower" calcext:value-type="string">
            <text:p>LNRF:KLY1:RFDrivePower</text:p>
          </table:table-cell>
          <table:table-cell table:style-name="ce18" table:formula="of:=IF(LEN([.L57])=0;&quot;&quot;;LEN([.L57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FForwardPower</text:p>
          </table:table-cell>
          <table:table-cell/>
          <table:table-cell table:style-name="ce10" table:content-validation-name="val8"/>
          <table:table-cell table:style-name="ce13" table:formula="of:=IF([.I58]&lt;&gt;&quot;&quot;;CONCATENATE([.A58];[.B58];[.C58];[.D58];[.E58];IF([.G58]&lt;&gt;&quot;&quot;;CONCATENATE([.F58];[.G58]);&quot;&quot;);[.H58];[.I58];[.J58];[.K58]);&quot;&quot;)" office:value-type="string" office:string-value="LNRF:KLY1:RFForwardPower" calcext:value-type="string">
            <text:p>LNRF:KLY1:RFForwardPower</text:p>
          </table:table-cell>
          <table:table-cell table:style-name="ce18" table:formula="of:=IF(LEN([.L58])=0;&quot;&quot;;LEN([.L58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FReturnLoss</text:p>
          </table:table-cell>
          <table:table-cell/>
          <table:table-cell table:style-name="ce10" table:content-validation-name="val8"/>
          <table:table-cell table:style-name="ce13" table:formula="of:=IF([.I59]&lt;&gt;&quot;&quot;;CONCATENATE([.A59];[.B59];[.C59];[.D59];[.E59];IF([.G59]&lt;&gt;&quot;&quot;;CONCATENATE([.F59];[.G59]);&quot;&quot;);[.H59];[.I59];[.J59];[.K59]);&quot;&quot;)" office:value-type="string" office:string-value="LNRF:KLY1:RFReturnLoss" calcext:value-type="string">
            <text:p>LNRF:KLY1:RFReturnLoss</text:p>
          </table:table-cell>
          <table:table-cell table:style-name="ce18" table:formula="of:=IF(LEN([.L59])=0;&quot;&quot;;LEN([.L59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FVSWR</text:p>
          </table:table-cell>
          <table:table-cell/>
          <table:table-cell table:style-name="ce10" table:content-validation-name="val8"/>
          <table:table-cell table:style-name="ce13" table:formula="of:=IF([.I60]&lt;&gt;&quot;&quot;;CONCATENATE([.A60];[.B60];[.C60];[.D60];[.E60];IF([.G60]&lt;&gt;&quot;&quot;;CONCATENATE([.F60];[.G60]);&quot;&quot;);[.H60];[.I60];[.J60];[.K60]);&quot;&quot;)" office:value-type="string" office:string-value="LNRF:KLY1:RFVSWR" calcext:value-type="string">
            <text:p>LNRF:KLY1:RFVSWR</text:p>
          </table:table-cell>
          <table:table-cell table:style-name="ce18" table:formula="of:=IF(LEN([.L60])=0;&quot;&quot;;LEN([.L60])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FPulseLength</text:p>
          </table:table-cell>
          <table:table-cell/>
          <table:table-cell table:style-name="ce10" table:content-validation-name="val8"/>
          <table:table-cell table:style-name="ce13" table:formula="of:=IF([.I61]&lt;&gt;&quot;&quot;;CONCATENATE([.A61];[.B61];[.C61];[.D61];[.E61];IF([.G61]&lt;&gt;&quot;&quot;;CONCATENATE([.F61];[.G61]);&quot;&quot;);[.H61];[.I61];[.J61];[.K61]);&quot;&quot;)" office:value-type="string" office:string-value="LNRF:KLY1:RFPulseLength" calcext:value-type="string">
            <text:p>LNRF:KLY1:RFPulseLength</text:p>
          </table:table-cell>
          <table:table-cell table:style-name="ce18" table:formula="of:=IF(LEN([.L61])=0;&quot;&quot;;LEN([.L61]))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Flow1</text:p>
          </table:table-cell>
          <table:table-cell/>
          <table:table-cell table:style-name="ce10" table:content-validation-name="val8"/>
          <table:table-cell table:style-name="ce13" table:formula="of:=IF([.I62]&lt;&gt;&quot;&quot;;CONCATENATE([.A62];[.B62];[.C62];[.D62];[.E62];IF([.G62]&lt;&gt;&quot;&quot;;CONCATENATE([.F62];[.G62]);&quot;&quot;);[.H62];[.I62];[.J62];[.K62]);&quot;&quot;)" office:value-type="string" office:string-value="LNRF:MOD1-CCPS:Flow1" calcext:value-type="string">
            <text:p>LNRF:MOD1-CCPS:Flow1</text:p>
          </table:table-cell>
          <table:table-cell table:style-name="ce18" table:formula="of:=IF(LEN([.L62])=0;&quot;&quot;;LEN([.L62])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Flow2</text:p>
          </table:table-cell>
          <table:table-cell/>
          <table:table-cell table:style-name="ce10" table:content-validation-name="val8"/>
          <table:table-cell table:style-name="ce13" table:formula="of:=IF([.I63]&lt;&gt;&quot;&quot;;CONCATENATE([.A63];[.B63];[.C63];[.D63];[.E63];IF([.G63]&lt;&gt;&quot;&quot;;CONCATENATE([.F63];[.G63]);&quot;&quot;);[.H63];[.I63];[.J63];[.K63]);&quot;&quot;)" office:value-type="string" office:string-value="LNRF:MOD1-CCPS:Flow2" calcext:value-type="string">
            <text:p>LNRF:MOD1-CCPS:Flow2</text:p>
          </table:table-cell>
          <table:table-cell table:style-name="ce18" table:formula="of:=IF(LEN([.L63])=0;&quot;&quot;;LEN([.L63])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CC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Flow3</text:p>
          </table:table-cell>
          <table:table-cell/>
          <table:table-cell table:style-name="ce10" table:content-validation-name="val8"/>
          <table:table-cell table:style-name="ce13" table:formula="of:=IF([.I64]&lt;&gt;&quot;&quot;;CONCATENATE([.A64];[.B64];[.C64];[.D64];[.E64];IF([.G64]&lt;&gt;&quot;&quot;;CONCATENATE([.F64];[.G64]);&quot;&quot;);[.H64];[.I64];[.J64];[.K64]);&quot;&quot;)" office:value-type="string" office:string-value="LNRF:MOD1-CCPS:Flow3" calcext:value-type="string">
            <text:p>LNRF:MOD1-CCPS:Flow3</text:p>
          </table:table-cell>
          <table:table-cell table:style-name="ce18" table:formula="of:=IF(LEN([.L64])=0;&quot;&quot;;LEN([.L64])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SOL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Flow</text:p>
          </table:table-cell>
          <table:table-cell table:style-name="ce11"/>
          <table:table-cell table:style-name="ce11" table:content-validation-name="val8"/>
          <table:table-cell table:style-name="ce14" table:formula="of:=IF([.I65]&lt;&gt;&quot;&quot;;CONCATENATE([.A65];[.B65];[.C65];[.D65];[.E65];IF([.G65]&lt;&gt;&quot;&quot;;CONCATENATE([.F65];[.G65]);&quot;&quot;);[.H65];[.I65];[.J65];[.K65]);&quot;&quot;)" office:value-type="string" office:string-value="LNRF:MOD1-SOL:Flow" calcext:value-type="string">
            <text:p>LNRF:MOD1-SOL:Flow</text:p>
          </table:table-cell>
          <table:table-cell table:style-name="ce19" table:formula="of:=IF(LEN([.L65])=0;&quot;&quot;;LEN([.L65]))" office:value-type="float" office:value="18" calcext:value-type="float">
            <text:p>18</text:p>
          </table:table-cell>
          <table:table-cell table:style-name="ce11" table:number-columns-repeated="14"/>
          <table:table-cell table:number-columns-repeated="997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BodyWindowFlow</text:p>
          </table:table-cell>
          <table:table-cell/>
          <table:table-cell table:style-name="ce10" table:content-validation-name="val8"/>
          <table:table-cell table:style-name="ce13" table:formula="of:=IF([.I66]&lt;&gt;&quot;&quot;;CONCATENATE([.A66];[.B66];[.C66];[.D66];[.E66];IF([.G66]&lt;&gt;&quot;&quot;;CONCATENATE([.F66];[.G66]);&quot;&quot;);[.H66];[.I66];[.J66];[.K66]);&quot;&quot;)" office:value-type="string" office:string-value="LNRF:MOD1:BodyWindowFlow" calcext:value-type="string">
            <text:p>LNRF:MOD1:BodyWindowFlow</text:p>
          </table:table-cell>
          <table:table-cell table:style-name="ce18" table:formula="of:=IF(LEN([.L66])=0;&quot;&quot;;LEN([.L66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CollectorFlow</text:p>
          </table:table-cell>
          <table:table-cell/>
          <table:table-cell table:style-name="ce10" table:content-validation-name="val8"/>
          <table:table-cell table:style-name="ce13" table:formula="of:=IF([.I67]&lt;&gt;&quot;&quot;;CONCATENATE([.A67];[.B67];[.C67];[.D67];[.E67];IF([.G67]&lt;&gt;&quot;&quot;;CONCATENATE([.F67];[.G67]);&quot;&quot;);[.H67];[.I67];[.J67];[.K67]);&quot;&quot;)" office:value-type="string" office:string-value="LNRF:MOD1:CollectorFlow" calcext:value-type="string">
            <text:p>LNRF:MOD1:CollectorFlow</text:p>
          </table:table-cell>
          <table:table-cell table:style-name="ce18" table:formula="of:=IF(LEN([.L67])=0;&quot;&quot;;LEN([.L67]))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ventIndex</text:p>
          </table:table-cell>
          <table:table-cell/>
          <table:table-cell table:style-name="ce10" table:content-validation-name="val8"/>
          <table:table-cell table:style-name="ce13" table:formula="of:=IF([.I68]&lt;&gt;&quot;&quot;;CONCATENATE([.A68];[.B68];[.C68];[.D68];[.E68];IF([.G68]&lt;&gt;&quot;&quot;;CONCATENATE([.F68];[.G68]);&quot;&quot;);[.H68];[.I68];[.J68];[.K68]);&quot;&quot;)" office:value-type="string" office:string-value="LNRF:MOD1:EventIndex" calcext:value-type="string">
            <text:p>LNRF:MOD1:EventIndex</text:p>
          </table:table-cell>
          <table:table-cell table:style-name="ce18" table:formula="of:=IF(LEN([.L68])=0;&quot;&quot;;LEN([.L68])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ventIncrement</text:p>
          </table:table-cell>
          <table:table-cell/>
          <table:table-cell table:style-name="ce10" table:content-validation-name="val8"/>
          <table:table-cell table:style-name="ce13" table:formula="of:=IF([.I69]&lt;&gt;&quot;&quot;;CONCATENATE([.A69];[.B69];[.C69];[.D69];[.E69];IF([.G69]&lt;&gt;&quot;&quot;;CONCATENATE([.F69];[.G69]);&quot;&quot;);[.H69];[.I69];[.J69];[.K69]);&quot;&quot;)" office:value-type="string" office:string-value="LNRF:MOD1:EventIncrement" calcext:value-type="string">
            <text:p>LNRF:MOD1:EventIncrement</text:p>
          </table:table-cell>
          <table:table-cell table:style-name="ce18" table:formula="of:=IF(LEN([.L69])=0;&quot;&quot;;LEN([.L69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ventType</text:p>
          </table:table-cell>
          <table:table-cell/>
          <table:table-cell table:style-name="ce10" table:content-validation-name="val8"/>
          <table:table-cell table:style-name="ce13" table:formula="of:=IF([.I70]&lt;&gt;&quot;&quot;;CONCATENATE([.A70];[.B70];[.C70];[.D70];[.E70];IF([.G70]&lt;&gt;&quot;&quot;;CONCATENATE([.F70];[.G70]);&quot;&quot;);[.H70];[.I70];[.J70];[.K70]);&quot;&quot;)" office:value-type="string" office:string-value="LNRF:MOD1:EventType" calcext:value-type="string">
            <text:p>LNRF:MOD1:EventType</text:p>
          </table:table-cell>
          <table:table-cell table:style-name="ce18" table:formula="of:=IF(LEN([.L70])=0;&quot;&quot;;LEN([.L70])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ventTime</text:p>
          </table:table-cell>
          <table:table-cell/>
          <table:table-cell table:style-name="ce10" table:content-validation-name="val8"/>
          <table:table-cell table:style-name="ce13" table:formula="of:=IF([.I71]&lt;&gt;&quot;&quot;;CONCATENATE([.A71];[.B71];[.C71];[.D71];[.E71];IF([.G71]&lt;&gt;&quot;&quot;;CONCATENATE([.F71];[.G71]);&quot;&quot;);[.H71];[.I71];[.J71];[.K71]);&quot;&quot;)" office:value-type="string" office:string-value="LNRF:MOD1:EventTime" calcext:value-type="string">
            <text:p>LNRF:MOD1:EventTime</text:p>
          </table:table-cell>
          <table:table-cell table:style-name="ce18" table:formula="of:=IF(LEN([.L71])=0;&quot;&quot;;LEN([.L71])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ventTrigger</text:p>
          </table:table-cell>
          <table:table-cell/>
          <table:table-cell table:style-name="ce10" table:content-validation-name="val8"/>
          <table:table-cell table:style-name="ce13" table:formula="of:=IF([.I72]&lt;&gt;&quot;&quot;;CONCATENATE([.A72];[.B72];[.C72];[.D72];[.E72];IF([.G72]&lt;&gt;&quot;&quot;;CONCATENATE([.F72];[.G72]);&quot;&quot;);[.H72];[.I72];[.J72];[.K72]);&quot;&quot;)" office:value-type="string" office:string-value="LNRF:MOD1:EventTrigger" calcext:value-type="string">
            <text:p>LNRF:MOD1:EventTrigger</text:p>
          </table:table-cell>
          <table:table-cell table:style-name="ce18" table:formula="of:=IF(LEN([.L72])=0;&quot;&quot;;LEN([.L72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ventItem</text:p>
          </table:table-cell>
          <table:table-cell/>
          <table:table-cell table:style-name="ce10" table:content-validation-name="val8"/>
          <table:table-cell table:style-name="ce13" table:formula="of:=IF([.I73]&lt;&gt;&quot;&quot;;CONCATENATE([.A73];[.B73];[.C73];[.D73];[.E73];IF([.G73]&lt;&gt;&quot;&quot;;CONCATENATE([.F73];[.G73]);&quot;&quot;);[.H73];[.I73];[.J73];[.K73]);&quot;&quot;)" office:value-type="string" office:string-value="LNRF:MOD1:EventItem" calcext:value-type="string">
            <text:p>LNRF:MOD1:EventItem</text:p>
          </table:table-cell>
          <table:table-cell table:style-name="ce18" table:formula="of:=IF(LEN([.L73])=0;&quot;&quot;;LEN([.L73])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ventTextNum</text:p>
          </table:table-cell>
          <table:table-cell/>
          <table:table-cell table:style-name="ce10" table:content-validation-name="val8"/>
          <table:table-cell table:style-name="ce13" table:formula="of:=IF([.I74]&lt;&gt;&quot;&quot;;CONCATENATE([.A74];[.B74];[.C74];[.D74];[.E74];IF([.G74]&lt;&gt;&quot;&quot;;CONCATENATE([.F74];[.G74]);&quot;&quot;);[.H74];[.I74];[.J74];[.K74]);&quot;&quot;)" office:value-type="string" office:string-value="LNRF:MOD1:EventTextNum" calcext:value-type="string">
            <text:p>LNRF:MOD1:EventTextNum</text:p>
          </table:table-cell>
          <table:table-cell table:style-name="ce18" table:formula="of:=IF(LEN([.L74])=0;&quot;&quot;;LEN([.L74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ventDataType</text:p>
          </table:table-cell>
          <table:table-cell/>
          <table:table-cell table:style-name="ce10" table:content-validation-name="val8"/>
          <table:table-cell table:style-name="ce13" table:formula="of:=IF([.I75]&lt;&gt;&quot;&quot;;CONCATENATE([.A75];[.B75];[.C75];[.D75];[.E75];IF([.G75]&lt;&gt;&quot;&quot;;CONCATENATE([.F75];[.G75]);&quot;&quot;);[.H75];[.I75];[.J75];[.K75]);&quot;&quot;)" office:value-type="string" office:string-value="LNRF:MOD1:EventDataType" calcext:value-type="string">
            <text:p>LNRF:MOD1:EventDataType</text:p>
          </table:table-cell>
          <table:table-cell table:style-name="ce18" table:formula="of:=IF(LEN([.L75])=0;&quot;&quot;;LEN([.L75]))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ventData</text:p>
          </table:table-cell>
          <table:table-cell/>
          <table:table-cell table:style-name="ce10" table:content-validation-name="val8"/>
          <table:table-cell table:style-name="ce13" table:formula="of:=IF([.I76]&lt;&gt;&quot;&quot;;CONCATENATE([.A76];[.B76];[.C76];[.D76];[.E76];IF([.G76]&lt;&gt;&quot;&quot;;CONCATENATE([.F76];[.G76]);&quot;&quot;);[.H76];[.I76];[.J76];[.K76]);&quot;&quot;)" office:value-type="string" office:string-value="LNRF:MOD1:EventData" calcext:value-type="string">
            <text:p>LNRF:MOD1:EventData</text:p>
          </table:table-cell>
          <table:table-cell table:style-name="ce18" table:formula="of:=IF(LEN([.L76])=0;&quot;&quot;;LEN([.L76])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MainEvent</text:p>
          </table:table-cell>
          <table:table-cell/>
          <table:table-cell table:style-name="ce10" table:content-validation-name="val8"/>
          <table:table-cell table:style-name="ce13" table:formula="of:=IF([.I77]&lt;&gt;&quot;&quot;;CONCATENATE([.A77];[.B77];[.C77];[.D77];[.E77];IF([.G77]&lt;&gt;&quot;&quot;;CONCATENATE([.F77];[.G77]);&quot;&quot;);[.H77];[.I77];[.J77];[.K77]);&quot;&quot;)" office:value-type="string" office:string-value="LNRF:MOD1:MainEvent" calcext:value-type="string">
            <text:p>LNRF:MOD1:MainEvent</text:p>
          </table:table-cell>
          <table:table-cell table:style-name="ce18" table:formula="of:=IF(LEN([.L77])=0;&quot;&quot;;LEN([.L77])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LastIntlk</text:p>
          </table:table-cell>
          <table:table-cell/>
          <table:table-cell table:style-name="ce10" table:content-validation-name="val8"/>
          <table:table-cell table:style-name="ce13" table:formula="of:=IF([.I78]&lt;&gt;&quot;&quot;;CONCATENATE([.A78];[.B78];[.C78];[.D78];[.E78];IF([.G78]&lt;&gt;&quot;&quot;;CONCATENATE([.F78];[.G78]);&quot;&quot;);[.H78];[.I78];[.J78];[.K78]);&quot;&quot;)" office:value-type="string" office:string-value="LNRF:MOD1:LastIntlk" calcext:value-type="string">
            <text:p>LNRF:MOD1:LastIntlk</text:p>
          </table:table-cell>
          <table:table-cell table:style-name="ce18" table:formula="of:=IF(LEN([.L78])=0;&quot;&quot;;LEN([.L78])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StateArray</text:p>
          </table:table-cell>
          <table:table-cell/>
          <table:table-cell table:style-name="ce10" table:content-validation-name="val8"/>
          <table:table-cell table:style-name="ce13" table:formula="of:=IF([.I79]&lt;&gt;&quot;&quot;;CONCATENATE([.A79];[.B79];[.C79];[.D79];[.E79];IF([.G79]&lt;&gt;&quot;&quot;;CONCATENATE([.F79];[.G79]);&quot;&quot;);[.H79];[.I79];[.J79];[.K79]);&quot;&quot;)" office:value-type="string" office:string-value="LNRF:MOD1:StateArray" calcext:value-type="string">
            <text:p>LNRF:MOD1:StateArray</text:p>
          </table:table-cell>
          <table:table-cell table:style-name="ce18" table:formula="of:=IF(LEN([.L79])=0;&quot;&quot;;LEN([.L79]))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StatusArray</text:p>
          </table:table-cell>
          <table:table-cell/>
          <table:table-cell table:style-name="ce10" table:content-validation-name="val8"/>
          <table:table-cell table:style-name="ce13" table:formula="of:=IF([.I80]&lt;&gt;&quot;&quot;;CONCATENATE([.A80];[.B80];[.C80];[.D80];[.E80];IF([.G80]&lt;&gt;&quot;&quot;;CONCATENATE([.F80];[.G80]);&quot;&quot;);[.H80];[.I80];[.J80];[.K80]);&quot;&quot;)" office:value-type="string" office:string-value="LNRF:MOD1:StatusArray" calcext:value-type="string">
            <text:p>LNRF:MOD1:StatusArray</text:p>
          </table:table-cell>
          <table:table-cell table:style-name="ce18" table:formula="of:=IF(LEN([.L80])=0;&quot;&quot;;LEN([.L80]))"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WaveformType</text:p>
          </table:table-cell>
          <table:table-cell/>
          <table:table-cell table:style-name="ce10" table:content-validation-name="val8"/>
          <table:table-cell table:style-name="ce13" table:formula="of:=IF([.I81]&lt;&gt;&quot;&quot;;CONCATENATE([.A81];[.B81];[.C81];[.D81];[.E81];IF([.G81]&lt;&gt;&quot;&quot;;CONCATENATE([.F81];[.G81]);&quot;&quot;);[.H81];[.I81];[.J81];[.K81]);&quot;&quot;)" office:value-type="string" office:string-value="LNRF:MOD1:WaveformType" calcext:value-type="string">
            <text:p>LNRF:MOD1:WaveformType</text:p>
          </table:table-cell>
          <table:table-cell table:style-name="ce18" table:formula="of:=IF(LEN([.L81])=0;&quot;&quot;;LEN([.L81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Waveform</text:p>
          </table:table-cell>
          <table:table-cell/>
          <table:table-cell table:style-name="ce10" table:content-validation-name="val8"/>
          <table:table-cell table:style-name="ce13" table:formula="of:=IF([.I82]&lt;&gt;&quot;&quot;;CONCATENATE([.A82];[.B82];[.C82];[.D82];[.E82];IF([.G82]&lt;&gt;&quot;&quot;;CONCATENATE([.F82];[.G82]);&quot;&quot;);[.H82];[.I82];[.J82];[.K82]);&quot;&quot;)" office:value-type="string" office:string-value="LNRF:MOD1:Waveform" calcext:value-type="string">
            <text:p>LNRF:MOD1:Waveform</text:p>
          </table:table-cell>
          <table:table-cell table:style-name="ce18" table:formula="of:=IF(LEN([.L82])=0;&quot;&quot;;LEN([.L82]))"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WaveformType</text:p>
          </table:table-cell>
          <table:table-cell/>
          <table:table-cell table:style-name="ce11" table:content-validation-name="val8" office:value-type="string" calcext:value-type="string">
            <text:p>SP</text:p>
          </table:table-cell>
          <table:table-cell table:style-name="ce13" table:formula="of:=IF([.I83]&lt;&gt;&quot;&quot;;CONCATENATE([.A83];[.B83];[.C83];[.D83];[.E83];IF([.G83]&lt;&gt;&quot;&quot;;CONCATENATE([.F83];[.G83]);&quot;&quot;);[.H83];[.I83];[.J83];[.K83]);&quot;&quot;)" office:value-type="string" office:string-value="LNRF:MOD1:WaveformTypeSP" calcext:value-type="string">
            <text:p>LNRF:MOD1:WaveformTypeSP</text:p>
          </table:table-cell>
          <table:table-cell table:style-name="ce18" table:formula="of:=IF(LEN([.L83])=0;&quot;&quot;;LEN([.L83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84]&lt;&gt;&quot;&quot;;CONCATENATE([.A84];[.B84];[.C84];[.D84];[.E84];IF([.G84]&lt;&gt;&quot;&quot;;CONCATENATE([.F84];[.G84]);&quot;&quot;);[.H84];[.I84];[.J84];[.K84]);&quot;&quot;)">
            <text:p/>
          </table:table-cell>
          <table:table-cell table:style-name="ce18" table:formula="of:=IF(LEN([.L84])=0;&quot;&quot;;LEN([.L8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85]&lt;&gt;&quot;&quot;;CONCATENATE([.A85];[.B85];[.C85];[.D85];[.E85];IF([.G85]&lt;&gt;&quot;&quot;;CONCATENATE([.F85];[.G85]);&quot;&quot;);[.H85];[.I85];[.J85];[.K85]);&quot;&quot;)">
            <text:p/>
          </table:table-cell>
          <table:table-cell table:style-name="ce18" table:formula="of:=IF(LEN([.L85])=0;&quot;&quot;;LEN([.L8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86]&lt;&gt;&quot;&quot;;CONCATENATE([.A86];[.B86];[.C86];[.D86];[.E86];IF([.G86]&lt;&gt;&quot;&quot;;CONCATENATE([.F86];[.G86]);&quot;&quot;);[.H86];[.I86];[.J86];[.K86]);&quot;&quot;)">
            <text:p/>
          </table:table-cell>
          <table:table-cell table:style-name="ce18" table:formula="of:=IF(LEN([.L86])=0;&quot;&quot;;LEN([.L8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87]&lt;&gt;&quot;&quot;;CONCATENATE([.A87];[.B87];[.C87];[.D87];[.E87];IF([.G87]&lt;&gt;&quot;&quot;;CONCATENATE([.F87];[.G87]);&quot;&quot;);[.H87];[.I87];[.J87];[.K87]);&quot;&quot;)">
            <text:p/>
          </table:table-cell>
          <table:table-cell table:style-name="ce18" table:formula="of:=IF(LEN([.L87])=0;&quot;&quot;;LEN([.L8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88]&lt;&gt;&quot;&quot;;CONCATENATE([.A88];[.B88];[.C88];[.D88];[.E88];IF([.G88]&lt;&gt;&quot;&quot;;CONCATENATE([.F88];[.G88]);&quot;&quot;);[.H88];[.I88];[.J88];[.K88]);&quot;&quot;)">
            <text:p/>
          </table:table-cell>
          <table:table-cell table:style-name="ce18" table:formula="of:=IF(LEN([.L88])=0;&quot;&quot;;LEN([.L8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89]&lt;&gt;&quot;&quot;;CONCATENATE([.A89];[.B89];[.C89];[.D89];[.E89];IF([.G89]&lt;&gt;&quot;&quot;;CONCATENATE([.F89];[.G89]);&quot;&quot;);[.H89];[.I89];[.J89];[.K89]);&quot;&quot;)">
            <text:p/>
          </table:table-cell>
          <table:table-cell table:style-name="ce18" table:formula="of:=IF(LEN([.L89])=0;&quot;&quot;;LEN([.L8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0]&lt;&gt;&quot;&quot;;CONCATENATE([.A90];[.B90];[.C90];[.D90];[.E90];IF([.G90]&lt;&gt;&quot;&quot;;CONCATENATE([.F90];[.G90]);&quot;&quot;);[.H90];[.I90];[.J90];[.K90]);&quot;&quot;)">
            <text:p/>
          </table:table-cell>
          <table:table-cell table:style-name="ce18" table:formula="of:=IF(LEN([.L90])=0;&quot;&quot;;LEN([.L9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1]&lt;&gt;&quot;&quot;;CONCATENATE([.A91];[.B91];[.C91];[.D91];[.E91];IF([.G91]&lt;&gt;&quot;&quot;;CONCATENATE([.F91];[.G91]);&quot;&quot;);[.H91];[.I91];[.J91];[.K91]);&quot;&quot;)">
            <text:p/>
          </table:table-cell>
          <table:table-cell table:style-name="ce18" table:formula="of:=IF(LEN([.L91])=0;&quot;&quot;;LEN([.L9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2]&lt;&gt;&quot;&quot;;CONCATENATE([.A92];[.B92];[.C92];[.D92];[.E92];IF([.G92]&lt;&gt;&quot;&quot;;CONCATENATE([.F92];[.G92]);&quot;&quot;);[.H92];[.I92];[.J92];[.K92]);&quot;&quot;)">
            <text:p/>
          </table:table-cell>
          <table:table-cell table:style-name="ce18" table:formula="of:=IF(LEN([.L92])=0;&quot;&quot;;LEN([.L9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3]&lt;&gt;&quot;&quot;;CONCATENATE([.A93];[.B93];[.C93];[.D93];[.E93];IF([.G93]&lt;&gt;&quot;&quot;;CONCATENATE([.F93];[.G93]);&quot;&quot;);[.H93];[.I93];[.J93];[.K93]);&quot;&quot;)">
            <text:p/>
          </table:table-cell>
          <table:table-cell table:style-name="ce18" table:formula="of:=IF(LEN([.L93])=0;&quot;&quot;;LEN([.L9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4]&lt;&gt;&quot;&quot;;CONCATENATE([.A94];[.B94];[.C94];[.D94];[.E94];IF([.G94]&lt;&gt;&quot;&quot;;CONCATENATE([.F94];[.G94]);&quot;&quot;);[.H94];[.I94];[.J94];[.K94]);&quot;&quot;)">
            <text:p/>
          </table:table-cell>
          <table:table-cell table:style-name="ce18" table:formula="of:=IF(LEN([.L94])=0;&quot;&quot;;LEN([.L9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5]&lt;&gt;&quot;&quot;;CONCATENATE([.A95];[.B95];[.C95];[.D95];[.E95];IF([.G95]&lt;&gt;&quot;&quot;;CONCATENATE([.F95];[.G95]);&quot;&quot;);[.H95];[.I95];[.J95];[.K95]);&quot;&quot;)">
            <text:p/>
          </table:table-cell>
          <table:table-cell table:style-name="ce18" table:formula="of:=IF(LEN([.L95])=0;&quot;&quot;;LEN([.L9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6]&lt;&gt;&quot;&quot;;CONCATENATE([.A96];[.B96];[.C96];[.D96];[.E96];IF([.G96]&lt;&gt;&quot;&quot;;CONCATENATE([.F96];[.G96]);&quot;&quot;);[.H96];[.I96];[.J96];[.K96]);&quot;&quot;)">
            <text:p/>
          </table:table-cell>
          <table:table-cell table:style-name="ce18" table:formula="of:=IF(LEN([.L96])=0;&quot;&quot;;LEN([.L9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7]&lt;&gt;&quot;&quot;;CONCATENATE([.A97];[.B97];[.C97];[.D97];[.E97];IF([.G97]&lt;&gt;&quot;&quot;;CONCATENATE([.F97];[.G97]);&quot;&quot;);[.H97];[.I97];[.J97];[.K97]);&quot;&quot;)">
            <text:p/>
          </table:table-cell>
          <table:table-cell table:style-name="ce18" table:formula="of:=IF(LEN([.L97])=0;&quot;&quot;;LEN([.L9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8]&lt;&gt;&quot;&quot;;CONCATENATE([.A98];[.B98];[.C98];[.D98];[.E98];IF([.G98]&lt;&gt;&quot;&quot;;CONCATENATE([.F98];[.G98]);&quot;&quot;);[.H98];[.I98];[.J98];[.K98]);&quot;&quot;)">
            <text:p/>
          </table:table-cell>
          <table:table-cell table:style-name="ce18" table:formula="of:=IF(LEN([.L98])=0;&quot;&quot;;LEN([.L9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99]&lt;&gt;&quot;&quot;;CONCATENATE([.A99];[.B99];[.C99];[.D99];[.E99];IF([.G99]&lt;&gt;&quot;&quot;;CONCATENATE([.F99];[.G99]);&quot;&quot;);[.H99];[.I99];[.J99];[.K99]);&quot;&quot;)">
            <text:p/>
          </table:table-cell>
          <table:table-cell table:style-name="ce18" table:formula="of:=IF(LEN([.L99])=0;&quot;&quot;;LEN([.L9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0]&lt;&gt;&quot;&quot;;CONCATENATE([.A100];[.B100];[.C100];[.D100];[.E100];IF([.G100]&lt;&gt;&quot;&quot;;CONCATENATE([.F100];[.G100]);&quot;&quot;);[.H100];[.I100];[.J100];[.K100]);&quot;&quot;)">
            <text:p/>
          </table:table-cell>
          <table:table-cell table:style-name="ce18" table:formula="of:=IF(LEN([.L100])=0;&quot;&quot;;LEN([.L10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1]&lt;&gt;&quot;&quot;;CONCATENATE([.A101];[.B101];[.C101];[.D101];[.E101];IF([.G101]&lt;&gt;&quot;&quot;;CONCATENATE([.F101];[.G101]);&quot;&quot;);[.H101];[.I101];[.J101];[.K101]);&quot;&quot;)">
            <text:p/>
          </table:table-cell>
          <table:table-cell table:style-name="ce18" table:formula="of:=IF(LEN([.L101])=0;&quot;&quot;;LEN([.L10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2]&lt;&gt;&quot;&quot;;CONCATENATE([.A102];[.B102];[.C102];[.D102];[.E102];IF([.G102]&lt;&gt;&quot;&quot;;CONCATENATE([.F102];[.G102]);&quot;&quot;);[.H102];[.I102];[.J102];[.K102]);&quot;&quot;)">
            <text:p/>
          </table:table-cell>
          <table:table-cell table:style-name="ce18" table:formula="of:=IF(LEN([.L102])=0;&quot;&quot;;LEN([.L10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3]&lt;&gt;&quot;&quot;;CONCATENATE([.A103];[.B103];[.C103];[.D103];[.E103];IF([.G103]&lt;&gt;&quot;&quot;;CONCATENATE([.F103];[.G103]);&quot;&quot;);[.H103];[.I103];[.J103];[.K103]);&quot;&quot;)">
            <text:p/>
          </table:table-cell>
          <table:table-cell table:style-name="ce18" table:formula="of:=IF(LEN([.L103])=0;&quot;&quot;;LEN([.L10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4]&lt;&gt;&quot;&quot;;CONCATENATE([.A104];[.B104];[.C104];[.D104];[.E104];IF([.G104]&lt;&gt;&quot;&quot;;CONCATENATE([.F104];[.G104]);&quot;&quot;);[.H104];[.I104];[.J104];[.K104]);&quot;&quot;)">
            <text:p/>
          </table:table-cell>
          <table:table-cell table:style-name="ce18" table:formula="of:=IF(LEN([.L104])=0;&quot;&quot;;LEN([.L10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5]&lt;&gt;&quot;&quot;;CONCATENATE([.A105];[.B105];[.C105];[.D105];[.E105];IF([.G105]&lt;&gt;&quot;&quot;;CONCATENATE([.F105];[.G105]);&quot;&quot;);[.H105];[.I105];[.J105];[.K105]);&quot;&quot;)">
            <text:p/>
          </table:table-cell>
          <table:table-cell table:style-name="ce18" table:formula="of:=IF(LEN([.L105])=0;&quot;&quot;;LEN([.L10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6]&lt;&gt;&quot;&quot;;CONCATENATE([.A106];[.B106];[.C106];[.D106];[.E106];IF([.G106]&lt;&gt;&quot;&quot;;CONCATENATE([.F106];[.G106]);&quot;&quot;);[.H106];[.I106];[.J106];[.K106]);&quot;&quot;)">
            <text:p/>
          </table:table-cell>
          <table:table-cell table:style-name="ce18" table:formula="of:=IF(LEN([.L106])=0;&quot;&quot;;LEN([.L10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7]&lt;&gt;&quot;&quot;;CONCATENATE([.A107];[.B107];[.C107];[.D107];[.E107];IF([.G107]&lt;&gt;&quot;&quot;;CONCATENATE([.F107];[.G107]);&quot;&quot;);[.H107];[.I107];[.J107];[.K107]);&quot;&quot;)">
            <text:p/>
          </table:table-cell>
          <table:table-cell table:style-name="ce18" table:formula="of:=IF(LEN([.L107])=0;&quot;&quot;;LEN([.L10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8]&lt;&gt;&quot;&quot;;CONCATENATE([.A108];[.B108];[.C108];[.D108];[.E108];IF([.G108]&lt;&gt;&quot;&quot;;CONCATENATE([.F108];[.G108]);&quot;&quot;);[.H108];[.I108];[.J108];[.K108]);&quot;&quot;)">
            <text:p/>
          </table:table-cell>
          <table:table-cell table:style-name="ce18" table:formula="of:=IF(LEN([.L108])=0;&quot;&quot;;LEN([.L10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09]&lt;&gt;&quot;&quot;;CONCATENATE([.A109];[.B109];[.C109];[.D109];[.E109];IF([.G109]&lt;&gt;&quot;&quot;;CONCATENATE([.F109];[.G109]);&quot;&quot;);[.H109];[.I109];[.J109];[.K109]);&quot;&quot;)">
            <text:p/>
          </table:table-cell>
          <table:table-cell table:style-name="ce18" table:formula="of:=IF(LEN([.L109])=0;&quot;&quot;;LEN([.L10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0]&lt;&gt;&quot;&quot;;CONCATENATE([.A110];[.B110];[.C110];[.D110];[.E110];IF([.G110]&lt;&gt;&quot;&quot;;CONCATENATE([.F110];[.G110]);&quot;&quot;);[.H110];[.I110];[.J110];[.K110]);&quot;&quot;)">
            <text:p/>
          </table:table-cell>
          <table:table-cell table:style-name="ce18" table:formula="of:=IF(LEN([.L110])=0;&quot;&quot;;LEN([.L11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1]&lt;&gt;&quot;&quot;;CONCATENATE([.A111];[.B111];[.C111];[.D111];[.E111];IF([.G111]&lt;&gt;&quot;&quot;;CONCATENATE([.F111];[.G111]);&quot;&quot;);[.H111];[.I111];[.J111];[.K111]);&quot;&quot;)">
            <text:p/>
          </table:table-cell>
          <table:table-cell table:style-name="ce18" table:formula="of:=IF(LEN([.L111])=0;&quot;&quot;;LEN([.L11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2]&lt;&gt;&quot;&quot;;CONCATENATE([.A112];[.B112];[.C112];[.D112];[.E112];IF([.G112]&lt;&gt;&quot;&quot;;CONCATENATE([.F112];[.G112]);&quot;&quot;);[.H112];[.I112];[.J112];[.K112]);&quot;&quot;)">
            <text:p/>
          </table:table-cell>
          <table:table-cell table:style-name="ce18" table:formula="of:=IF(LEN([.L112])=0;&quot;&quot;;LEN([.L11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3]&lt;&gt;&quot;&quot;;CONCATENATE([.A113];[.B113];[.C113];[.D113];[.E113];IF([.G113]&lt;&gt;&quot;&quot;;CONCATENATE([.F113];[.G113]);&quot;&quot;);[.H113];[.I113];[.J113];[.K113]);&quot;&quot;)">
            <text:p/>
          </table:table-cell>
          <table:table-cell table:style-name="ce18" table:formula="of:=IF(LEN([.L113])=0;&quot;&quot;;LEN([.L11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4]&lt;&gt;&quot;&quot;;CONCATENATE([.A114];[.B114];[.C114];[.D114];[.E114];IF([.G114]&lt;&gt;&quot;&quot;;CONCATENATE([.F114];[.G114]);&quot;&quot;);[.H114];[.I114];[.J114];[.K114]);&quot;&quot;)">
            <text:p/>
          </table:table-cell>
          <table:table-cell table:style-name="ce18" table:formula="of:=IF(LEN([.L114])=0;&quot;&quot;;LEN([.L11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5]&lt;&gt;&quot;&quot;;CONCATENATE([.A115];[.B115];[.C115];[.D115];[.E115];IF([.G115]&lt;&gt;&quot;&quot;;CONCATENATE([.F115];[.G115]);&quot;&quot;);[.H115];[.I115];[.J115];[.K115]);&quot;&quot;)">
            <text:p/>
          </table:table-cell>
          <table:table-cell table:style-name="ce18" table:formula="of:=IF(LEN([.L115])=0;&quot;&quot;;LEN([.L11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6]&lt;&gt;&quot;&quot;;CONCATENATE([.A116];[.B116];[.C116];[.D116];[.E116];IF([.G116]&lt;&gt;&quot;&quot;;CONCATENATE([.F116];[.G116]);&quot;&quot;);[.H116];[.I116];[.J116];[.K116]);&quot;&quot;)">
            <text:p/>
          </table:table-cell>
          <table:table-cell table:style-name="ce18" table:formula="of:=IF(LEN([.L116])=0;&quot;&quot;;LEN([.L11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7]&lt;&gt;&quot;&quot;;CONCATENATE([.A117];[.B117];[.C117];[.D117];[.E117];IF([.G117]&lt;&gt;&quot;&quot;;CONCATENATE([.F117];[.G117]);&quot;&quot;);[.H117];[.I117];[.J117];[.K117]);&quot;&quot;)">
            <text:p/>
          </table:table-cell>
          <table:table-cell table:style-name="ce18" table:formula="of:=IF(LEN([.L117])=0;&quot;&quot;;LEN([.L11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8]&lt;&gt;&quot;&quot;;CONCATENATE([.A118];[.B118];[.C118];[.D118];[.E118];IF([.G118]&lt;&gt;&quot;&quot;;CONCATENATE([.F118];[.G118]);&quot;&quot;);[.H118];[.I118];[.J118];[.K118]);&quot;&quot;)">
            <text:p/>
          </table:table-cell>
          <table:table-cell table:style-name="ce18" table:formula="of:=IF(LEN([.L118])=0;&quot;&quot;;LEN([.L11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19]&lt;&gt;&quot;&quot;;CONCATENATE([.A119];[.B119];[.C119];[.D119];[.E119];IF([.G119]&lt;&gt;&quot;&quot;;CONCATENATE([.F119];[.G119]);&quot;&quot;);[.H119];[.I119];[.J119];[.K119]);&quot;&quot;)">
            <text:p/>
          </table:table-cell>
          <table:table-cell table:style-name="ce18" table:formula="of:=IF(LEN([.L119])=0;&quot;&quot;;LEN([.L11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0]&lt;&gt;&quot;&quot;;CONCATENATE([.A120];[.B120];[.C120];[.D120];[.E120];IF([.G120]&lt;&gt;&quot;&quot;;CONCATENATE([.F120];[.G120]);&quot;&quot;);[.H120];[.I120];[.J120];[.K120]);&quot;&quot;)">
            <text:p/>
          </table:table-cell>
          <table:table-cell table:style-name="ce18" table:formula="of:=IF(LEN([.L120])=0;&quot;&quot;;LEN([.L12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1]&lt;&gt;&quot;&quot;;CONCATENATE([.A121];[.B121];[.C121];[.D121];[.E121];IF([.G121]&lt;&gt;&quot;&quot;;CONCATENATE([.F121];[.G121]);&quot;&quot;);[.H121];[.I121];[.J121];[.K121]);&quot;&quot;)">
            <text:p/>
          </table:table-cell>
          <table:table-cell table:style-name="ce18" table:formula="of:=IF(LEN([.L121])=0;&quot;&quot;;LEN([.L12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2]&lt;&gt;&quot;&quot;;CONCATENATE([.A122];[.B122];[.C122];[.D122];[.E122];IF([.G122]&lt;&gt;&quot;&quot;;CONCATENATE([.F122];[.G122]);&quot;&quot;);[.H122];[.I122];[.J122];[.K122]);&quot;&quot;)">
            <text:p/>
          </table:table-cell>
          <table:table-cell table:style-name="ce18" table:formula="of:=IF(LEN([.L122])=0;&quot;&quot;;LEN([.L12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3]&lt;&gt;&quot;&quot;;CONCATENATE([.A123];[.B123];[.C123];[.D123];[.E123];IF([.G123]&lt;&gt;&quot;&quot;;CONCATENATE([.F123];[.G123]);&quot;&quot;);[.H123];[.I123];[.J123];[.K123]);&quot;&quot;)">
            <text:p/>
          </table:table-cell>
          <table:table-cell table:style-name="ce18" table:formula="of:=IF(LEN([.L123])=0;&quot;&quot;;LEN([.L12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4]&lt;&gt;&quot;&quot;;CONCATENATE([.A124];[.B124];[.C124];[.D124];[.E124];IF([.G124]&lt;&gt;&quot;&quot;;CONCATENATE([.F124];[.G124]);&quot;&quot;);[.H124];[.I124];[.J124];[.K124]);&quot;&quot;)">
            <text:p/>
          </table:table-cell>
          <table:table-cell table:style-name="ce18" table:formula="of:=IF(LEN([.L124])=0;&quot;&quot;;LEN([.L12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5]&lt;&gt;&quot;&quot;;CONCATENATE([.A125];[.B125];[.C125];[.D125];[.E125];IF([.G125]&lt;&gt;&quot;&quot;;CONCATENATE([.F125];[.G125]);&quot;&quot;);[.H125];[.I125];[.J125];[.K125]);&quot;&quot;)">
            <text:p/>
          </table:table-cell>
          <table:table-cell table:style-name="ce18" table:formula="of:=IF(LEN([.L125])=0;&quot;&quot;;LEN([.L12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6]&lt;&gt;&quot;&quot;;CONCATENATE([.A126];[.B126];[.C126];[.D126];[.E126];IF([.G126]&lt;&gt;&quot;&quot;;CONCATENATE([.F126];[.G126]);&quot;&quot;);[.H126];[.I126];[.J126];[.K126]);&quot;&quot;)">
            <text:p/>
          </table:table-cell>
          <table:table-cell table:style-name="ce18" table:formula="of:=IF(LEN([.L126])=0;&quot;&quot;;LEN([.L12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7]&lt;&gt;&quot;&quot;;CONCATENATE([.A127];[.B127];[.C127];[.D127];[.E127];IF([.G127]&lt;&gt;&quot;&quot;;CONCATENATE([.F127];[.G127]);&quot;&quot;);[.H127];[.I127];[.J127];[.K127]);&quot;&quot;)">
            <text:p/>
          </table:table-cell>
          <table:table-cell table:style-name="ce18" table:formula="of:=IF(LEN([.L127])=0;&quot;&quot;;LEN([.L12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8]&lt;&gt;&quot;&quot;;CONCATENATE([.A128];[.B128];[.C128];[.D128];[.E128];IF([.G128]&lt;&gt;&quot;&quot;;CONCATENATE([.F128];[.G128]);&quot;&quot;);[.H128];[.I128];[.J128];[.K128]);&quot;&quot;)">
            <text:p/>
          </table:table-cell>
          <table:table-cell table:style-name="ce18" table:formula="of:=IF(LEN([.L128])=0;&quot;&quot;;LEN([.L12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29]&lt;&gt;&quot;&quot;;CONCATENATE([.A129];[.B129];[.C129];[.D129];[.E129];IF([.G129]&lt;&gt;&quot;&quot;;CONCATENATE([.F129];[.G129]);&quot;&quot;);[.H129];[.I129];[.J129];[.K129]);&quot;&quot;)">
            <text:p/>
          </table:table-cell>
          <table:table-cell table:style-name="ce18" table:formula="of:=IF(LEN([.L129])=0;&quot;&quot;;LEN([.L12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0]&lt;&gt;&quot;&quot;;CONCATENATE([.A130];[.B130];[.C130];[.D130];[.E130];IF([.G130]&lt;&gt;&quot;&quot;;CONCATENATE([.F130];[.G130]);&quot;&quot;);[.H130];[.I130];[.J130];[.K130]);&quot;&quot;)">
            <text:p/>
          </table:table-cell>
          <table:table-cell table:style-name="ce18" table:formula="of:=IF(LEN([.L130])=0;&quot;&quot;;LEN([.L13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1]&lt;&gt;&quot;&quot;;CONCATENATE([.A131];[.B131];[.C131];[.D131];[.E131];IF([.G131]&lt;&gt;&quot;&quot;;CONCATENATE([.F131];[.G131]);&quot;&quot;);[.H131];[.I131];[.J131];[.K131]);&quot;&quot;)">
            <text:p/>
          </table:table-cell>
          <table:table-cell table:style-name="ce18" table:formula="of:=IF(LEN([.L131])=0;&quot;&quot;;LEN([.L13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2]&lt;&gt;&quot;&quot;;CONCATENATE([.A132];[.B132];[.C132];[.D132];[.E132];IF([.G132]&lt;&gt;&quot;&quot;;CONCATENATE([.F132];[.G132]);&quot;&quot;);[.H132];[.I132];[.J132];[.K132]);&quot;&quot;)">
            <text:p/>
          </table:table-cell>
          <table:table-cell table:style-name="ce18" table:formula="of:=IF(LEN([.L132])=0;&quot;&quot;;LEN([.L13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3]&lt;&gt;&quot;&quot;;CONCATENATE([.A133];[.B133];[.C133];[.D133];[.E133];IF([.G133]&lt;&gt;&quot;&quot;;CONCATENATE([.F133];[.G133]);&quot;&quot;);[.H133];[.I133];[.J133];[.K133]);&quot;&quot;)">
            <text:p/>
          </table:table-cell>
          <table:table-cell table:style-name="ce18" table:formula="of:=IF(LEN([.L133])=0;&quot;&quot;;LEN([.L13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4]&lt;&gt;&quot;&quot;;CONCATENATE([.A134];[.B134];[.C134];[.D134];[.E134];IF([.G134]&lt;&gt;&quot;&quot;;CONCATENATE([.F134];[.G134]);&quot;&quot;);[.H134];[.I134];[.J134];[.K134]);&quot;&quot;)">
            <text:p/>
          </table:table-cell>
          <table:table-cell table:style-name="ce18" table:formula="of:=IF(LEN([.L134])=0;&quot;&quot;;LEN([.L13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5]&lt;&gt;&quot;&quot;;CONCATENATE([.A135];[.B135];[.C135];[.D135];[.E135];IF([.G135]&lt;&gt;&quot;&quot;;CONCATENATE([.F135];[.G135]);&quot;&quot;);[.H135];[.I135];[.J135];[.K135]);&quot;&quot;)">
            <text:p/>
          </table:table-cell>
          <table:table-cell table:style-name="ce18" table:formula="of:=IF(LEN([.L135])=0;&quot;&quot;;LEN([.L13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6]&lt;&gt;&quot;&quot;;CONCATENATE([.A136];[.B136];[.C136];[.D136];[.E136];IF([.G136]&lt;&gt;&quot;&quot;;CONCATENATE([.F136];[.G136]);&quot;&quot;);[.H136];[.I136];[.J136];[.K136]);&quot;&quot;)">
            <text:p/>
          </table:table-cell>
          <table:table-cell table:style-name="ce18" table:formula="of:=IF(LEN([.L136])=0;&quot;&quot;;LEN([.L13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7]&lt;&gt;&quot;&quot;;CONCATENATE([.A137];[.B137];[.C137];[.D137];[.E137];IF([.G137]&lt;&gt;&quot;&quot;;CONCATENATE([.F137];[.G137]);&quot;&quot;);[.H137];[.I137];[.J137];[.K137]);&quot;&quot;)">
            <text:p/>
          </table:table-cell>
          <table:table-cell table:style-name="ce18" table:formula="of:=IF(LEN([.L137])=0;&quot;&quot;;LEN([.L13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8]&lt;&gt;&quot;&quot;;CONCATENATE([.A138];[.B138];[.C138];[.D138];[.E138];IF([.G138]&lt;&gt;&quot;&quot;;CONCATENATE([.F138];[.G138]);&quot;&quot;);[.H138];[.I138];[.J138];[.K138]);&quot;&quot;)">
            <text:p/>
          </table:table-cell>
          <table:table-cell table:style-name="ce18" table:formula="of:=IF(LEN([.L138])=0;&quot;&quot;;LEN([.L13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39]&lt;&gt;&quot;&quot;;CONCATENATE([.A139];[.B139];[.C139];[.D139];[.E139];IF([.G139]&lt;&gt;&quot;&quot;;CONCATENATE([.F139];[.G139]);&quot;&quot;);[.H139];[.I139];[.J139];[.K139]);&quot;&quot;)">
            <text:p/>
          </table:table-cell>
          <table:table-cell table:style-name="ce18" table:formula="of:=IF(LEN([.L139])=0;&quot;&quot;;LEN([.L13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0]&lt;&gt;&quot;&quot;;CONCATENATE([.A140];[.B140];[.C140];[.D140];[.E140];IF([.G140]&lt;&gt;&quot;&quot;;CONCATENATE([.F140];[.G140]);&quot;&quot;);[.H140];[.I140];[.J140];[.K140]);&quot;&quot;)">
            <text:p/>
          </table:table-cell>
          <table:table-cell table:style-name="ce18" table:formula="of:=IF(LEN([.L140])=0;&quot;&quot;;LEN([.L14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1]&lt;&gt;&quot;&quot;;CONCATENATE([.A141];[.B141];[.C141];[.D141];[.E141];IF([.G141]&lt;&gt;&quot;&quot;;CONCATENATE([.F141];[.G141]);&quot;&quot;);[.H141];[.I141];[.J141];[.K141]);&quot;&quot;)">
            <text:p/>
          </table:table-cell>
          <table:table-cell table:style-name="ce18" table:formula="of:=IF(LEN([.L141])=0;&quot;&quot;;LEN([.L14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2]&lt;&gt;&quot;&quot;;CONCATENATE([.A142];[.B142];[.C142];[.D142];[.E142];IF([.G142]&lt;&gt;&quot;&quot;;CONCATENATE([.F142];[.G142]);&quot;&quot;);[.H142];[.I142];[.J142];[.K142]);&quot;&quot;)">
            <text:p/>
          </table:table-cell>
          <table:table-cell table:style-name="ce18" table:formula="of:=IF(LEN([.L142])=0;&quot;&quot;;LEN([.L14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3]&lt;&gt;&quot;&quot;;CONCATENATE([.A143];[.B143];[.C143];[.D143];[.E143];IF([.G143]&lt;&gt;&quot;&quot;;CONCATENATE([.F143];[.G143]);&quot;&quot;);[.H143];[.I143];[.J143];[.K143]);&quot;&quot;)">
            <text:p/>
          </table:table-cell>
          <table:table-cell table:style-name="ce18" table:formula="of:=IF(LEN([.L143])=0;&quot;&quot;;LEN([.L14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4]&lt;&gt;&quot;&quot;;CONCATENATE([.A144];[.B144];[.C144];[.D144];[.E144];IF([.G144]&lt;&gt;&quot;&quot;;CONCATENATE([.F144];[.G144]);&quot;&quot;);[.H144];[.I144];[.J144];[.K144]);&quot;&quot;)">
            <text:p/>
          </table:table-cell>
          <table:table-cell table:style-name="ce18" table:formula="of:=IF(LEN([.L144])=0;&quot;&quot;;LEN([.L14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5]&lt;&gt;&quot;&quot;;CONCATENATE([.A145];[.B145];[.C145];[.D145];[.E145];IF([.G145]&lt;&gt;&quot;&quot;;CONCATENATE([.F145];[.G145]);&quot;&quot;);[.H145];[.I145];[.J145];[.K145]);&quot;&quot;)">
            <text:p/>
          </table:table-cell>
          <table:table-cell table:style-name="ce18" table:formula="of:=IF(LEN([.L145])=0;&quot;&quot;;LEN([.L14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6]&lt;&gt;&quot;&quot;;CONCATENATE([.A146];[.B146];[.C146];[.D146];[.E146];IF([.G146]&lt;&gt;&quot;&quot;;CONCATENATE([.F146];[.G146]);&quot;&quot;);[.H146];[.I146];[.J146];[.K146]);&quot;&quot;)">
            <text:p/>
          </table:table-cell>
          <table:table-cell table:style-name="ce18" table:formula="of:=IF(LEN([.L146])=0;&quot;&quot;;LEN([.L14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7]&lt;&gt;&quot;&quot;;CONCATENATE([.A147];[.B147];[.C147];[.D147];[.E147];IF([.G147]&lt;&gt;&quot;&quot;;CONCATENATE([.F147];[.G147]);&quot;&quot;);[.H147];[.I147];[.J147];[.K147]);&quot;&quot;)">
            <text:p/>
          </table:table-cell>
          <table:table-cell table:style-name="ce18" table:formula="of:=IF(LEN([.L147])=0;&quot;&quot;;LEN([.L14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8]&lt;&gt;&quot;&quot;;CONCATENATE([.A148];[.B148];[.C148];[.D148];[.E148];IF([.G148]&lt;&gt;&quot;&quot;;CONCATENATE([.F148];[.G148]);&quot;&quot;);[.H148];[.I148];[.J148];[.K148]);&quot;&quot;)">
            <text:p/>
          </table:table-cell>
          <table:table-cell table:style-name="ce18" table:formula="of:=IF(LEN([.L148])=0;&quot;&quot;;LEN([.L14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49]&lt;&gt;&quot;&quot;;CONCATENATE([.A149];[.B149];[.C149];[.D149];[.E149];IF([.G149]&lt;&gt;&quot;&quot;;CONCATENATE([.F149];[.G149]);&quot;&quot;);[.H149];[.I149];[.J149];[.K149]);&quot;&quot;)">
            <text:p/>
          </table:table-cell>
          <table:table-cell table:style-name="ce18" table:formula="of:=IF(LEN([.L149])=0;&quot;&quot;;LEN([.L14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0]&lt;&gt;&quot;&quot;;CONCATENATE([.A150];[.B150];[.C150];[.D150];[.E150];IF([.G150]&lt;&gt;&quot;&quot;;CONCATENATE([.F150];[.G150]);&quot;&quot;);[.H150];[.I150];[.J150];[.K150]);&quot;&quot;)">
            <text:p/>
          </table:table-cell>
          <table:table-cell table:style-name="ce18" table:formula="of:=IF(LEN([.L150])=0;&quot;&quot;;LEN([.L15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1]&lt;&gt;&quot;&quot;;CONCATENATE([.A151];[.B151];[.C151];[.D151];[.E151];IF([.G151]&lt;&gt;&quot;&quot;;CONCATENATE([.F151];[.G151]);&quot;&quot;);[.H151];[.I151];[.J151];[.K151]);&quot;&quot;)">
            <text:p/>
          </table:table-cell>
          <table:table-cell table:style-name="ce18" table:formula="of:=IF(LEN([.L151])=0;&quot;&quot;;LEN([.L15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2]&lt;&gt;&quot;&quot;;CONCATENATE([.A152];[.B152];[.C152];[.D152];[.E152];IF([.G152]&lt;&gt;&quot;&quot;;CONCATENATE([.F152];[.G152]);&quot;&quot;);[.H152];[.I152];[.J152];[.K152]);&quot;&quot;)">
            <text:p/>
          </table:table-cell>
          <table:table-cell table:style-name="ce18" table:formula="of:=IF(LEN([.L152])=0;&quot;&quot;;LEN([.L15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3]&lt;&gt;&quot;&quot;;CONCATENATE([.A153];[.B153];[.C153];[.D153];[.E153];IF([.G153]&lt;&gt;&quot;&quot;;CONCATENATE([.F153];[.G153]);&quot;&quot;);[.H153];[.I153];[.J153];[.K153]);&quot;&quot;)">
            <text:p/>
          </table:table-cell>
          <table:table-cell table:style-name="ce18" table:formula="of:=IF(LEN([.L153])=0;&quot;&quot;;LEN([.L15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4]&lt;&gt;&quot;&quot;;CONCATENATE([.A154];[.B154];[.C154];[.D154];[.E154];IF([.G154]&lt;&gt;&quot;&quot;;CONCATENATE([.F154];[.G154]);&quot;&quot;);[.H154];[.I154];[.J154];[.K154]);&quot;&quot;)">
            <text:p/>
          </table:table-cell>
          <table:table-cell table:style-name="ce18" table:formula="of:=IF(LEN([.L154])=0;&quot;&quot;;LEN([.L15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5]&lt;&gt;&quot;&quot;;CONCATENATE([.A155];[.B155];[.C155];[.D155];[.E155];IF([.G155]&lt;&gt;&quot;&quot;;CONCATENATE([.F155];[.G155]);&quot;&quot;);[.H155];[.I155];[.J155];[.K155]);&quot;&quot;)">
            <text:p/>
          </table:table-cell>
          <table:table-cell table:style-name="ce18" table:formula="of:=IF(LEN([.L155])=0;&quot;&quot;;LEN([.L15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6]&lt;&gt;&quot;&quot;;CONCATENATE([.A156];[.B156];[.C156];[.D156];[.E156];IF([.G156]&lt;&gt;&quot;&quot;;CONCATENATE([.F156];[.G156]);&quot;&quot;);[.H156];[.I156];[.J156];[.K156]);&quot;&quot;)">
            <text:p/>
          </table:table-cell>
          <table:table-cell table:style-name="ce18" table:formula="of:=IF(LEN([.L156])=0;&quot;&quot;;LEN([.L15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7]&lt;&gt;&quot;&quot;;CONCATENATE([.A157];[.B157];[.C157];[.D157];[.E157];IF([.G157]&lt;&gt;&quot;&quot;;CONCATENATE([.F157];[.G157]);&quot;&quot;);[.H157];[.I157];[.J157];[.K157]);&quot;&quot;)">
            <text:p/>
          </table:table-cell>
          <table:table-cell table:style-name="ce18" table:formula="of:=IF(LEN([.L157])=0;&quot;&quot;;LEN([.L15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8]&lt;&gt;&quot;&quot;;CONCATENATE([.A158];[.B158];[.C158];[.D158];[.E158];IF([.G158]&lt;&gt;&quot;&quot;;CONCATENATE([.F158];[.G158]);&quot;&quot;);[.H158];[.I158];[.J158];[.K158]);&quot;&quot;)">
            <text:p/>
          </table:table-cell>
          <table:table-cell table:style-name="ce18" table:formula="of:=IF(LEN([.L158])=0;&quot;&quot;;LEN([.L15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59]&lt;&gt;&quot;&quot;;CONCATENATE([.A159];[.B159];[.C159];[.D159];[.E159];IF([.G159]&lt;&gt;&quot;&quot;;CONCATENATE([.F159];[.G159]);&quot;&quot;);[.H159];[.I159];[.J159];[.K159]);&quot;&quot;)">
            <text:p/>
          </table:table-cell>
          <table:table-cell table:style-name="ce18" table:formula="of:=IF(LEN([.L159])=0;&quot;&quot;;LEN([.L15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0]&lt;&gt;&quot;&quot;;CONCATENATE([.A160];[.B160];[.C160];[.D160];[.E160];IF([.G160]&lt;&gt;&quot;&quot;;CONCATENATE([.F160];[.G160]);&quot;&quot;);[.H160];[.I160];[.J160];[.K160]);&quot;&quot;)">
            <text:p/>
          </table:table-cell>
          <table:table-cell table:style-name="ce18" table:formula="of:=IF(LEN([.L160])=0;&quot;&quot;;LEN([.L16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1]&lt;&gt;&quot;&quot;;CONCATENATE([.A161];[.B161];[.C161];[.D161];[.E161];IF([.G161]&lt;&gt;&quot;&quot;;CONCATENATE([.F161];[.G161]);&quot;&quot;);[.H161];[.I161];[.J161];[.K161]);&quot;&quot;)">
            <text:p/>
          </table:table-cell>
          <table:table-cell table:style-name="ce18" table:formula="of:=IF(LEN([.L161])=0;&quot;&quot;;LEN([.L16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2]&lt;&gt;&quot;&quot;;CONCATENATE([.A162];[.B162];[.C162];[.D162];[.E162];IF([.G162]&lt;&gt;&quot;&quot;;CONCATENATE([.F162];[.G162]);&quot;&quot;);[.H162];[.I162];[.J162];[.K162]);&quot;&quot;)">
            <text:p/>
          </table:table-cell>
          <table:table-cell table:style-name="ce18" table:formula="of:=IF(LEN([.L162])=0;&quot;&quot;;LEN([.L16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3]&lt;&gt;&quot;&quot;;CONCATENATE([.A163];[.B163];[.C163];[.D163];[.E163];IF([.G163]&lt;&gt;&quot;&quot;;CONCATENATE([.F163];[.G163]);&quot;&quot;);[.H163];[.I163];[.J163];[.K163]);&quot;&quot;)">
            <text:p/>
          </table:table-cell>
          <table:table-cell table:style-name="ce18" table:formula="of:=IF(LEN([.L163])=0;&quot;&quot;;LEN([.L16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4]&lt;&gt;&quot;&quot;;CONCATENATE([.A164];[.B164];[.C164];[.D164];[.E164];IF([.G164]&lt;&gt;&quot;&quot;;CONCATENATE([.F164];[.G164]);&quot;&quot;);[.H164];[.I164];[.J164];[.K164]);&quot;&quot;)">
            <text:p/>
          </table:table-cell>
          <table:table-cell table:style-name="ce18" table:formula="of:=IF(LEN([.L164])=0;&quot;&quot;;LEN([.L16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5]&lt;&gt;&quot;&quot;;CONCATENATE([.A165];[.B165];[.C165];[.D165];[.E165];IF([.G165]&lt;&gt;&quot;&quot;;CONCATENATE([.F165];[.G165]);&quot;&quot;);[.H165];[.I165];[.J165];[.K165]);&quot;&quot;)">
            <text:p/>
          </table:table-cell>
          <table:table-cell table:style-name="ce18" table:formula="of:=IF(LEN([.L165])=0;&quot;&quot;;LEN([.L16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6]&lt;&gt;&quot;&quot;;CONCATENATE([.A166];[.B166];[.C166];[.D166];[.E166];IF([.G166]&lt;&gt;&quot;&quot;;CONCATENATE([.F166];[.G166]);&quot;&quot;);[.H166];[.I166];[.J166];[.K166]);&quot;&quot;)">
            <text:p/>
          </table:table-cell>
          <table:table-cell table:style-name="ce18" table:formula="of:=IF(LEN([.L166])=0;&quot;&quot;;LEN([.L16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7]&lt;&gt;&quot;&quot;;CONCATENATE([.A167];[.B167];[.C167];[.D167];[.E167];IF([.G167]&lt;&gt;&quot;&quot;;CONCATENATE([.F167];[.G167]);&quot;&quot;);[.H167];[.I167];[.J167];[.K167]);&quot;&quot;)">
            <text:p/>
          </table:table-cell>
          <table:table-cell table:style-name="ce18" table:formula="of:=IF(LEN([.L167])=0;&quot;&quot;;LEN([.L16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8]&lt;&gt;&quot;&quot;;CONCATENATE([.A168];[.B168];[.C168];[.D168];[.E168];IF([.G168]&lt;&gt;&quot;&quot;;CONCATENATE([.F168];[.G168]);&quot;&quot;);[.H168];[.I168];[.J168];[.K168]);&quot;&quot;)">
            <text:p/>
          </table:table-cell>
          <table:table-cell table:style-name="ce18" table:formula="of:=IF(LEN([.L168])=0;&quot;&quot;;LEN([.L16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69]&lt;&gt;&quot;&quot;;CONCATENATE([.A169];[.B169];[.C169];[.D169];[.E169];IF([.G169]&lt;&gt;&quot;&quot;;CONCATENATE([.F169];[.G169]);&quot;&quot;);[.H169];[.I169];[.J169];[.K169]);&quot;&quot;)">
            <text:p/>
          </table:table-cell>
          <table:table-cell table:style-name="ce18" table:formula="of:=IF(LEN([.L169])=0;&quot;&quot;;LEN([.L16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0]&lt;&gt;&quot;&quot;;CONCATENATE([.A170];[.B170];[.C170];[.D170];[.E170];IF([.G170]&lt;&gt;&quot;&quot;;CONCATENATE([.F170];[.G170]);&quot;&quot;);[.H170];[.I170];[.J170];[.K170]);&quot;&quot;)">
            <text:p/>
          </table:table-cell>
          <table:table-cell table:style-name="ce18" table:formula="of:=IF(LEN([.L170])=0;&quot;&quot;;LEN([.L17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1]&lt;&gt;&quot;&quot;;CONCATENATE([.A171];[.B171];[.C171];[.D171];[.E171];IF([.G171]&lt;&gt;&quot;&quot;;CONCATENATE([.F171];[.G171]);&quot;&quot;);[.H171];[.I171];[.J171];[.K171]);&quot;&quot;)">
            <text:p/>
          </table:table-cell>
          <table:table-cell table:style-name="ce18" table:formula="of:=IF(LEN([.L171])=0;&quot;&quot;;LEN([.L17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2]&lt;&gt;&quot;&quot;;CONCATENATE([.A172];[.B172];[.C172];[.D172];[.E172];IF([.G172]&lt;&gt;&quot;&quot;;CONCATENATE([.F172];[.G172]);&quot;&quot;);[.H172];[.I172];[.J172];[.K172]);&quot;&quot;)">
            <text:p/>
          </table:table-cell>
          <table:table-cell table:style-name="ce18" table:formula="of:=IF(LEN([.L172])=0;&quot;&quot;;LEN([.L17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3]&lt;&gt;&quot;&quot;;CONCATENATE([.A173];[.B173];[.C173];[.D173];[.E173];IF([.G173]&lt;&gt;&quot;&quot;;CONCATENATE([.F173];[.G173]);&quot;&quot;);[.H173];[.I173];[.J173];[.K173]);&quot;&quot;)">
            <text:p/>
          </table:table-cell>
          <table:table-cell table:style-name="ce18" table:formula="of:=IF(LEN([.L173])=0;&quot;&quot;;LEN([.L17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4]&lt;&gt;&quot;&quot;;CONCATENATE([.A174];[.B174];[.C174];[.D174];[.E174];IF([.G174]&lt;&gt;&quot;&quot;;CONCATENATE([.F174];[.G174]);&quot;&quot;);[.H174];[.I174];[.J174];[.K174]);&quot;&quot;)">
            <text:p/>
          </table:table-cell>
          <table:table-cell table:style-name="ce18" table:formula="of:=IF(LEN([.L174])=0;&quot;&quot;;LEN([.L17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5]&lt;&gt;&quot;&quot;;CONCATENATE([.A175];[.B175];[.C175];[.D175];[.E175];IF([.G175]&lt;&gt;&quot;&quot;;CONCATENATE([.F175];[.G175]);&quot;&quot;);[.H175];[.I175];[.J175];[.K175]);&quot;&quot;)">
            <text:p/>
          </table:table-cell>
          <table:table-cell table:style-name="ce18" table:formula="of:=IF(LEN([.L175])=0;&quot;&quot;;LEN([.L17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6]&lt;&gt;&quot;&quot;;CONCATENATE([.A176];[.B176];[.C176];[.D176];[.E176];IF([.G176]&lt;&gt;&quot;&quot;;CONCATENATE([.F176];[.G176]);&quot;&quot;);[.H176];[.I176];[.J176];[.K176]);&quot;&quot;)">
            <text:p/>
          </table:table-cell>
          <table:table-cell table:style-name="ce18" table:formula="of:=IF(LEN([.L176])=0;&quot;&quot;;LEN([.L17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7]&lt;&gt;&quot;&quot;;CONCATENATE([.A177];[.B177];[.C177];[.D177];[.E177];IF([.G177]&lt;&gt;&quot;&quot;;CONCATENATE([.F177];[.G177]);&quot;&quot;);[.H177];[.I177];[.J177];[.K177]);&quot;&quot;)">
            <text:p/>
          </table:table-cell>
          <table:table-cell table:style-name="ce18" table:formula="of:=IF(LEN([.L177])=0;&quot;&quot;;LEN([.L17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8]&lt;&gt;&quot;&quot;;CONCATENATE([.A178];[.B178];[.C178];[.D178];[.E178];IF([.G178]&lt;&gt;&quot;&quot;;CONCATENATE([.F178];[.G178]);&quot;&quot;);[.H178];[.I178];[.J178];[.K178]);&quot;&quot;)">
            <text:p/>
          </table:table-cell>
          <table:table-cell table:style-name="ce18" table:formula="of:=IF(LEN([.L178])=0;&quot;&quot;;LEN([.L17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79]&lt;&gt;&quot;&quot;;CONCATENATE([.A179];[.B179];[.C179];[.D179];[.E179];IF([.G179]&lt;&gt;&quot;&quot;;CONCATENATE([.F179];[.G179]);&quot;&quot;);[.H179];[.I179];[.J179];[.K179]);&quot;&quot;)">
            <text:p/>
          </table:table-cell>
          <table:table-cell table:style-name="ce18" table:formula="of:=IF(LEN([.L179])=0;&quot;&quot;;LEN([.L17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0]&lt;&gt;&quot;&quot;;CONCATENATE([.A180];[.B180];[.C180];[.D180];[.E180];IF([.G180]&lt;&gt;&quot;&quot;;CONCATENATE([.F180];[.G180]);&quot;&quot;);[.H180];[.I180];[.J180];[.K180]);&quot;&quot;)">
            <text:p/>
          </table:table-cell>
          <table:table-cell table:style-name="ce18" table:formula="of:=IF(LEN([.L180])=0;&quot;&quot;;LEN([.L18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1]&lt;&gt;&quot;&quot;;CONCATENATE([.A181];[.B181];[.C181];[.D181];[.E181];IF([.G181]&lt;&gt;&quot;&quot;;CONCATENATE([.F181];[.G181]);&quot;&quot;);[.H181];[.I181];[.J181];[.K181]);&quot;&quot;)">
            <text:p/>
          </table:table-cell>
          <table:table-cell table:style-name="ce18" table:formula="of:=IF(LEN([.L181])=0;&quot;&quot;;LEN([.L18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2]&lt;&gt;&quot;&quot;;CONCATENATE([.A182];[.B182];[.C182];[.D182];[.E182];IF([.G182]&lt;&gt;&quot;&quot;;CONCATENATE([.F182];[.G182]);&quot;&quot;);[.H182];[.I182];[.J182];[.K182]);&quot;&quot;)">
            <text:p/>
          </table:table-cell>
          <table:table-cell table:style-name="ce18" table:formula="of:=IF(LEN([.L182])=0;&quot;&quot;;LEN([.L18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3]&lt;&gt;&quot;&quot;;CONCATENATE([.A183];[.B183];[.C183];[.D183];[.E183];IF([.G183]&lt;&gt;&quot;&quot;;CONCATENATE([.F183];[.G183]);&quot;&quot;);[.H183];[.I183];[.J183];[.K183]);&quot;&quot;)">
            <text:p/>
          </table:table-cell>
          <table:table-cell table:style-name="ce18" table:formula="of:=IF(LEN([.L183])=0;&quot;&quot;;LEN([.L18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4]&lt;&gt;&quot;&quot;;CONCATENATE([.A184];[.B184];[.C184];[.D184];[.E184];IF([.G184]&lt;&gt;&quot;&quot;;CONCATENATE([.F184];[.G184]);&quot;&quot;);[.H184];[.I184];[.J184];[.K184]);&quot;&quot;)">
            <text:p/>
          </table:table-cell>
          <table:table-cell table:style-name="ce18" table:formula="of:=IF(LEN([.L184])=0;&quot;&quot;;LEN([.L18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5]&lt;&gt;&quot;&quot;;CONCATENATE([.A185];[.B185];[.C185];[.D185];[.E185];IF([.G185]&lt;&gt;&quot;&quot;;CONCATENATE([.F185];[.G185]);&quot;&quot;);[.H185];[.I185];[.J185];[.K185]);&quot;&quot;)">
            <text:p/>
          </table:table-cell>
          <table:table-cell table:style-name="ce18" table:formula="of:=IF(LEN([.L185])=0;&quot;&quot;;LEN([.L18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6]&lt;&gt;&quot;&quot;;CONCATENATE([.A186];[.B186];[.C186];[.D186];[.E186];IF([.G186]&lt;&gt;&quot;&quot;;CONCATENATE([.F186];[.G186]);&quot;&quot;);[.H186];[.I186];[.J186];[.K186]);&quot;&quot;)">
            <text:p/>
          </table:table-cell>
          <table:table-cell table:style-name="ce18" table:formula="of:=IF(LEN([.L186])=0;&quot;&quot;;LEN([.L18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7]&lt;&gt;&quot;&quot;;CONCATENATE([.A187];[.B187];[.C187];[.D187];[.E187];IF([.G187]&lt;&gt;&quot;&quot;;CONCATENATE([.F187];[.G187]);&quot;&quot;);[.H187];[.I187];[.J187];[.K187]);&quot;&quot;)">
            <text:p/>
          </table:table-cell>
          <table:table-cell table:style-name="ce18" table:formula="of:=IF(LEN([.L187])=0;&quot;&quot;;LEN([.L18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8]&lt;&gt;&quot;&quot;;CONCATENATE([.A188];[.B188];[.C188];[.D188];[.E188];IF([.G188]&lt;&gt;&quot;&quot;;CONCATENATE([.F188];[.G188]);&quot;&quot;);[.H188];[.I188];[.J188];[.K188]);&quot;&quot;)">
            <text:p/>
          </table:table-cell>
          <table:table-cell table:style-name="ce18" table:formula="of:=IF(LEN([.L188])=0;&quot;&quot;;LEN([.L18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89]&lt;&gt;&quot;&quot;;CONCATENATE([.A189];[.B189];[.C189];[.D189];[.E189];IF([.G189]&lt;&gt;&quot;&quot;;CONCATENATE([.F189];[.G189]);&quot;&quot;);[.H189];[.I189];[.J189];[.K189]);&quot;&quot;)">
            <text:p/>
          </table:table-cell>
          <table:table-cell table:style-name="ce18" table:formula="of:=IF(LEN([.L189])=0;&quot;&quot;;LEN([.L18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0]&lt;&gt;&quot;&quot;;CONCATENATE([.A190];[.B190];[.C190];[.D190];[.E190];IF([.G190]&lt;&gt;&quot;&quot;;CONCATENATE([.F190];[.G190]);&quot;&quot;);[.H190];[.I190];[.J190];[.K190]);&quot;&quot;)">
            <text:p/>
          </table:table-cell>
          <table:table-cell table:style-name="ce18" table:formula="of:=IF(LEN([.L190])=0;&quot;&quot;;LEN([.L19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1]&lt;&gt;&quot;&quot;;CONCATENATE([.A191];[.B191];[.C191];[.D191];[.E191];IF([.G191]&lt;&gt;&quot;&quot;;CONCATENATE([.F191];[.G191]);&quot;&quot;);[.H191];[.I191];[.J191];[.K191]);&quot;&quot;)">
            <text:p/>
          </table:table-cell>
          <table:table-cell table:style-name="ce18" table:formula="of:=IF(LEN([.L191])=0;&quot;&quot;;LEN([.L19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2]&lt;&gt;&quot;&quot;;CONCATENATE([.A192];[.B192];[.C192];[.D192];[.E192];IF([.G192]&lt;&gt;&quot;&quot;;CONCATENATE([.F192];[.G192]);&quot;&quot;);[.H192];[.I192];[.J192];[.K192]);&quot;&quot;)">
            <text:p/>
          </table:table-cell>
          <table:table-cell table:style-name="ce18" table:formula="of:=IF(LEN([.L192])=0;&quot;&quot;;LEN([.L19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3]&lt;&gt;&quot;&quot;;CONCATENATE([.A193];[.B193];[.C193];[.D193];[.E193];IF([.G193]&lt;&gt;&quot;&quot;;CONCATENATE([.F193];[.G193]);&quot;&quot;);[.H193];[.I193];[.J193];[.K193]);&quot;&quot;)">
            <text:p/>
          </table:table-cell>
          <table:table-cell table:style-name="ce18" table:formula="of:=IF(LEN([.L193])=0;&quot;&quot;;LEN([.L19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4]&lt;&gt;&quot;&quot;;CONCATENATE([.A194];[.B194];[.C194];[.D194];[.E194];IF([.G194]&lt;&gt;&quot;&quot;;CONCATENATE([.F194];[.G194]);&quot;&quot;);[.H194];[.I194];[.J194];[.K194]);&quot;&quot;)">
            <text:p/>
          </table:table-cell>
          <table:table-cell table:style-name="ce18" table:formula="of:=IF(LEN([.L194])=0;&quot;&quot;;LEN([.L19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5]&lt;&gt;&quot;&quot;;CONCATENATE([.A195];[.B195];[.C195];[.D195];[.E195];IF([.G195]&lt;&gt;&quot;&quot;;CONCATENATE([.F195];[.G195]);&quot;&quot;);[.H195];[.I195];[.J195];[.K195]);&quot;&quot;)">
            <text:p/>
          </table:table-cell>
          <table:table-cell table:style-name="ce18" table:formula="of:=IF(LEN([.L195])=0;&quot;&quot;;LEN([.L19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6]&lt;&gt;&quot;&quot;;CONCATENATE([.A196];[.B196];[.C196];[.D196];[.E196];IF([.G196]&lt;&gt;&quot;&quot;;CONCATENATE([.F196];[.G196]);&quot;&quot;);[.H196];[.I196];[.J196];[.K196]);&quot;&quot;)">
            <text:p/>
          </table:table-cell>
          <table:table-cell table:style-name="ce18" table:formula="of:=IF(LEN([.L196])=0;&quot;&quot;;LEN([.L19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7]&lt;&gt;&quot;&quot;;CONCATENATE([.A197];[.B197];[.C197];[.D197];[.E197];IF([.G197]&lt;&gt;&quot;&quot;;CONCATENATE([.F197];[.G197]);&quot;&quot;);[.H197];[.I197];[.J197];[.K197]);&quot;&quot;)">
            <text:p/>
          </table:table-cell>
          <table:table-cell table:style-name="ce18" table:formula="of:=IF(LEN([.L197])=0;&quot;&quot;;LEN([.L19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8]&lt;&gt;&quot;&quot;;CONCATENATE([.A198];[.B198];[.C198];[.D198];[.E198];IF([.G198]&lt;&gt;&quot;&quot;;CONCATENATE([.F198];[.G198]);&quot;&quot;);[.H198];[.I198];[.J198];[.K198]);&quot;&quot;)">
            <text:p/>
          </table:table-cell>
          <table:table-cell table:style-name="ce18" table:formula="of:=IF(LEN([.L198])=0;&quot;&quot;;LEN([.L19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199]&lt;&gt;&quot;&quot;;CONCATENATE([.A199];[.B199];[.C199];[.D199];[.E199];IF([.G199]&lt;&gt;&quot;&quot;;CONCATENATE([.F199];[.G199]);&quot;&quot;);[.H199];[.I199];[.J199];[.K199]);&quot;&quot;)">
            <text:p/>
          </table:table-cell>
          <table:table-cell table:style-name="ce18" table:formula="of:=IF(LEN([.L199])=0;&quot;&quot;;LEN([.L19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200]&lt;&gt;&quot;&quot;;CONCATENATE([.A200];[.B200];[.C200];[.D200];[.E200];IF([.G200]&lt;&gt;&quot;&quot;;CONCATENATE([.F200];[.G200]);&quot;&quot;);[.H200];[.I200];[.J200];[.K200]);&quot;&quot;)">
            <text:p/>
          </table:table-cell>
          <table:table-cell table:style-name="ce18" table:formula="of:=IF(LEN([.L200])=0;&quot;&quot;;LEN([.L20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201]&lt;&gt;&quot;&quot;;CONCATENATE([.A201];[.B201];[.C201];[.D201];[.E201];IF([.G201]&lt;&gt;&quot;&quot;;CONCATENATE([.F201];[.G201]);&quot;&quot;);[.H201];[.I201];[.J201];[.K201]);&quot;&quot;)">
            <text:p/>
          </table:table-cell>
          <table:table-cell table:style-name="ce18" table:formula="of:=IF(LEN([.L201])=0;&quot;&quot;;LEN([.L20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202]&lt;&gt;&quot;&quot;;CONCATENATE([.A202];[.B202];[.C202];[.D202];[.E202];IF([.G202]&lt;&gt;&quot;&quot;;CONCATENATE([.F202];[.G202]);&quot;&quot;);[.H202];[.I202];[.J202];[.K202]);&quot;&quot;)">
            <text:p/>
          </table:table-cell>
          <table:table-cell table:style-name="ce18" table:formula="of:=IF(LEN([.L202])=0;&quot;&quot;;LEN([.L20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203]&lt;&gt;&quot;&quot;;CONCATENATE([.A203];[.B203];[.C203];[.D203];[.E203];IF([.G203]&lt;&gt;&quot;&quot;;CONCATENATE([.F203];[.G203]);&quot;&quot;);[.H203];[.I203];[.J203];[.K203]);&quot;&quot;)">
            <text:p/>
          </table:table-cell>
          <table:table-cell table:style-name="ce18" table:formula="of:=IF(LEN([.L203])=0;&quot;&quot;;LEN([.L20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204]&lt;&gt;&quot;&quot;;CONCATENATE([.A204];[.B204];[.C204];[.D204];[.E204];IF([.G204]&lt;&gt;&quot;&quot;;CONCATENATE([.F204];[.G204]);&quot;&quot;);[.H204];[.I204];[.J204];[.K204]);&quot;&quot;)">
            <text:p/>
          </table:table-cell>
          <table:table-cell table:style-name="ce18" table:formula="of:=IF(LEN([.L204])=0;&quot;&quot;;LEN([.L20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205]&lt;&gt;&quot;&quot;;CONCATENATE([.A205];[.B205];[.C205];[.D205];[.E205];IF([.G205]&lt;&gt;&quot;&quot;;CONCATENATE([.F205];[.G205]);&quot;&quot;);[.H205];[.I205];[.J205];[.K205]);&quot;&quot;)">
            <text:p/>
          </table:table-cell>
          <table:table-cell table:style-name="ce18" table:formula="of:=IF(LEN([.L205])=0;&quot;&quot;;LEN([.L20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5" office:value-type="string" calcext:value-type="string">
            <text:p>LN</text:p>
          </table:table-cell>
          <table:table-cell table:style-name="ce11" table:content-validation-name="val6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7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8"/>
          <table:table-cell table:style-name="ce13" table:formula="of:=IF([.I206]&lt;&gt;&quot;&quot;;CONCATENATE([.A206];[.B206];[.C206];[.D206];[.E206];IF([.G206]&lt;&gt;&quot;&quot;;CONCATENATE([.F206];[.G206]);&quot;&quot;);[.H206];[.I206];[.J206];[.K206]);&quot;&quot;)">
            <text:p/>
          </table:table-cell>
          <table:table-cell table:style-name="ce18" table:formula="of:=IF(LEN([.L206])=0;&quot;&quot;;LEN([.L206]))">
            <text:p/>
          </table:table-cell>
          <table:table-cell table:number-columns-repeated="1011"/>
        </table:table-row>
        <table:table-row table:style-name="ro1" table:number-rows-repeated="797">
          <table:table-cell table:number-columns-repeated="11"/>
          <table:table-cell table:style-name="ce13"/>
          <table:table-cell table:style-name="ce20"/>
          <table:table-cell table:number-columns-repeated="1011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Example1  lnrf-mod1'.M2:'Example1  lnrf-mod1'.M1003">
            <calcext:condition calcext:apply-style-name="ConditionalStyle_1" calcext:value="&gt;=34" calcext:base-cell-address="'Example1  lnrf-mod1'.M2"/>
          </calcext:conditional-format>
        </calcext:conditional-formats>
      </table:table>
      <table:table table:name="Example2 lnrf-eps" table:style-name="ta4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1012" table:default-cell-style-name="Default"/>
        <table:table-row table:style-name="ro1">
          <table:table-cell table:style-name="ce9" office:value-type="string" calcext:value-type="string">
            <text:p>System</text:p>
          </table:table-cell>
          <table:table-cell table:style-name="ce9" office:value-type="string" calcext:value-type="string">
            <text:p>SubSystem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Device</text:p>
          </table:table-cell>
          <table:table-cell table:style-name="ce9" office:value-type="string" calcext:value-type="string">
            <text:p>Device ID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ubDevice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SignalName</text:p>
          </table:table-cell>
          <table:table-cell table:style-name="ce9" office:value-type="string" calcext:value-type="string">
            <text:p>:</text:p>
          </table:table-cell>
          <table:table-cell table:style-name="ce9" office:value-type="string" calcext:value-type="string">
            <text:p>SignalType</text:p>
          </table:table-cell>
          <table:table-cell table:style-name="ce9" office:value-type="string" calcext:value-type="string">
            <text:p>PV NAME</text:p>
          </table:table-cell>
          <table:table-cell table:style-name="ce9" office:value-type="string" calcext:value-type="string">
            <text:p>PV Length</text:p>
          </table:table-cell>
          <table:table-cell table:style-name="ce17" table:number-columns-repeated="6"/>
          <table:table-cell table:number-columns-repeated="1005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TriggerPermit</text:p>
          </table:table-cell>
          <table:table-cell/>
          <table:table-cell table:style-name="ce10" table:content-validation-name="val12"/>
          <table:table-cell table:style-name="ce13" table:formula="of:=IF([.I2]&lt;&gt;&quot;&quot;;CONCATENATE([.A2];[.B2];[.C2];[.D2];[.E2];IF([.G2]&lt;&gt;&quot;&quot;;CONCATENATE([.F2];[.G2]);&quot;&quot;);[.H2];[.I2];[.J2];[.K2]);&quot;&quot;)" office:value-type="string" office:string-value="LNRF:MOD1-EPS:TriggerPermit" calcext:value-type="string">
            <text:p>LNRF:MOD1-EPS:TriggerPermit</text:p>
          </table:table-cell>
          <table:table-cell table:style-name="ce21" table:formula="of:=IF(LEN([.L2])=0;&quot;&quot;;LEN([.L2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TriggerEnable</text:p>
          </table:table-cell>
          <table:table-cell/>
          <table:table-cell table:style-name="ce10" table:content-validation-name="val12"/>
          <table:table-cell table:style-name="ce13" table:formula="of:=IF([.I3]&lt;&gt;&quot;&quot;;CONCATENATE([.A3];[.B3];[.C3];[.D3];[.E3];IF([.G3]&lt;&gt;&quot;&quot;;CONCATENATE([.F3];[.G3]);&quot;&quot;);[.H3];[.I3];[.J3];[.K3]);&quot;&quot;)" office:value-type="string" office:string-value="LNRF:MOD1-EPS:TriggerEnable" calcext:value-type="string">
            <text:p>LNRF:MOD1-EPS:TriggerEnable</text:p>
          </table:table-cell>
          <table:table-cell table:style-name="ce21" table:formula="of:=IF(LEN([.L3])=0;&quot;&quot;;LEN([.L3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GunEnable</text:p>
          </table:table-cell>
          <table:table-cell/>
          <table:table-cell table:style-name="ce10" table:content-validation-name="val12"/>
          <table:table-cell table:style-name="ce13" table:formula="of:=IF([.I4]&lt;&gt;&quot;&quot;;CONCATENATE([.A4];[.B4];[.C4];[.D4];[.E4];IF([.G4]&lt;&gt;&quot;&quot;;CONCATENATE([.F4];[.G4]);&quot;&quot;);[.H4];[.I4];[.J4];[.K4]);&quot;&quot;)" office:value-type="string" office:string-value="LNRF:MOD1-EPS:EGunEnable" calcext:value-type="string">
            <text:p>LNRF:MOD1-EPS:EGunEnable</text:p>
          </table:table-cell>
          <table:table-cell table:style-name="ce21" table:formula="of:=IF(LEN([.L4])=0;&quot;&quot;;LEN([.L4])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GunTestMode</text:p>
          </table:table-cell>
          <table:table-cell/>
          <table:table-cell table:style-name="ce10" table:content-validation-name="val12"/>
          <table:table-cell table:style-name="ce13" table:formula="of:=IF([.I5]&lt;&gt;&quot;&quot;;CONCATENATE([.A5];[.B5];[.C5];[.D5];[.E5];IF([.G5]&lt;&gt;&quot;&quot;;CONCATENATE([.F5];[.G5]);&quot;&quot;);[.H5];[.I5];[.J5];[.K5]);&quot;&quot;)" office:value-type="string" office:string-value="LNRF:MOD1-EPS:EGunTestMode" calcext:value-type="string">
            <text:p>LNRF:MOD1-EPS:EGunTestMode</text:p>
          </table:table-cell>
          <table:table-cell table:style-name="ce21" table:formula="of:=IF(LEN([.L5])=0;&quot;&quot;;LEN([.L5])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GunTestModeLatch</text:p>
          </table:table-cell>
          <table:table-cell/>
          <table:table-cell table:style-name="ce10" table:content-validation-name="val12"/>
          <table:table-cell table:style-name="ce13" table:formula="of:=IF([.I6]&lt;&gt;&quot;&quot;;CONCATENATE([.A6];[.B6];[.C6];[.D6];[.E6];IF([.G6]&lt;&gt;&quot;&quot;;CONCATENATE([.F6];[.G6]);&quot;&quot;);[.H6];[.I6];[.J6];[.K6]);&quot;&quot;)" office:value-type="string" office:string-value="LNRF:MOD1-EPS:EGunTestModeLatch" calcext:value-type="string">
            <text:p>LNRF:MOD1-EPS:EGunTestModeLatch</text:p>
          </table:table-cell>
          <table:table-cell table:style-name="ce21" table:formula="of:=IF(LEN([.L6])=0;&quot;&quot;;LEN([.L6]))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WaveguideVac</text:p>
          </table:table-cell>
          <table:table-cell/>
          <table:table-cell table:style-name="ce10" table:content-validation-name="val12"/>
          <table:table-cell table:style-name="ce13" table:formula="of:=IF([.I7]&lt;&gt;&quot;&quot;;CONCATENATE([.A7];[.B7];[.C7];[.D7];[.E7];IF([.G7]&lt;&gt;&quot;&quot;;CONCATENATE([.F7];[.G7]);&quot;&quot;);[.H7];[.I7];[.J7];[.K7]);&quot;&quot;)" office:value-type="string" office:string-value="LNRF:MOD1-EPS:WaveguideVac" calcext:value-type="string">
            <text:p>LNRF:MOD1-EPS:WaveguideVac</text:p>
          </table:table-cell>
          <table:table-cell table:style-name="ce21" table:formula="of:=IF(LEN([.L7])=0;&quot;&quot;;LEN([.L7])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WaveguideVacLatch</text:p>
          </table:table-cell>
          <table:table-cell/>
          <table:table-cell table:style-name="ce10" table:content-validation-name="val12"/>
          <table:table-cell table:style-name="ce13" table:formula="of:=IF([.I8]&lt;&gt;&quot;&quot;;CONCATENATE([.A8];[.B8];[.C8];[.D8];[.E8];IF([.G8]&lt;&gt;&quot;&quot;;CONCATENATE([.F8];[.G8]);&quot;&quot;);[.H8];[.I8];[.J8];[.K8]);&quot;&quot;)" office:value-type="string" office:string-value="LNRF:MOD1-EPS:WaveguideVacLatch" calcext:value-type="string">
            <text:p>LNRF:MOD1-EPS:WaveguideVacLatch</text:p>
          </table:table-cell>
          <table:table-cell table:style-name="ce21" table:formula="of:=IF(LEN([.L8])=0;&quot;&quot;;LEN([.L8]))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AccelVac</text:p>
          </table:table-cell>
          <table:table-cell/>
          <table:table-cell table:style-name="ce10" table:content-validation-name="val12"/>
          <table:table-cell table:style-name="ce13" table:formula="of:=IF([.I9]&lt;&gt;&quot;&quot;;CONCATENATE([.A9];[.B9];[.C9];[.D9];[.E9];IF([.G9]&lt;&gt;&quot;&quot;;CONCATENATE([.F9];[.G9]);&quot;&quot;);[.H9];[.I9];[.J9];[.K9]);&quot;&quot;)" office:value-type="string" office:string-value="LNRF:MOD1-EPS:AccelVac" calcext:value-type="string">
            <text:p>LNRF:MOD1-EPS:AccelVac</text:p>
          </table:table-cell>
          <table:table-cell table:style-name="ce21" table:formula="of:=IF(LEN([.L9])=0;&quot;&quot;;LEN([.L9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AccelVacLatch</text:p>
          </table:table-cell>
          <table:table-cell/>
          <table:table-cell table:style-name="ce10" table:content-validation-name="val12"/>
          <table:table-cell table:style-name="ce13" table:formula="of:=IF([.I10]&lt;&gt;&quot;&quot;;CONCATENATE([.A10];[.B10];[.C10];[.D10];[.E10];IF([.G10]&lt;&gt;&quot;&quot;;CONCATENATE([.F10];[.G10]);&quot;&quot;);[.H10];[.I10];[.J10];[.K10]);&quot;&quot;)" office:value-type="string" office:string-value="LNRF:MOD1-EPS:AccelVacLatch" calcext:value-type="string">
            <text:p>LNRF:MOD1-EPS:AccelVacLatch</text:p>
          </table:table-cell>
          <table:table-cell table:style-name="ce21" table:formula="of:=IF(LEN([.L10])=0;&quot;&quot;;LEN([.L10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AccelTemp</text:p>
          </table:table-cell>
          <table:table-cell/>
          <table:table-cell table:style-name="ce10" table:content-validation-name="val12"/>
          <table:table-cell table:style-name="ce13" table:formula="of:=IF([.I11]&lt;&gt;&quot;&quot;;CONCATENATE([.A11];[.B11];[.C11];[.D11];[.E11];IF([.G11]&lt;&gt;&quot;&quot;;CONCATENATE([.F11];[.G11]);&quot;&quot;);[.H11];[.I11];[.J11];[.K11]);&quot;&quot;)" office:value-type="string" office:string-value="LNRF:MOD1-EPS:AccelTemp" calcext:value-type="string">
            <text:p>LNRF:MOD1-EPS:AccelTemp</text:p>
          </table:table-cell>
          <table:table-cell table:style-name="ce21" table:formula="of:=IF(LEN([.L11])=0;&quot;&quot;;LEN([.L11]))" office:value-type="float" office:value="23" calcext:value-type="float">
            <text:p>23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AccelTempLatch</text:p>
          </table:table-cell>
          <table:table-cell/>
          <table:table-cell table:style-name="ce10" table:content-validation-name="val12"/>
          <table:table-cell table:style-name="ce13" table:formula="of:=IF([.I12]&lt;&gt;&quot;&quot;;CONCATENATE([.A12];[.B12];[.C12];[.D12];[.E12];IF([.G12]&lt;&gt;&quot;&quot;;CONCATENATE([.F12];[.G12]);&quot;&quot;);[.H12];[.I12];[.J12];[.K12]);&quot;&quot;)" office:value-type="string" office:string-value="LNRF:MOD1-EPS:AccelTempLatch" calcext:value-type="string">
            <text:p>LNRF:MOD1-EPS:AccelTempLatch</text:p>
          </table:table-cell>
          <table:table-cell table:style-name="ce21" table:formula="of:=IF(LEN([.L12])=0;&quot;&quot;;LEN([.L12]))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AccelWaterFlow</text:p>
          </table:table-cell>
          <table:table-cell/>
          <table:table-cell table:style-name="ce10" table:content-validation-name="val12"/>
          <table:table-cell table:style-name="ce13" table:formula="of:=IF([.I13]&lt;&gt;&quot;&quot;;CONCATENATE([.A13];[.B13];[.C13];[.D13];[.E13];IF([.G13]&lt;&gt;&quot;&quot;;CONCATENATE([.F13];[.G13]);&quot;&quot;);[.H13];[.I13];[.J13];[.K13]);&quot;&quot;)" office:value-type="string" office:string-value="LNRF:MOD1-EPS:AccelWaterFlow" calcext:value-type="string">
            <text:p>LNRF:MOD1-EPS:AccelWaterFlow</text:p>
          </table:table-cell>
          <table:table-cell table:style-name="ce21" table:formula="of:=IF(LEN([.L13])=0;&quot;&quot;;LEN([.L13]))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AccelWaterFlowLatch</text:p>
          </table:table-cell>
          <table:table-cell/>
          <table:table-cell table:style-name="ce10" table:content-validation-name="val12"/>
          <table:table-cell table:style-name="ce13" table:formula="of:=IF([.I14]&lt;&gt;&quot;&quot;;CONCATENATE([.A14];[.B14];[.C14];[.D14];[.E14];IF([.G14]&lt;&gt;&quot;&quot;;CONCATENATE([.F14];[.G14]);&quot;&quot;);[.H14];[.I14];[.J14];[.K14]);&quot;&quot;)" office:value-type="string" office:string-value="LNRF:MOD1-EPS:AccelWaterFlowLatch" calcext:value-type="string">
            <text:p>LNRF:MOD1-EPS:AccelWaterFlowLatch</text:p>
          </table:table-cell>
          <table:table-cell table:style-name="ce21" table:formula="of:=IF(LEN([.L14])=0;&quot;&quot;;LEN([.L14]))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evPowerTrip</text:p>
          </table:table-cell>
          <table:table-cell/>
          <table:table-cell table:style-name="ce10" table:content-validation-name="val12"/>
          <table:table-cell table:style-name="ce13" table:formula="of:=IF([.I15]&lt;&gt;&quot;&quot;;CONCATENATE([.A15];[.B15];[.C15];[.D15];[.E15];IF([.G15]&lt;&gt;&quot;&quot;;CONCATENATE([.F15];[.G15]);&quot;&quot;);[.H15];[.I15];[.J15];[.K15]);&quot;&quot;)" office:value-type="string" office:string-value="LNRF:MOD1-EPS:RevPowerTrip" calcext:value-type="string">
            <text:p>LNRF:MOD1-EPS:RevPowerTrip</text:p>
          </table:table-cell>
          <table:table-cell table:style-name="ce21" table:formula="of:=IF(LEN([.L15])=0;&quot;&quot;;LEN([.L15])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evPowerTripLatch</text:p>
          </table:table-cell>
          <table:table-cell/>
          <table:table-cell table:style-name="ce10" table:content-validation-name="val12"/>
          <table:table-cell table:style-name="ce13" table:formula="of:=IF([.I16]&lt;&gt;&quot;&quot;;CONCATENATE([.A16];[.B16];[.C16];[.D16];[.E16];IF([.G16]&lt;&gt;&quot;&quot;;CONCATENATE([.F16];[.G16]);&quot;&quot;);[.H16];[.I16];[.J16];[.K16]);&quot;&quot;)" office:value-type="string" office:string-value="LNRF:MOD1-EPS:RevPowerTripLatch" calcext:value-type="string">
            <text:p>LNRF:MOD1-EPS:RevPowerTripLatch</text:p>
          </table:table-cell>
          <table:table-cell table:style-name="ce21" table:formula="of:=IF(LEN([.L16])=0;&quot;&quot;;LEN([.L16]))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LNValveOpen</text:p>
          </table:table-cell>
          <table:table-cell table:style-name="ce11"/>
          <table:table-cell table:style-name="ce11" table:content-validation-name="val12"/>
          <table:table-cell table:style-name="ce13" table:formula="of:=IF([.I17]&lt;&gt;&quot;&quot;;CONCATENATE([.A17];[.B17];[.C17];[.D17];[.E17];IF([.G17]&lt;&gt;&quot;&quot;;CONCATENATE([.F17];[.G17]);&quot;&quot;);[.H17];[.I17];[.J17];[.K17]);&quot;&quot;)" office:value-type="string" office:string-value="LNRF:MOD1-EPS:LNValveOpen" calcext:value-type="string">
            <text:p>LNRF:MOD1-EPS:LNValveOpen</text:p>
          </table:table-cell>
          <table:table-cell table:style-name="ce21" table:formula="of:=IF(LEN([.L17])=0;&quot;&quot;;LEN([.L17]))" office:value-type="float" office:value="25" calcext:value-type="float">
            <text:p>25</text:p>
          </table:table-cell>
          <table:table-cell table:style-name="ce11" table:number-columns-repeated="14"/>
          <table:table-cell table:number-columns-repeated="997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LNValveOpenLatch</text:p>
          </table:table-cell>
          <table:table-cell table:style-name="ce11"/>
          <table:table-cell table:style-name="ce11" table:content-validation-name="val12"/>
          <table:table-cell table:style-name="ce13" table:formula="of:=IF([.I18]&lt;&gt;&quot;&quot;;CONCATENATE([.A18];[.B18];[.C18];[.D18];[.E18];IF([.G18]&lt;&gt;&quot;&quot;;CONCATENATE([.F18];[.G18]);&quot;&quot;);[.H18];[.I18];[.J18];[.K18]);&quot;&quot;)" office:value-type="string" office:string-value="LNRF:MOD1-EPS:LNValveOpenLatch" calcext:value-type="string">
            <text:p>LNRF:MOD1-EPS:LNValveOpenLatch</text:p>
          </table:table-cell>
          <table:table-cell table:style-name="ce21" table:formula="of:=IF(LEN([.L18])=0;&quot;&quot;;LEN([.L18]))" office:value-type="float" office:value="30" calcext:value-type="float">
            <text:p>30</text:p>
          </table:table-cell>
          <table:table-cell table:style-name="ce11" table:number-columns-repeated="14"/>
          <table:table-cell table:number-columns-repeated="997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LNValveClosed</text:p>
          </table:table-cell>
          <table:table-cell/>
          <table:table-cell table:style-name="ce10" table:content-validation-name="val12"/>
          <table:table-cell table:style-name="ce13" table:formula="of:=IF([.I19]&lt;&gt;&quot;&quot;;CONCATENATE([.A19];[.B19];[.C19];[.D19];[.E19];IF([.G19]&lt;&gt;&quot;&quot;;CONCATENATE([.F19];[.G19]);&quot;&quot;);[.H19];[.I19];[.J19];[.K19]);&quot;&quot;)" office:value-type="string" office:string-value="LNRF:MOD1-EPS:LNValveClosed" calcext:value-type="string">
            <text:p>LNRF:MOD1-EPS:LNValveClosed</text:p>
          </table:table-cell>
          <table:table-cell table:style-name="ce21" table:formula="of:=IF(LEN([.L19])=0;&quot;&quot;;LEN([.L19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LNValveClosedLatch</text:p>
          </table:table-cell>
          <table:table-cell/>
          <table:table-cell table:style-name="ce11" table:content-validation-name="val12"/>
          <table:table-cell table:style-name="ce13" table:formula="of:=IF([.I20]&lt;&gt;&quot;&quot;;CONCATENATE([.A20];[.B20];[.C20];[.D20];[.E20];IF([.G20]&lt;&gt;&quot;&quot;;CONCATENATE([.F20];[.G20]);&quot;&quot;);[.H20];[.I20];[.J20];[.K20]);&quot;&quot;)" office:value-type="string" office:string-value="LNRF:MOD1-EPS:LNValveClosedLatch" calcext:value-type="string">
            <text:p>LNRF:MOD1-EPS:LNValveClosedLatch</text:p>
          </table:table-cell>
          <table:table-cell table:style-name="ce21" table:formula="of:=IF(LEN([.L20])=0;&quot;&quot;;LEN([.L20]))"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GunValveClosed</text:p>
          </table:table-cell>
          <table:table-cell/>
          <table:table-cell table:style-name="ce10" table:content-validation-name="val12"/>
          <table:table-cell table:style-name="ce13" table:formula="of:=IF([.I21]&lt;&gt;&quot;&quot;;CONCATENATE([.A21];[.B21];[.C21];[.D21];[.E21];IF([.G21]&lt;&gt;&quot;&quot;;CONCATENATE([.F21];[.G21]);&quot;&quot;);[.H21];[.I21];[.J21];[.K21]);&quot;&quot;)" office:value-type="string" office:string-value="LNRF:MOD1-EPS:EGunValveClosed" calcext:value-type="string">
            <text:p>LNRF:MOD1-EPS:EGunValveClosed</text:p>
          </table:table-cell>
          <table:table-cell table:style-name="ce21" table:formula="of:=IF(LEN([.L21])=0;&quot;&quot;;LEN([.L21])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EGunValveClosedLatch</text:p>
          </table:table-cell>
          <table:table-cell/>
          <table:table-cell table:style-name="ce11" table:content-validation-name="val12"/>
          <table:table-cell table:style-name="ce13" table:formula="of:=IF([.I22]&lt;&gt;&quot;&quot;;CONCATENATE([.A22];[.B22];[.C22];[.D22];[.E22];IF([.G22]&lt;&gt;&quot;&quot;;CONCATENATE([.F22];[.G22]);&quot;&quot;);[.H22];[.I22];[.J22];[.K22]);&quot;&quot;)" office:value-type="string" office:string-value="LNRF:MOD1-EPS:EGunValveClosedLatch" calcext:value-type="string">
            <text:p>LNRF:MOD1-EPS:EGunValveClosedLatch</text:p>
          </table:table-cell>
          <table:table-cell table:style-name="ce21" table:formula="of:=IF(LEN([.L22])=0;&quot;&quot;;LEN([.L22])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GunOperationPermit</text:p>
          </table:table-cell>
          <table:table-cell table:style-name="ce11"/>
          <table:table-cell table:style-name="ce11" table:content-validation-name="val12"/>
          <table:table-cell table:style-name="ce13" table:formula="of:=IF([.I23]&lt;&gt;&quot;&quot;;CONCATENATE([.A23];[.B23];[.C23];[.D23];[.E23];IF([.G23]&lt;&gt;&quot;&quot;;CONCATENATE([.F23];[.G23]);&quot;&quot;);[.H23];[.I23];[.J23];[.K23]);&quot;&quot;)" office:value-type="string" office:string-value="LNRF:MOD1-EPS:GunOperationPermit" calcext:value-type="string">
            <text:p>LNRF:MOD1-EPS:GunOperationPermit</text:p>
          </table:table-cell>
          <table:table-cell table:style-name="ce21" table:formula="of:=IF(LEN([.L23])=0;&quot;&quot;;LEN([.L23]))" office:value-type="float" office:value="32" calcext:value-type="float">
            <text:p>32</text:p>
          </table:table-cell>
          <table:table-cell table:style-name="ce11" table:number-columns-repeated="14"/>
          <table:table-cell table:number-columns-repeated="997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Reset</text:p>
          </table:table-cell>
          <table:table-cell/>
          <table:table-cell table:style-name="ce11" table:content-validation-name="val12" office:value-type="string" calcext:value-type="string">
            <text:p>Cmd</text:p>
          </table:table-cell>
          <table:table-cell table:style-name="ce13" table:formula="of:=IF([.I24]&lt;&gt;&quot;&quot;;CONCATENATE([.A24];[.B24];[.C24];[.D24];[.E24];IF([.G24]&lt;&gt;&quot;&quot;;CONCATENATE([.F24];[.G24]);&quot;&quot;);[.H24];[.I24];[.J24];[.K24]);&quot;&quot;)" office:value-type="string" office:string-value="LNRF:MOD1-EPS:ResetCmd" calcext:value-type="string">
            <text:p>LNRF:MOD1-EPS:ResetCmd</text:p>
          </table:table-cell>
          <table:table-cell table:style-name="ce21" table:formula="of:=IF(LEN([.L24])=0;&quot;&quot;;LEN([.L24]))" office:value-type="float" office:value="22" calcext:value-type="float">
            <text:p>22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KlyCoaxSW1ChainA</text:p>
          </table:table-cell>
          <table:table-cell/>
          <table:table-cell table:style-name="ce10" table:content-validation-name="val12"/>
          <table:table-cell table:style-name="ce13" table:formula="of:=IF([.I25]&lt;&gt;&quot;&quot;;CONCATENATE([.A25];[.B25];[.C25];[.D25];[.E25];IF([.G25]&lt;&gt;&quot;&quot;;CONCATENATE([.F25];[.G25]);&quot;&quot;);[.H25];[.I25];[.J25];[.K25]);&quot;&quot;)" office:value-type="string" office:string-value="LNRF:MOD1-EPS:KlyCoaxSW1ChainA" calcext:value-type="string">
            <text:p>LNRF:MOD1-EPS:KlyCoaxSW1ChainA</text:p>
          </table:table-cell>
          <table:table-cell table:style-name="ce21" table:formula="of:=IF(LEN([.L25])=0;&quot;&quot;;LEN([.L25])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KlyCoaxSW1ChainB</text:p>
          </table:table-cell>
          <table:table-cell/>
          <table:table-cell table:style-name="ce10" table:content-validation-name="val12"/>
          <table:table-cell table:style-name="ce13" table:formula="of:=IF([.I26]&lt;&gt;&quot;&quot;;CONCATENATE([.A26];[.B26];[.C26];[.D26];[.E26];IF([.G26]&lt;&gt;&quot;&quot;;CONCATENATE([.F26];[.G26]);&quot;&quot;);[.H26];[.I26];[.J26];[.K26]);&quot;&quot;)" office:value-type="string" office:string-value="LNRF:MOD1-EPS:KlyCoaxSW1ChainB" calcext:value-type="string">
            <text:p>LNRF:MOD1-EPS:KlyCoaxSW1ChainB</text:p>
          </table:table-cell>
          <table:table-cell table:style-name="ce21" table:formula="of:=IF(LEN([.L26])=0;&quot;&quot;;LEN([.L26])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KeyOperChainA</text:p>
          </table:table-cell>
          <table:table-cell/>
          <table:table-cell table:style-name="ce10" table:content-validation-name="val12"/>
          <table:table-cell table:style-name="ce13" table:formula="of:=IF([.I27]&lt;&gt;&quot;&quot;;CONCATENATE([.A27];[.B27];[.C27];[.D27];[.E27];IF([.G27]&lt;&gt;&quot;&quot;;CONCATENATE([.F27];[.G27]);&quot;&quot;);[.H27];[.I27];[.J27];[.K27]);&quot;&quot;)" office:value-type="string" office:string-value="LNRF:MOD1-EPS:KeyOperChainA" calcext:value-type="string">
            <text:p>LNRF:MOD1-EPS:KeyOperChainA</text:p>
          </table:table-cell>
          <table:table-cell table:style-name="ce21" table:formula="of:=IF(LEN([.L27])=0;&quot;&quot;;LEN([.L27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KeyOperChainB</text:p>
          </table:table-cell>
          <table:table-cell/>
          <table:table-cell table:style-name="ce10" table:content-validation-name="val12"/>
          <table:table-cell table:style-name="ce13" table:formula="of:=IF([.I28]&lt;&gt;&quot;&quot;;CONCATENATE([.A28];[.B28];[.C28];[.D28];[.E28];IF([.G28]&lt;&gt;&quot;&quot;;CONCATENATE([.F28];[.G28]);&quot;&quot;);[.H28];[.I28];[.J28];[.K28]);&quot;&quot;)" office:value-type="string" office:string-value="LNRF:MOD1-EPS:KeyOperChainB" calcext:value-type="string">
            <text:p>LNRF:MOD1-EPS:KeyOperChainB</text:p>
          </table:table-cell>
          <table:table-cell table:style-name="ce21" table:formula="of:=IF(LEN([.L28])=0;&quot;&quot;;LEN([.L28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KeyRFTestChainA</text:p>
          </table:table-cell>
          <table:table-cell/>
          <table:table-cell table:style-name="ce10" table:content-validation-name="val12"/>
          <table:table-cell table:style-name="ce13" table:formula="of:=IF([.I29]&lt;&gt;&quot;&quot;;CONCATENATE([.A29];[.B29];[.C29];[.D29];[.E29];IF([.G29]&lt;&gt;&quot;&quot;;CONCATENATE([.F29];[.G29]);&quot;&quot;);[.H29];[.I29];[.J29];[.K29]);&quot;&quot;)" office:value-type="string" office:string-value="LNRF:MOD1-EPS:KeyRFTestChainA" calcext:value-type="string">
            <text:p>LNRF:MOD1-EPS:KeyRFTestChainA</text:p>
          </table:table-cell>
          <table:table-cell table:style-name="ce21" table:formula="of:=IF(LEN([.L29])=0;&quot;&quot;;LEN([.L29])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KeyRFTestChainB</text:p>
          </table:table-cell>
          <table:table-cell/>
          <table:table-cell table:style-name="ce10" table:content-validation-name="val12"/>
          <table:table-cell table:style-name="ce13" table:formula="of:=IF([.I30]&lt;&gt;&quot;&quot;;CONCATENATE([.A30];[.B30];[.C30];[.D30];[.E30];IF([.G30]&lt;&gt;&quot;&quot;;CONCATENATE([.F30];[.G30]);&quot;&quot;);[.H30];[.I30];[.J30];[.K30]);&quot;&quot;)" office:value-type="string" office:string-value="LNRF:MOD1-EPS:KeyRFTestChainB" calcext:value-type="string">
            <text:p>LNRF:MOD1-EPS:KeyRFTestChainB</text:p>
          </table:table-cell>
          <table:table-cell table:style-name="ce21" table:formula="of:=IF(LEN([.L30])=0;&quot;&quot;;LEN([.L30]))" office:value-type="float" office:value="29" calcext:value-type="float">
            <text:p>29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PSSMainChainA</text:p>
          </table:table-cell>
          <table:table-cell/>
          <table:table-cell table:style-name="ce10" table:content-validation-name="val12"/>
          <table:table-cell table:style-name="ce13" table:formula="of:=IF([.I31]&lt;&gt;&quot;&quot;;CONCATENATE([.A31];[.B31];[.C31];[.D31];[.E31];IF([.G31]&lt;&gt;&quot;&quot;;CONCATENATE([.F31];[.G31]);&quot;&quot;);[.H31];[.I31];[.J31];[.K31]);&quot;&quot;)" office:value-type="string" office:string-value="LNRF:MOD1-EPS:PSSMainChainA" calcext:value-type="string">
            <text:p>LNRF:MOD1-EPS:PSSMainChainA</text:p>
          </table:table-cell>
          <table:table-cell table:style-name="ce21" table:formula="of:=IF(LEN([.L31])=0;&quot;&quot;;LEN([.L31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PSSMainChainB</text:p>
          </table:table-cell>
          <table:table-cell/>
          <table:table-cell table:style-name="ce10" table:content-validation-name="val12"/>
          <table:table-cell table:style-name="ce13" table:formula="of:=IF([.I32]&lt;&gt;&quot;&quot;;CONCATENATE([.A32];[.B32];[.C32];[.D32];[.E32];IF([.G32]&lt;&gt;&quot;&quot;;CONCATENATE([.F32];[.G32]);&quot;&quot;);[.H32];[.I32];[.J32];[.K32]);&quot;&quot;)" office:value-type="string" office:string-value="LNRF:MOD1-EPS:PSSMainChainB" calcext:value-type="string">
            <text:p>LNRF:MOD1-EPS:PSSMainChainB</text:p>
          </table:table-cell>
          <table:table-cell table:style-name="ce21" table:formula="of:=IF(LEN([.L32])=0;&quot;&quot;;LEN([.L32]))" office:value-type="float" office:value="27" calcext:value-type="float">
            <text:p>27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EPS</text:p>
          </table:table-cell>
          <table:table-cell table:style-name="ce11" office:value-type="string" calcext:value-type="string">
            <text:p>:</text:p>
          </table:table-cell>
          <table:table-cell table:style-name="ce11" office:value-type="string" calcext:value-type="string">
            <text:p>24VOK</text:p>
          </table:table-cell>
          <table:table-cell/>
          <table:table-cell table:style-name="ce10" table:content-validation-name="val12"/>
          <table:table-cell table:style-name="ce13" table:formula="of:=IF([.I33]&lt;&gt;&quot;&quot;;CONCATENATE([.A33];[.B33];[.C33];[.D33];[.E33];IF([.G33]&lt;&gt;&quot;&quot;;CONCATENATE([.F33];[.G33]);&quot;&quot;);[.H33];[.I33];[.J33];[.K33]);&quot;&quot;)" office:value-type="string" office:string-value="LNRF:MOD1-EPS:24VOK" calcext:value-type="string">
            <text:p>LNRF:MOD1-EPS:24VOK</text:p>
          </table:table-cell>
          <table:table-cell table:style-name="ce21" table:formula="of:=IF(LEN([.L33])=0;&quot;&quot;;LEN([.L33])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34]&lt;&gt;&quot;&quot;;CONCATENATE([.A34];[.B34];[.C34];[.D34];[.E34];IF([.G34]&lt;&gt;&quot;&quot;;CONCATENATE([.F34];[.G34]);&quot;&quot;);[.H34];[.I34];[.J34];[.K34]);&quot;&quot;)">
            <text:p/>
          </table:table-cell>
          <table:table-cell table:style-name="ce21" table:formula="of:=IF(LEN([.L34])=0;&quot;&quot;;LEN([.L3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35]&lt;&gt;&quot;&quot;;CONCATENATE([.A35];[.B35];[.C35];[.D35];[.E35];IF([.G35]&lt;&gt;&quot;&quot;;CONCATENATE([.F35];[.G35]);&quot;&quot;);[.H35];[.I35];[.J35];[.K35]);&quot;&quot;)">
            <text:p/>
          </table:table-cell>
          <table:table-cell table:style-name="ce21" table:formula="of:=IF(LEN([.L35])=0;&quot;&quot;;LEN([.L3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36]&lt;&gt;&quot;&quot;;CONCATENATE([.A36];[.B36];[.C36];[.D36];[.E36];IF([.G36]&lt;&gt;&quot;&quot;;CONCATENATE([.F36];[.G36]);&quot;&quot;);[.H36];[.I36];[.J36];[.K36]);&quot;&quot;)">
            <text:p/>
          </table:table-cell>
          <table:table-cell table:style-name="ce21" table:formula="of:=IF(LEN([.L36])=0;&quot;&quot;;LEN([.L3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37]&lt;&gt;&quot;&quot;;CONCATENATE([.A37];[.B37];[.C37];[.D37];[.E37];IF([.G37]&lt;&gt;&quot;&quot;;CONCATENATE([.F37];[.G37]);&quot;&quot;);[.H37];[.I37];[.J37];[.K37]);&quot;&quot;)">
            <text:p/>
          </table:table-cell>
          <table:table-cell table:style-name="ce21" table:formula="of:=IF(LEN([.L37])=0;&quot;&quot;;LEN([.L3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38]&lt;&gt;&quot;&quot;;CONCATENATE([.A38];[.B38];[.C38];[.D38];[.E38];IF([.G38]&lt;&gt;&quot;&quot;;CONCATENATE([.F38];[.G38]);&quot;&quot;);[.H38];[.I38];[.J38];[.K38]);&quot;&quot;)">
            <text:p/>
          </table:table-cell>
          <table:table-cell table:style-name="ce21" table:formula="of:=IF(LEN([.L38])=0;&quot;&quot;;LEN([.L3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39]&lt;&gt;&quot;&quot;;CONCATENATE([.A39];[.B39];[.C39];[.D39];[.E39];IF([.G39]&lt;&gt;&quot;&quot;;CONCATENATE([.F39];[.G39]);&quot;&quot;);[.H39];[.I39];[.J39];[.K39]);&quot;&quot;)">
            <text:p/>
          </table:table-cell>
          <table:table-cell table:style-name="ce21" table:formula="of:=IF(LEN([.L39])=0;&quot;&quot;;LEN([.L3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0]&lt;&gt;&quot;&quot;;CONCATENATE([.A40];[.B40];[.C40];[.D40];[.E40];IF([.G40]&lt;&gt;&quot;&quot;;CONCATENATE([.F40];[.G40]);&quot;&quot;);[.H40];[.I40];[.J40];[.K40]);&quot;&quot;)">
            <text:p/>
          </table:table-cell>
          <table:table-cell table:style-name="ce21" table:formula="of:=IF(LEN([.L40])=0;&quot;&quot;;LEN([.L4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1]&lt;&gt;&quot;&quot;;CONCATENATE([.A41];[.B41];[.C41];[.D41];[.E41];IF([.G41]&lt;&gt;&quot;&quot;;CONCATENATE([.F41];[.G41]);&quot;&quot;);[.H41];[.I41];[.J41];[.K41]);&quot;&quot;)">
            <text:p/>
          </table:table-cell>
          <table:table-cell table:style-name="ce21" table:formula="of:=IF(LEN([.L41])=0;&quot;&quot;;LEN([.L4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2]&lt;&gt;&quot;&quot;;CONCATENATE([.A42];[.B42];[.C42];[.D42];[.E42];IF([.G42]&lt;&gt;&quot;&quot;;CONCATENATE([.F42];[.G42]);&quot;&quot;);[.H42];[.I42];[.J42];[.K42]);&quot;&quot;)">
            <text:p/>
          </table:table-cell>
          <table:table-cell table:style-name="ce21" table:formula="of:=IF(LEN([.L42])=0;&quot;&quot;;LEN([.L4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3]&lt;&gt;&quot;&quot;;CONCATENATE([.A43];[.B43];[.C43];[.D43];[.E43];IF([.G43]&lt;&gt;&quot;&quot;;CONCATENATE([.F43];[.G43]);&quot;&quot;);[.H43];[.I43];[.J43];[.K43]);&quot;&quot;)">
            <text:p/>
          </table:table-cell>
          <table:table-cell table:style-name="ce21" table:formula="of:=IF(LEN([.L43])=0;&quot;&quot;;LEN([.L4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4]&lt;&gt;&quot;&quot;;CONCATENATE([.A44];[.B44];[.C44];[.D44];[.E44];IF([.G44]&lt;&gt;&quot;&quot;;CONCATENATE([.F44];[.G44]);&quot;&quot;);[.H44];[.I44];[.J44];[.K44]);&quot;&quot;)">
            <text:p/>
          </table:table-cell>
          <table:table-cell table:style-name="ce21" table:formula="of:=IF(LEN([.L44])=0;&quot;&quot;;LEN([.L4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5]&lt;&gt;&quot;&quot;;CONCATENATE([.A45];[.B45];[.C45];[.D45];[.E45];IF([.G45]&lt;&gt;&quot;&quot;;CONCATENATE([.F45];[.G45]);&quot;&quot;);[.H45];[.I45];[.J45];[.K45]);&quot;&quot;)">
            <text:p/>
          </table:table-cell>
          <table:table-cell table:style-name="ce21" table:formula="of:=IF(LEN([.L45])=0;&quot;&quot;;LEN([.L4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6]&lt;&gt;&quot;&quot;;CONCATENATE([.A46];[.B46];[.C46];[.D46];[.E46];IF([.G46]&lt;&gt;&quot;&quot;;CONCATENATE([.F46];[.G46]);&quot;&quot;);[.H46];[.I46];[.J46];[.K46]);&quot;&quot;)">
            <text:p/>
          </table:table-cell>
          <table:table-cell table:style-name="ce21" table:formula="of:=IF(LEN([.L46])=0;&quot;&quot;;LEN([.L4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7]&lt;&gt;&quot;&quot;;CONCATENATE([.A47];[.B47];[.C47];[.D47];[.E47];IF([.G47]&lt;&gt;&quot;&quot;;CONCATENATE([.F47];[.G47]);&quot;&quot;);[.H47];[.I47];[.J47];[.K47]);&quot;&quot;)">
            <text:p/>
          </table:table-cell>
          <table:table-cell table:style-name="ce21" table:formula="of:=IF(LEN([.L47])=0;&quot;&quot;;LEN([.L4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KLY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8]&lt;&gt;&quot;&quot;;CONCATENATE([.A48];[.B48];[.C48];[.D48];[.E48];IF([.G48]&lt;&gt;&quot;&quot;;CONCATENATE([.F48];[.G48]);&quot;&quot;);[.H48];[.I48];[.J48];[.K48]);&quot;&quot;)">
            <text:p/>
          </table:table-cell>
          <table:table-cell table:style-name="ce21" table:formula="of:=IF(LEN([.L48])=0;&quot;&quot;;LEN([.L4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49]&lt;&gt;&quot;&quot;;CONCATENATE([.A49];[.B49];[.C49];[.D49];[.E49];IF([.G49]&lt;&gt;&quot;&quot;;CONCATENATE([.F49];[.G49]);&quot;&quot;);[.H49];[.I49];[.J49];[.K49]);&quot;&quot;)">
            <text:p/>
          </table:table-cell>
          <table:table-cell table:style-name="ce21" table:formula="of:=IF(LEN([.L49])=0;&quot;&quot;;LEN([.L4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0]&lt;&gt;&quot;&quot;;CONCATENATE([.A50];[.B50];[.C50];[.D50];[.E50];IF([.G50]&lt;&gt;&quot;&quot;;CONCATENATE([.F50];[.G50]);&quot;&quot;);[.H50];[.I50];[.J50];[.K50]);&quot;&quot;)">
            <text:p/>
          </table:table-cell>
          <table:table-cell table:style-name="ce21" table:formula="of:=IF(LEN([.L50])=0;&quot;&quot;;LEN([.L5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1]&lt;&gt;&quot;&quot;;CONCATENATE([.A51];[.B51];[.C51];[.D51];[.E51];IF([.G51]&lt;&gt;&quot;&quot;;CONCATENATE([.F51];[.G51]);&quot;&quot;);[.H51];[.I51];[.J51];[.K51]);&quot;&quot;)">
            <text:p/>
          </table:table-cell>
          <table:table-cell table:style-name="ce21" table:formula="of:=IF(LEN([.L51])=0;&quot;&quot;;LEN([.L5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2]&lt;&gt;&quot;&quot;;CONCATENATE([.A52];[.B52];[.C52];[.D52];[.E52];IF([.G52]&lt;&gt;&quot;&quot;;CONCATENATE([.F52];[.G52]);&quot;&quot;);[.H52];[.I52];[.J52];[.K52]);&quot;&quot;)">
            <text:p/>
          </table:table-cell>
          <table:table-cell table:style-name="ce21" table:formula="of:=IF(LEN([.L52])=0;&quot;&quot;;LEN([.L5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3]&lt;&gt;&quot;&quot;;CONCATENATE([.A53];[.B53];[.C53];[.D53];[.E53];IF([.G53]&lt;&gt;&quot;&quot;;CONCATENATE([.F53];[.G53]);&quot;&quot;);[.H53];[.I53];[.J53];[.K53]);&quot;&quot;)">
            <text:p/>
          </table:table-cell>
          <table:table-cell table:style-name="ce21" table:formula="of:=IF(LEN([.L53])=0;&quot;&quot;;LEN([.L5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4]&lt;&gt;&quot;&quot;;CONCATENATE([.A54];[.B54];[.C54];[.D54];[.E54];IF([.G54]&lt;&gt;&quot;&quot;;CONCATENATE([.F54];[.G54]);&quot;&quot;);[.H54];[.I54];[.J54];[.K54]);&quot;&quot;)">
            <text:p/>
          </table:table-cell>
          <table:table-cell table:style-name="ce21" table:formula="of:=IF(LEN([.L54])=0;&quot;&quot;;LEN([.L5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5]&lt;&gt;&quot;&quot;;CONCATENATE([.A55];[.B55];[.C55];[.D55];[.E55];IF([.G55]&lt;&gt;&quot;&quot;;CONCATENATE([.F55];[.G55]);&quot;&quot;);[.H55];[.I55];[.J55];[.K55]);&quot;&quot;)">
            <text:p/>
          </table:table-cell>
          <table:table-cell table:style-name="ce21" table:formula="of:=IF(LEN([.L55])=0;&quot;&quot;;LEN([.L5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6]&lt;&gt;&quot;&quot;;CONCATENATE([.A56];[.B56];[.C56];[.D56];[.E56];IF([.G56]&lt;&gt;&quot;&quot;;CONCATENATE([.F56];[.G56]);&quot;&quot;);[.H56];[.I56];[.J56];[.K56]);&quot;&quot;)">
            <text:p/>
          </table:table-cell>
          <table:table-cell table:style-name="ce21" table:formula="of:=IF(LEN([.L56])=0;&quot;&quot;;LEN([.L5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7]&lt;&gt;&quot;&quot;;CONCATENATE([.A57];[.B57];[.C57];[.D57];[.E57];IF([.G57]&lt;&gt;&quot;&quot;;CONCATENATE([.F57];[.G57]);&quot;&quot;);[.H57];[.I57];[.J57];[.K57]);&quot;&quot;)">
            <text:p/>
          </table:table-cell>
          <table:table-cell table:style-name="ce21" table:formula="of:=IF(LEN([.L57])=0;&quot;&quot;;LEN([.L5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8]&lt;&gt;&quot;&quot;;CONCATENATE([.A58];[.B58];[.C58];[.D58];[.E58];IF([.G58]&lt;&gt;&quot;&quot;;CONCATENATE([.F58];[.G58]);&quot;&quot;);[.H58];[.I58];[.J58];[.K58]);&quot;&quot;)">
            <text:p/>
          </table:table-cell>
          <table:table-cell table:style-name="ce21" table:formula="of:=IF(LEN([.L58])=0;&quot;&quot;;LEN([.L5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59]&lt;&gt;&quot;&quot;;CONCATENATE([.A59];[.B59];[.C59];[.D59];[.E59];IF([.G59]&lt;&gt;&quot;&quot;;CONCATENATE([.F59];[.G59]);&quot;&quot;);[.H59];[.I59];[.J59];[.K59]);&quot;&quot;)">
            <text:p/>
          </table:table-cell>
          <table:table-cell table:style-name="ce21" table:formula="of:=IF(LEN([.L59])=0;&quot;&quot;;LEN([.L5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0]&lt;&gt;&quot;&quot;;CONCATENATE([.A60];[.B60];[.C60];[.D60];[.E60];IF([.G60]&lt;&gt;&quot;&quot;;CONCATENATE([.F60];[.G60]);&quot;&quot;);[.H60];[.I60];[.J60];[.K60]);&quot;&quot;)">
            <text:p/>
          </table:table-cell>
          <table:table-cell table:style-name="ce21" table:formula="of:=IF(LEN([.L60])=0;&quot;&quot;;LEN([.L6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1]&lt;&gt;&quot;&quot;;CONCATENATE([.A61];[.B61];[.C61];[.D61];[.E61];IF([.G61]&lt;&gt;&quot;&quot;;CONCATENATE([.F61];[.G61]);&quot;&quot;);[.H61];[.I61];[.J61];[.K61]);&quot;&quot;)">
            <text:p/>
          </table:table-cell>
          <table:table-cell table:style-name="ce21" table:formula="of:=IF(LEN([.L61])=0;&quot;&quot;;LEN([.L6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2]&lt;&gt;&quot;&quot;;CONCATENATE([.A62];[.B62];[.C62];[.D62];[.E62];IF([.G62]&lt;&gt;&quot;&quot;;CONCATENATE([.F62];[.G62]);&quot;&quot;);[.H62];[.I62];[.J62];[.K62]);&quot;&quot;)">
            <text:p/>
          </table:table-cell>
          <table:table-cell table:style-name="ce21" table:formula="of:=IF(LEN([.L62])=0;&quot;&quot;;LEN([.L6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3]&lt;&gt;&quot;&quot;;CONCATENATE([.A63];[.B63];[.C63];[.D63];[.E63];IF([.G63]&lt;&gt;&quot;&quot;;CONCATENATE([.F63];[.G63]);&quot;&quot;);[.H63];[.I63];[.J63];[.K63]);&quot;&quot;)">
            <text:p/>
          </table:table-cell>
          <table:table-cell table:style-name="ce21" table:formula="of:=IF(LEN([.L63])=0;&quot;&quot;;LEN([.L6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4]&lt;&gt;&quot;&quot;;CONCATENATE([.A64];[.B64];[.C64];[.D64];[.E64];IF([.G64]&lt;&gt;&quot;&quot;;CONCATENATE([.F64];[.G64]);&quot;&quot;);[.H64];[.I64];[.J64];[.K64]);&quot;&quot;)">
            <text:p/>
          </table:table-cell>
          <table:table-cell table:style-name="ce21" table:formula="of:=IF(LEN([.L64])=0;&quot;&quot;;LEN([.L6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5]&lt;&gt;&quot;&quot;;CONCATENATE([.A65];[.B65];[.C65];[.D65];[.E65];IF([.G65]&lt;&gt;&quot;&quot;;CONCATENATE([.F65];[.G65]);&quot;&quot;);[.H65];[.I65];[.J65];[.K65]);&quot;&quot;)">
            <text:p/>
          </table:table-cell>
          <table:table-cell table:style-name="ce21" table:formula="of:=IF(LEN([.L65])=0;&quot;&quot;;LEN([.L6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6]&lt;&gt;&quot;&quot;;CONCATENATE([.A66];[.B66];[.C66];[.D66];[.E66];IF([.G66]&lt;&gt;&quot;&quot;;CONCATENATE([.F66];[.G66]);&quot;&quot;);[.H66];[.I66];[.J66];[.K66]);&quot;&quot;)">
            <text:p/>
          </table:table-cell>
          <table:table-cell table:style-name="ce21" table:formula="of:=IF(LEN([.L66])=0;&quot;&quot;;LEN([.L6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7]&lt;&gt;&quot;&quot;;CONCATENATE([.A67];[.B67];[.C67];[.D67];[.E67];IF([.G67]&lt;&gt;&quot;&quot;;CONCATENATE([.F67];[.G67]);&quot;&quot;);[.H67];[.I67];[.J67];[.K67]);&quot;&quot;)">
            <text:p/>
          </table:table-cell>
          <table:table-cell table:style-name="ce21" table:formula="of:=IF(LEN([.L67])=0;&quot;&quot;;LEN([.L6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8]&lt;&gt;&quot;&quot;;CONCATENATE([.A68];[.B68];[.C68];[.D68];[.E68];IF([.G68]&lt;&gt;&quot;&quot;;CONCATENATE([.F68];[.G68]);&quot;&quot;);[.H68];[.I68];[.J68];[.K68]);&quot;&quot;)">
            <text:p/>
          </table:table-cell>
          <table:table-cell table:style-name="ce21" table:formula="of:=IF(LEN([.L68])=0;&quot;&quot;;LEN([.L6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69]&lt;&gt;&quot;&quot;;CONCATENATE([.A69];[.B69];[.C69];[.D69];[.E69];IF([.G69]&lt;&gt;&quot;&quot;;CONCATENATE([.F69];[.G69]);&quot;&quot;);[.H69];[.I69];[.J69];[.K69]);&quot;&quot;)">
            <text:p/>
          </table:table-cell>
          <table:table-cell table:style-name="ce21" table:formula="of:=IF(LEN([.L69])=0;&quot;&quot;;LEN([.L6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0]&lt;&gt;&quot;&quot;;CONCATENATE([.A70];[.B70];[.C70];[.D70];[.E70];IF([.G70]&lt;&gt;&quot;&quot;;CONCATENATE([.F70];[.G70]);&quot;&quot;);[.H70];[.I70];[.J70];[.K70]);&quot;&quot;)">
            <text:p/>
          </table:table-cell>
          <table:table-cell table:style-name="ce21" table:formula="of:=IF(LEN([.L70])=0;&quot;&quot;;LEN([.L7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1]&lt;&gt;&quot;&quot;;CONCATENATE([.A71];[.B71];[.C71];[.D71];[.E71];IF([.G71]&lt;&gt;&quot;&quot;;CONCATENATE([.F71];[.G71]);&quot;&quot;);[.H71];[.I71];[.J71];[.K71]);&quot;&quot;)">
            <text:p/>
          </table:table-cell>
          <table:table-cell table:style-name="ce21" table:formula="of:=IF(LEN([.L71])=0;&quot;&quot;;LEN([.L7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2]&lt;&gt;&quot;&quot;;CONCATENATE([.A72];[.B72];[.C72];[.D72];[.E72];IF([.G72]&lt;&gt;&quot;&quot;;CONCATENATE([.F72];[.G72]);&quot;&quot;);[.H72];[.I72];[.J72];[.K72]);&quot;&quot;)">
            <text:p/>
          </table:table-cell>
          <table:table-cell table:style-name="ce21" table:formula="of:=IF(LEN([.L72])=0;&quot;&quot;;LEN([.L7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3]&lt;&gt;&quot;&quot;;CONCATENATE([.A73];[.B73];[.C73];[.D73];[.E73];IF([.G73]&lt;&gt;&quot;&quot;;CONCATENATE([.F73];[.G73]);&quot;&quot;);[.H73];[.I73];[.J73];[.K73]);&quot;&quot;)">
            <text:p/>
          </table:table-cell>
          <table:table-cell table:style-name="ce21" table:formula="of:=IF(LEN([.L73])=0;&quot;&quot;;LEN([.L7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4]&lt;&gt;&quot;&quot;;CONCATENATE([.A74];[.B74];[.C74];[.D74];[.E74];IF([.G74]&lt;&gt;&quot;&quot;;CONCATENATE([.F74];[.G74]);&quot;&quot;);[.H74];[.I74];[.J74];[.K74]);&quot;&quot;)">
            <text:p/>
          </table:table-cell>
          <table:table-cell table:style-name="ce21" table:formula="of:=IF(LEN([.L74])=0;&quot;&quot;;LEN([.L7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5]&lt;&gt;&quot;&quot;;CONCATENATE([.A75];[.B75];[.C75];[.D75];[.E75];IF([.G75]&lt;&gt;&quot;&quot;;CONCATENATE([.F75];[.G75]);&quot;&quot;);[.H75];[.I75];[.J75];[.K75]);&quot;&quot;)">
            <text:p/>
          </table:table-cell>
          <table:table-cell table:style-name="ce21" table:formula="of:=IF(LEN([.L75])=0;&quot;&quot;;LEN([.L7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6]&lt;&gt;&quot;&quot;;CONCATENATE([.A76];[.B76];[.C76];[.D76];[.E76];IF([.G76]&lt;&gt;&quot;&quot;;CONCATENATE([.F76];[.G76]);&quot;&quot;);[.H76];[.I76];[.J76];[.K76]);&quot;&quot;)">
            <text:p/>
          </table:table-cell>
          <table:table-cell table:style-name="ce21" table:formula="of:=IF(LEN([.L76])=0;&quot;&quot;;LEN([.L7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7]&lt;&gt;&quot;&quot;;CONCATENATE([.A77];[.B77];[.C77];[.D77];[.E77];IF([.G77]&lt;&gt;&quot;&quot;;CONCATENATE([.F77];[.G77]);&quot;&quot;);[.H77];[.I77];[.J77];[.K77]);&quot;&quot;)">
            <text:p/>
          </table:table-cell>
          <table:table-cell table:style-name="ce21" table:formula="of:=IF(LEN([.L77])=0;&quot;&quot;;LEN([.L7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8]&lt;&gt;&quot;&quot;;CONCATENATE([.A78];[.B78];[.C78];[.D78];[.E78];IF([.G78]&lt;&gt;&quot;&quot;;CONCATENATE([.F78];[.G78]);&quot;&quot;);[.H78];[.I78];[.J78];[.K78]);&quot;&quot;)">
            <text:p/>
          </table:table-cell>
          <table:table-cell table:style-name="ce21" table:formula="of:=IF(LEN([.L78])=0;&quot;&quot;;LEN([.L7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79]&lt;&gt;&quot;&quot;;CONCATENATE([.A79];[.B79];[.C79];[.D79];[.E79];IF([.G79]&lt;&gt;&quot;&quot;;CONCATENATE([.F79];[.G79]);&quot;&quot;);[.H79];[.I79];[.J79];[.K79]);&quot;&quot;)">
            <text:p/>
          </table:table-cell>
          <table:table-cell table:style-name="ce21" table:formula="of:=IF(LEN([.L79])=0;&quot;&quot;;LEN([.L7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0]&lt;&gt;&quot;&quot;;CONCATENATE([.A80];[.B80];[.C80];[.D80];[.E80];IF([.G80]&lt;&gt;&quot;&quot;;CONCATENATE([.F80];[.G80]);&quot;&quot;);[.H80];[.I80];[.J80];[.K80]);&quot;&quot;)">
            <text:p/>
          </table:table-cell>
          <table:table-cell table:style-name="ce21" table:formula="of:=IF(LEN([.L80])=0;&quot;&quot;;LEN([.L8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1]&lt;&gt;&quot;&quot;;CONCATENATE([.A81];[.B81];[.C81];[.D81];[.E81];IF([.G81]&lt;&gt;&quot;&quot;;CONCATENATE([.F81];[.G81]);&quot;&quot;);[.H81];[.I81];[.J81];[.K81]);&quot;&quot;)">
            <text:p/>
          </table:table-cell>
          <table:table-cell table:style-name="ce21" table:formula="of:=IF(LEN([.L81])=0;&quot;&quot;;LEN([.L8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2]&lt;&gt;&quot;&quot;;CONCATENATE([.A82];[.B82];[.C82];[.D82];[.E82];IF([.G82]&lt;&gt;&quot;&quot;;CONCATENATE([.F82];[.G82]);&quot;&quot;);[.H82];[.I82];[.J82];[.K82]);&quot;&quot;)">
            <text:p/>
          </table:table-cell>
          <table:table-cell table:style-name="ce21" table:formula="of:=IF(LEN([.L82])=0;&quot;&quot;;LEN([.L8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3]&lt;&gt;&quot;&quot;;CONCATENATE([.A83];[.B83];[.C83];[.D83];[.E83];IF([.G83]&lt;&gt;&quot;&quot;;CONCATENATE([.F83];[.G83]);&quot;&quot;);[.H83];[.I83];[.J83];[.K83]);&quot;&quot;)">
            <text:p/>
          </table:table-cell>
          <table:table-cell table:style-name="ce21" table:formula="of:=IF(LEN([.L83])=0;&quot;&quot;;LEN([.L8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4]&lt;&gt;&quot;&quot;;CONCATENATE([.A84];[.B84];[.C84];[.D84];[.E84];IF([.G84]&lt;&gt;&quot;&quot;;CONCATENATE([.F84];[.G84]);&quot;&quot;);[.H84];[.I84];[.J84];[.K84]);&quot;&quot;)">
            <text:p/>
          </table:table-cell>
          <table:table-cell table:style-name="ce21" table:formula="of:=IF(LEN([.L84])=0;&quot;&quot;;LEN([.L8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5]&lt;&gt;&quot;&quot;;CONCATENATE([.A85];[.B85];[.C85];[.D85];[.E85];IF([.G85]&lt;&gt;&quot;&quot;;CONCATENATE([.F85];[.G85]);&quot;&quot;);[.H85];[.I85];[.J85];[.K85]);&quot;&quot;)">
            <text:p/>
          </table:table-cell>
          <table:table-cell table:style-name="ce21" table:formula="of:=IF(LEN([.L85])=0;&quot;&quot;;LEN([.L8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6]&lt;&gt;&quot;&quot;;CONCATENATE([.A86];[.B86];[.C86];[.D86];[.E86];IF([.G86]&lt;&gt;&quot;&quot;;CONCATENATE([.F86];[.G86]);&quot;&quot;);[.H86];[.I86];[.J86];[.K86]);&quot;&quot;)">
            <text:p/>
          </table:table-cell>
          <table:table-cell table:style-name="ce21" table:formula="of:=IF(LEN([.L86])=0;&quot;&quot;;LEN([.L8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7]&lt;&gt;&quot;&quot;;CONCATENATE([.A87];[.B87];[.C87];[.D87];[.E87];IF([.G87]&lt;&gt;&quot;&quot;;CONCATENATE([.F87];[.G87]);&quot;&quot;);[.H87];[.I87];[.J87];[.K87]);&quot;&quot;)">
            <text:p/>
          </table:table-cell>
          <table:table-cell table:style-name="ce21" table:formula="of:=IF(LEN([.L87])=0;&quot;&quot;;LEN([.L8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8]&lt;&gt;&quot;&quot;;CONCATENATE([.A88];[.B88];[.C88];[.D88];[.E88];IF([.G88]&lt;&gt;&quot;&quot;;CONCATENATE([.F88];[.G88]);&quot;&quot;);[.H88];[.I88];[.J88];[.K88]);&quot;&quot;)">
            <text:p/>
          </table:table-cell>
          <table:table-cell table:style-name="ce21" table:formula="of:=IF(LEN([.L88])=0;&quot;&quot;;LEN([.L8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89]&lt;&gt;&quot;&quot;;CONCATENATE([.A89];[.B89];[.C89];[.D89];[.E89];IF([.G89]&lt;&gt;&quot;&quot;;CONCATENATE([.F89];[.G89]);&quot;&quot;);[.H89];[.I89];[.J89];[.K89]);&quot;&quot;)">
            <text:p/>
          </table:table-cell>
          <table:table-cell table:style-name="ce21" table:formula="of:=IF(LEN([.L89])=0;&quot;&quot;;LEN([.L8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0]&lt;&gt;&quot;&quot;;CONCATENATE([.A90];[.B90];[.C90];[.D90];[.E90];IF([.G90]&lt;&gt;&quot;&quot;;CONCATENATE([.F90];[.G90]);&quot;&quot;);[.H90];[.I90];[.J90];[.K90]);&quot;&quot;)">
            <text:p/>
          </table:table-cell>
          <table:table-cell table:style-name="ce21" table:formula="of:=IF(LEN([.L90])=0;&quot;&quot;;LEN([.L9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1]&lt;&gt;&quot;&quot;;CONCATENATE([.A91];[.B91];[.C91];[.D91];[.E91];IF([.G91]&lt;&gt;&quot;&quot;;CONCATENATE([.F91];[.G91]);&quot;&quot;);[.H91];[.I91];[.J91];[.K91]);&quot;&quot;)">
            <text:p/>
          </table:table-cell>
          <table:table-cell table:style-name="ce21" table:formula="of:=IF(LEN([.L91])=0;&quot;&quot;;LEN([.L9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2]&lt;&gt;&quot;&quot;;CONCATENATE([.A92];[.B92];[.C92];[.D92];[.E92];IF([.G92]&lt;&gt;&quot;&quot;;CONCATENATE([.F92];[.G92]);&quot;&quot;);[.H92];[.I92];[.J92];[.K92]);&quot;&quot;)">
            <text:p/>
          </table:table-cell>
          <table:table-cell table:style-name="ce21" table:formula="of:=IF(LEN([.L92])=0;&quot;&quot;;LEN([.L9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3]&lt;&gt;&quot;&quot;;CONCATENATE([.A93];[.B93];[.C93];[.D93];[.E93];IF([.G93]&lt;&gt;&quot;&quot;;CONCATENATE([.F93];[.G93]);&quot;&quot;);[.H93];[.I93];[.J93];[.K93]);&quot;&quot;)">
            <text:p/>
          </table:table-cell>
          <table:table-cell table:style-name="ce21" table:formula="of:=IF(LEN([.L93])=0;&quot;&quot;;LEN([.L9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4]&lt;&gt;&quot;&quot;;CONCATENATE([.A94];[.B94];[.C94];[.D94];[.E94];IF([.G94]&lt;&gt;&quot;&quot;;CONCATENATE([.F94];[.G94]);&quot;&quot;);[.H94];[.I94];[.J94];[.K94]);&quot;&quot;)">
            <text:p/>
          </table:table-cell>
          <table:table-cell table:style-name="ce21" table:formula="of:=IF(LEN([.L94])=0;&quot;&quot;;LEN([.L9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5]&lt;&gt;&quot;&quot;;CONCATENATE([.A95];[.B95];[.C95];[.D95];[.E95];IF([.G95]&lt;&gt;&quot;&quot;;CONCATENATE([.F95];[.G95]);&quot;&quot;);[.H95];[.I95];[.J95];[.K95]);&quot;&quot;)">
            <text:p/>
          </table:table-cell>
          <table:table-cell table:style-name="ce21" table:formula="of:=IF(LEN([.L95])=0;&quot;&quot;;LEN([.L9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6]&lt;&gt;&quot;&quot;;CONCATENATE([.A96];[.B96];[.C96];[.D96];[.E96];IF([.G96]&lt;&gt;&quot;&quot;;CONCATENATE([.F96];[.G96]);&quot;&quot;);[.H96];[.I96];[.J96];[.K96]);&quot;&quot;)">
            <text:p/>
          </table:table-cell>
          <table:table-cell table:style-name="ce21" table:formula="of:=IF(LEN([.L96])=0;&quot;&quot;;LEN([.L9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7]&lt;&gt;&quot;&quot;;CONCATENATE([.A97];[.B97];[.C97];[.D97];[.E97];IF([.G97]&lt;&gt;&quot;&quot;;CONCATENATE([.F97];[.G97]);&quot;&quot;);[.H97];[.I97];[.J97];[.K97]);&quot;&quot;)">
            <text:p/>
          </table:table-cell>
          <table:table-cell table:style-name="ce21" table:formula="of:=IF(LEN([.L97])=0;&quot;&quot;;LEN([.L9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8]&lt;&gt;&quot;&quot;;CONCATENATE([.A98];[.B98];[.C98];[.D98];[.E98];IF([.G98]&lt;&gt;&quot;&quot;;CONCATENATE([.F98];[.G98]);&quot;&quot;);[.H98];[.I98];[.J98];[.K98]);&quot;&quot;)">
            <text:p/>
          </table:table-cell>
          <table:table-cell table:style-name="ce21" table:formula="of:=IF(LEN([.L98])=0;&quot;&quot;;LEN([.L9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99]&lt;&gt;&quot;&quot;;CONCATENATE([.A99];[.B99];[.C99];[.D99];[.E99];IF([.G99]&lt;&gt;&quot;&quot;;CONCATENATE([.F99];[.G99]);&quot;&quot;);[.H99];[.I99];[.J99];[.K99]);&quot;&quot;)">
            <text:p/>
          </table:table-cell>
          <table:table-cell table:style-name="ce21" table:formula="of:=IF(LEN([.L99])=0;&quot;&quot;;LEN([.L9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0]&lt;&gt;&quot;&quot;;CONCATENATE([.A100];[.B100];[.C100];[.D100];[.E100];IF([.G100]&lt;&gt;&quot;&quot;;CONCATENATE([.F100];[.G100]);&quot;&quot;);[.H100];[.I100];[.J100];[.K100]);&quot;&quot;)">
            <text:p/>
          </table:table-cell>
          <table:table-cell table:style-name="ce21" table:formula="of:=IF(LEN([.L100])=0;&quot;&quot;;LEN([.L10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1]&lt;&gt;&quot;&quot;;CONCATENATE([.A101];[.B101];[.C101];[.D101];[.E101];IF([.G101]&lt;&gt;&quot;&quot;;CONCATENATE([.F101];[.G101]);&quot;&quot;);[.H101];[.I101];[.J101];[.K101]);&quot;&quot;)">
            <text:p/>
          </table:table-cell>
          <table:table-cell table:style-name="ce21" table:formula="of:=IF(LEN([.L101])=0;&quot;&quot;;LEN([.L10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2]&lt;&gt;&quot;&quot;;CONCATENATE([.A102];[.B102];[.C102];[.D102];[.E102];IF([.G102]&lt;&gt;&quot;&quot;;CONCATENATE([.F102];[.G102]);&quot;&quot;);[.H102];[.I102];[.J102];[.K102]);&quot;&quot;)">
            <text:p/>
          </table:table-cell>
          <table:table-cell table:style-name="ce21" table:formula="of:=IF(LEN([.L102])=0;&quot;&quot;;LEN([.L10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3]&lt;&gt;&quot;&quot;;CONCATENATE([.A103];[.B103];[.C103];[.D103];[.E103];IF([.G103]&lt;&gt;&quot;&quot;;CONCATENATE([.F103];[.G103]);&quot;&quot;);[.H103];[.I103];[.J103];[.K103]);&quot;&quot;)">
            <text:p/>
          </table:table-cell>
          <table:table-cell table:style-name="ce21" table:formula="of:=IF(LEN([.L103])=0;&quot;&quot;;LEN([.L10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4]&lt;&gt;&quot;&quot;;CONCATENATE([.A104];[.B104];[.C104];[.D104];[.E104];IF([.G104]&lt;&gt;&quot;&quot;;CONCATENATE([.F104];[.G104]);&quot;&quot;);[.H104];[.I104];[.J104];[.K104]);&quot;&quot;)">
            <text:p/>
          </table:table-cell>
          <table:table-cell table:style-name="ce21" table:formula="of:=IF(LEN([.L104])=0;&quot;&quot;;LEN([.L10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5]&lt;&gt;&quot;&quot;;CONCATENATE([.A105];[.B105];[.C105];[.D105];[.E105];IF([.G105]&lt;&gt;&quot;&quot;;CONCATENATE([.F105];[.G105]);&quot;&quot;);[.H105];[.I105];[.J105];[.K105]);&quot;&quot;)">
            <text:p/>
          </table:table-cell>
          <table:table-cell table:style-name="ce21" table:formula="of:=IF(LEN([.L105])=0;&quot;&quot;;LEN([.L10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6]&lt;&gt;&quot;&quot;;CONCATENATE([.A106];[.B106];[.C106];[.D106];[.E106];IF([.G106]&lt;&gt;&quot;&quot;;CONCATENATE([.F106];[.G106]);&quot;&quot;);[.H106];[.I106];[.J106];[.K106]);&quot;&quot;)">
            <text:p/>
          </table:table-cell>
          <table:table-cell table:style-name="ce21" table:formula="of:=IF(LEN([.L106])=0;&quot;&quot;;LEN([.L10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7]&lt;&gt;&quot;&quot;;CONCATENATE([.A107];[.B107];[.C107];[.D107];[.E107];IF([.G107]&lt;&gt;&quot;&quot;;CONCATENATE([.F107];[.G107]);&quot;&quot;);[.H107];[.I107];[.J107];[.K107]);&quot;&quot;)">
            <text:p/>
          </table:table-cell>
          <table:table-cell table:style-name="ce21" table:formula="of:=IF(LEN([.L107])=0;&quot;&quot;;LEN([.L10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8]&lt;&gt;&quot;&quot;;CONCATENATE([.A108];[.B108];[.C108];[.D108];[.E108];IF([.G108]&lt;&gt;&quot;&quot;;CONCATENATE([.F108];[.G108]);&quot;&quot;);[.H108];[.I108];[.J108];[.K108]);&quot;&quot;)">
            <text:p/>
          </table:table-cell>
          <table:table-cell table:style-name="ce21" table:formula="of:=IF(LEN([.L108])=0;&quot;&quot;;LEN([.L10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09]&lt;&gt;&quot;&quot;;CONCATENATE([.A109];[.B109];[.C109];[.D109];[.E109];IF([.G109]&lt;&gt;&quot;&quot;;CONCATENATE([.F109];[.G109]);&quot;&quot;);[.H109];[.I109];[.J109];[.K109]);&quot;&quot;)">
            <text:p/>
          </table:table-cell>
          <table:table-cell table:style-name="ce21" table:formula="of:=IF(LEN([.L109])=0;&quot;&quot;;LEN([.L10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0]&lt;&gt;&quot;&quot;;CONCATENATE([.A110];[.B110];[.C110];[.D110];[.E110];IF([.G110]&lt;&gt;&quot;&quot;;CONCATENATE([.F110];[.G110]);&quot;&quot;);[.H110];[.I110];[.J110];[.K110]);&quot;&quot;)">
            <text:p/>
          </table:table-cell>
          <table:table-cell table:style-name="ce21" table:formula="of:=IF(LEN([.L110])=0;&quot;&quot;;LEN([.L11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1]&lt;&gt;&quot;&quot;;CONCATENATE([.A111];[.B111];[.C111];[.D111];[.E111];IF([.G111]&lt;&gt;&quot;&quot;;CONCATENATE([.F111];[.G111]);&quot;&quot;);[.H111];[.I111];[.J111];[.K111]);&quot;&quot;)">
            <text:p/>
          </table:table-cell>
          <table:table-cell table:style-name="ce21" table:formula="of:=IF(LEN([.L111])=0;&quot;&quot;;LEN([.L11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2]&lt;&gt;&quot;&quot;;CONCATENATE([.A112];[.B112];[.C112];[.D112];[.E112];IF([.G112]&lt;&gt;&quot;&quot;;CONCATENATE([.F112];[.G112]);&quot;&quot;);[.H112];[.I112];[.J112];[.K112]);&quot;&quot;)">
            <text:p/>
          </table:table-cell>
          <table:table-cell table:style-name="ce21" table:formula="of:=IF(LEN([.L112])=0;&quot;&quot;;LEN([.L11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3]&lt;&gt;&quot;&quot;;CONCATENATE([.A113];[.B113];[.C113];[.D113];[.E113];IF([.G113]&lt;&gt;&quot;&quot;;CONCATENATE([.F113];[.G113]);&quot;&quot;);[.H113];[.I113];[.J113];[.K113]);&quot;&quot;)">
            <text:p/>
          </table:table-cell>
          <table:table-cell table:style-name="ce21" table:formula="of:=IF(LEN([.L113])=0;&quot;&quot;;LEN([.L11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4]&lt;&gt;&quot;&quot;;CONCATENATE([.A114];[.B114];[.C114];[.D114];[.E114];IF([.G114]&lt;&gt;&quot;&quot;;CONCATENATE([.F114];[.G114]);&quot;&quot;);[.H114];[.I114];[.J114];[.K114]);&quot;&quot;)">
            <text:p/>
          </table:table-cell>
          <table:table-cell table:style-name="ce21" table:formula="of:=IF(LEN([.L114])=0;&quot;&quot;;LEN([.L11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5]&lt;&gt;&quot;&quot;;CONCATENATE([.A115];[.B115];[.C115];[.D115];[.E115];IF([.G115]&lt;&gt;&quot;&quot;;CONCATENATE([.F115];[.G115]);&quot;&quot;);[.H115];[.I115];[.J115];[.K115]);&quot;&quot;)">
            <text:p/>
          </table:table-cell>
          <table:table-cell table:style-name="ce21" table:formula="of:=IF(LEN([.L115])=0;&quot;&quot;;LEN([.L11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6]&lt;&gt;&quot;&quot;;CONCATENATE([.A116];[.B116];[.C116];[.D116];[.E116];IF([.G116]&lt;&gt;&quot;&quot;;CONCATENATE([.F116];[.G116]);&quot;&quot;);[.H116];[.I116];[.J116];[.K116]);&quot;&quot;)">
            <text:p/>
          </table:table-cell>
          <table:table-cell table:style-name="ce21" table:formula="of:=IF(LEN([.L116])=0;&quot;&quot;;LEN([.L11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7]&lt;&gt;&quot;&quot;;CONCATENATE([.A117];[.B117];[.C117];[.D117];[.E117];IF([.G117]&lt;&gt;&quot;&quot;;CONCATENATE([.F117];[.G117]);&quot;&quot;);[.H117];[.I117];[.J117];[.K117]);&quot;&quot;)">
            <text:p/>
          </table:table-cell>
          <table:table-cell table:style-name="ce21" table:formula="of:=IF(LEN([.L117])=0;&quot;&quot;;LEN([.L11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8]&lt;&gt;&quot;&quot;;CONCATENATE([.A118];[.B118];[.C118];[.D118];[.E118];IF([.G118]&lt;&gt;&quot;&quot;;CONCATENATE([.F118];[.G118]);&quot;&quot;);[.H118];[.I118];[.J118];[.K118]);&quot;&quot;)">
            <text:p/>
          </table:table-cell>
          <table:table-cell table:style-name="ce21" table:formula="of:=IF(LEN([.L118])=0;&quot;&quot;;LEN([.L11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19]&lt;&gt;&quot;&quot;;CONCATENATE([.A119];[.B119];[.C119];[.D119];[.E119];IF([.G119]&lt;&gt;&quot;&quot;;CONCATENATE([.F119];[.G119]);&quot;&quot;);[.H119];[.I119];[.J119];[.K119]);&quot;&quot;)">
            <text:p/>
          </table:table-cell>
          <table:table-cell table:style-name="ce21" table:formula="of:=IF(LEN([.L119])=0;&quot;&quot;;LEN([.L11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0]&lt;&gt;&quot;&quot;;CONCATENATE([.A120];[.B120];[.C120];[.D120];[.E120];IF([.G120]&lt;&gt;&quot;&quot;;CONCATENATE([.F120];[.G120]);&quot;&quot;);[.H120];[.I120];[.J120];[.K120]);&quot;&quot;)">
            <text:p/>
          </table:table-cell>
          <table:table-cell table:style-name="ce21" table:formula="of:=IF(LEN([.L120])=0;&quot;&quot;;LEN([.L12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1]&lt;&gt;&quot;&quot;;CONCATENATE([.A121];[.B121];[.C121];[.D121];[.E121];IF([.G121]&lt;&gt;&quot;&quot;;CONCATENATE([.F121];[.G121]);&quot;&quot;);[.H121];[.I121];[.J121];[.K121]);&quot;&quot;)">
            <text:p/>
          </table:table-cell>
          <table:table-cell table:style-name="ce21" table:formula="of:=IF(LEN([.L121])=0;&quot;&quot;;LEN([.L12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2]&lt;&gt;&quot;&quot;;CONCATENATE([.A122];[.B122];[.C122];[.D122];[.E122];IF([.G122]&lt;&gt;&quot;&quot;;CONCATENATE([.F122];[.G122]);&quot;&quot;);[.H122];[.I122];[.J122];[.K122]);&quot;&quot;)">
            <text:p/>
          </table:table-cell>
          <table:table-cell table:style-name="ce21" table:formula="of:=IF(LEN([.L122])=0;&quot;&quot;;LEN([.L12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3]&lt;&gt;&quot;&quot;;CONCATENATE([.A123];[.B123];[.C123];[.D123];[.E123];IF([.G123]&lt;&gt;&quot;&quot;;CONCATENATE([.F123];[.G123]);&quot;&quot;);[.H123];[.I123];[.J123];[.K123]);&quot;&quot;)">
            <text:p/>
          </table:table-cell>
          <table:table-cell table:style-name="ce21" table:formula="of:=IF(LEN([.L123])=0;&quot;&quot;;LEN([.L12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4]&lt;&gt;&quot;&quot;;CONCATENATE([.A124];[.B124];[.C124];[.D124];[.E124];IF([.G124]&lt;&gt;&quot;&quot;;CONCATENATE([.F124];[.G124]);&quot;&quot;);[.H124];[.I124];[.J124];[.K124]);&quot;&quot;)">
            <text:p/>
          </table:table-cell>
          <table:table-cell table:style-name="ce21" table:formula="of:=IF(LEN([.L124])=0;&quot;&quot;;LEN([.L12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5]&lt;&gt;&quot;&quot;;CONCATENATE([.A125];[.B125];[.C125];[.D125];[.E125];IF([.G125]&lt;&gt;&quot;&quot;;CONCATENATE([.F125];[.G125]);&quot;&quot;);[.H125];[.I125];[.J125];[.K125]);&quot;&quot;)">
            <text:p/>
          </table:table-cell>
          <table:table-cell table:style-name="ce21" table:formula="of:=IF(LEN([.L125])=0;&quot;&quot;;LEN([.L12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6]&lt;&gt;&quot;&quot;;CONCATENATE([.A126];[.B126];[.C126];[.D126];[.E126];IF([.G126]&lt;&gt;&quot;&quot;;CONCATENATE([.F126];[.G126]);&quot;&quot;);[.H126];[.I126];[.J126];[.K126]);&quot;&quot;)">
            <text:p/>
          </table:table-cell>
          <table:table-cell table:style-name="ce21" table:formula="of:=IF(LEN([.L126])=0;&quot;&quot;;LEN([.L12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7]&lt;&gt;&quot;&quot;;CONCATENATE([.A127];[.B127];[.C127];[.D127];[.E127];IF([.G127]&lt;&gt;&quot;&quot;;CONCATENATE([.F127];[.G127]);&quot;&quot;);[.H127];[.I127];[.J127];[.K127]);&quot;&quot;)">
            <text:p/>
          </table:table-cell>
          <table:table-cell table:style-name="ce21" table:formula="of:=IF(LEN([.L127])=0;&quot;&quot;;LEN([.L12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8]&lt;&gt;&quot;&quot;;CONCATENATE([.A128];[.B128];[.C128];[.D128];[.E128];IF([.G128]&lt;&gt;&quot;&quot;;CONCATENATE([.F128];[.G128]);&quot;&quot;);[.H128];[.I128];[.J128];[.K128]);&quot;&quot;)">
            <text:p/>
          </table:table-cell>
          <table:table-cell table:style-name="ce21" table:formula="of:=IF(LEN([.L128])=0;&quot;&quot;;LEN([.L12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29]&lt;&gt;&quot;&quot;;CONCATENATE([.A129];[.B129];[.C129];[.D129];[.E129];IF([.G129]&lt;&gt;&quot;&quot;;CONCATENATE([.F129];[.G129]);&quot;&quot;);[.H129];[.I129];[.J129];[.K129]);&quot;&quot;)">
            <text:p/>
          </table:table-cell>
          <table:table-cell table:style-name="ce21" table:formula="of:=IF(LEN([.L129])=0;&quot;&quot;;LEN([.L12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0]&lt;&gt;&quot;&quot;;CONCATENATE([.A130];[.B130];[.C130];[.D130];[.E130];IF([.G130]&lt;&gt;&quot;&quot;;CONCATENATE([.F130];[.G130]);&quot;&quot;);[.H130];[.I130];[.J130];[.K130]);&quot;&quot;)">
            <text:p/>
          </table:table-cell>
          <table:table-cell table:style-name="ce21" table:formula="of:=IF(LEN([.L130])=0;&quot;&quot;;LEN([.L13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1]&lt;&gt;&quot;&quot;;CONCATENATE([.A131];[.B131];[.C131];[.D131];[.E131];IF([.G131]&lt;&gt;&quot;&quot;;CONCATENATE([.F131];[.G131]);&quot;&quot;);[.H131];[.I131];[.J131];[.K131]);&quot;&quot;)">
            <text:p/>
          </table:table-cell>
          <table:table-cell table:style-name="ce21" table:formula="of:=IF(LEN([.L131])=0;&quot;&quot;;LEN([.L13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2]&lt;&gt;&quot;&quot;;CONCATENATE([.A132];[.B132];[.C132];[.D132];[.E132];IF([.G132]&lt;&gt;&quot;&quot;;CONCATENATE([.F132];[.G132]);&quot;&quot;);[.H132];[.I132];[.J132];[.K132]);&quot;&quot;)">
            <text:p/>
          </table:table-cell>
          <table:table-cell table:style-name="ce21" table:formula="of:=IF(LEN([.L132])=0;&quot;&quot;;LEN([.L13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3]&lt;&gt;&quot;&quot;;CONCATENATE([.A133];[.B133];[.C133];[.D133];[.E133];IF([.G133]&lt;&gt;&quot;&quot;;CONCATENATE([.F133];[.G133]);&quot;&quot;);[.H133];[.I133];[.J133];[.K133]);&quot;&quot;)">
            <text:p/>
          </table:table-cell>
          <table:table-cell table:style-name="ce21" table:formula="of:=IF(LEN([.L133])=0;&quot;&quot;;LEN([.L13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4]&lt;&gt;&quot;&quot;;CONCATENATE([.A134];[.B134];[.C134];[.D134];[.E134];IF([.G134]&lt;&gt;&quot;&quot;;CONCATENATE([.F134];[.G134]);&quot;&quot;);[.H134];[.I134];[.J134];[.K134]);&quot;&quot;)">
            <text:p/>
          </table:table-cell>
          <table:table-cell table:style-name="ce21" table:formula="of:=IF(LEN([.L134])=0;&quot;&quot;;LEN([.L13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5]&lt;&gt;&quot;&quot;;CONCATENATE([.A135];[.B135];[.C135];[.D135];[.E135];IF([.G135]&lt;&gt;&quot;&quot;;CONCATENATE([.F135];[.G135]);&quot;&quot;);[.H135];[.I135];[.J135];[.K135]);&quot;&quot;)">
            <text:p/>
          </table:table-cell>
          <table:table-cell table:style-name="ce21" table:formula="of:=IF(LEN([.L135])=0;&quot;&quot;;LEN([.L13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6]&lt;&gt;&quot;&quot;;CONCATENATE([.A136];[.B136];[.C136];[.D136];[.E136];IF([.G136]&lt;&gt;&quot;&quot;;CONCATENATE([.F136];[.G136]);&quot;&quot;);[.H136];[.I136];[.J136];[.K136]);&quot;&quot;)">
            <text:p/>
          </table:table-cell>
          <table:table-cell table:style-name="ce21" table:formula="of:=IF(LEN([.L136])=0;&quot;&quot;;LEN([.L13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7]&lt;&gt;&quot;&quot;;CONCATENATE([.A137];[.B137];[.C137];[.D137];[.E137];IF([.G137]&lt;&gt;&quot;&quot;;CONCATENATE([.F137];[.G137]);&quot;&quot;);[.H137];[.I137];[.J137];[.K137]);&quot;&quot;)">
            <text:p/>
          </table:table-cell>
          <table:table-cell table:style-name="ce21" table:formula="of:=IF(LEN([.L137])=0;&quot;&quot;;LEN([.L13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8]&lt;&gt;&quot;&quot;;CONCATENATE([.A138];[.B138];[.C138];[.D138];[.E138];IF([.G138]&lt;&gt;&quot;&quot;;CONCATENATE([.F138];[.G138]);&quot;&quot;);[.H138];[.I138];[.J138];[.K138]);&quot;&quot;)">
            <text:p/>
          </table:table-cell>
          <table:table-cell table:style-name="ce21" table:formula="of:=IF(LEN([.L138])=0;&quot;&quot;;LEN([.L13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39]&lt;&gt;&quot;&quot;;CONCATENATE([.A139];[.B139];[.C139];[.D139];[.E139];IF([.G139]&lt;&gt;&quot;&quot;;CONCATENATE([.F139];[.G139]);&quot;&quot;);[.H139];[.I139];[.J139];[.K139]);&quot;&quot;)">
            <text:p/>
          </table:table-cell>
          <table:table-cell table:style-name="ce21" table:formula="of:=IF(LEN([.L139])=0;&quot;&quot;;LEN([.L13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0]&lt;&gt;&quot;&quot;;CONCATENATE([.A140];[.B140];[.C140];[.D140];[.E140];IF([.G140]&lt;&gt;&quot;&quot;;CONCATENATE([.F140];[.G140]);&quot;&quot;);[.H140];[.I140];[.J140];[.K140]);&quot;&quot;)">
            <text:p/>
          </table:table-cell>
          <table:table-cell table:style-name="ce21" table:formula="of:=IF(LEN([.L140])=0;&quot;&quot;;LEN([.L14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1]&lt;&gt;&quot;&quot;;CONCATENATE([.A141];[.B141];[.C141];[.D141];[.E141];IF([.G141]&lt;&gt;&quot;&quot;;CONCATENATE([.F141];[.G141]);&quot;&quot;);[.H141];[.I141];[.J141];[.K141]);&quot;&quot;)">
            <text:p/>
          </table:table-cell>
          <table:table-cell table:style-name="ce21" table:formula="of:=IF(LEN([.L141])=0;&quot;&quot;;LEN([.L14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2]&lt;&gt;&quot;&quot;;CONCATENATE([.A142];[.B142];[.C142];[.D142];[.E142];IF([.G142]&lt;&gt;&quot;&quot;;CONCATENATE([.F142];[.G142]);&quot;&quot;);[.H142];[.I142];[.J142];[.K142]);&quot;&quot;)">
            <text:p/>
          </table:table-cell>
          <table:table-cell table:style-name="ce21" table:formula="of:=IF(LEN([.L142])=0;&quot;&quot;;LEN([.L14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3]&lt;&gt;&quot;&quot;;CONCATENATE([.A143];[.B143];[.C143];[.D143];[.E143];IF([.G143]&lt;&gt;&quot;&quot;;CONCATENATE([.F143];[.G143]);&quot;&quot;);[.H143];[.I143];[.J143];[.K143]);&quot;&quot;)">
            <text:p/>
          </table:table-cell>
          <table:table-cell table:style-name="ce21" table:formula="of:=IF(LEN([.L143])=0;&quot;&quot;;LEN([.L14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4]&lt;&gt;&quot;&quot;;CONCATENATE([.A144];[.B144];[.C144];[.D144];[.E144];IF([.G144]&lt;&gt;&quot;&quot;;CONCATENATE([.F144];[.G144]);&quot;&quot;);[.H144];[.I144];[.J144];[.K144]);&quot;&quot;)">
            <text:p/>
          </table:table-cell>
          <table:table-cell table:style-name="ce21" table:formula="of:=IF(LEN([.L144])=0;&quot;&quot;;LEN([.L14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5]&lt;&gt;&quot;&quot;;CONCATENATE([.A145];[.B145];[.C145];[.D145];[.E145];IF([.G145]&lt;&gt;&quot;&quot;;CONCATENATE([.F145];[.G145]);&quot;&quot;);[.H145];[.I145];[.J145];[.K145]);&quot;&quot;)">
            <text:p/>
          </table:table-cell>
          <table:table-cell table:style-name="ce21" table:formula="of:=IF(LEN([.L145])=0;&quot;&quot;;LEN([.L14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6]&lt;&gt;&quot;&quot;;CONCATENATE([.A146];[.B146];[.C146];[.D146];[.E146];IF([.G146]&lt;&gt;&quot;&quot;;CONCATENATE([.F146];[.G146]);&quot;&quot;);[.H146];[.I146];[.J146];[.K146]);&quot;&quot;)">
            <text:p/>
          </table:table-cell>
          <table:table-cell table:style-name="ce21" table:formula="of:=IF(LEN([.L146])=0;&quot;&quot;;LEN([.L14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7]&lt;&gt;&quot;&quot;;CONCATENATE([.A147];[.B147];[.C147];[.D147];[.E147];IF([.G147]&lt;&gt;&quot;&quot;;CONCATENATE([.F147];[.G147]);&quot;&quot;);[.H147];[.I147];[.J147];[.K147]);&quot;&quot;)">
            <text:p/>
          </table:table-cell>
          <table:table-cell table:style-name="ce21" table:formula="of:=IF(LEN([.L147])=0;&quot;&quot;;LEN([.L14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8]&lt;&gt;&quot;&quot;;CONCATENATE([.A148];[.B148];[.C148];[.D148];[.E148];IF([.G148]&lt;&gt;&quot;&quot;;CONCATENATE([.F148];[.G148]);&quot;&quot;);[.H148];[.I148];[.J148];[.K148]);&quot;&quot;)">
            <text:p/>
          </table:table-cell>
          <table:table-cell table:style-name="ce21" table:formula="of:=IF(LEN([.L148])=0;&quot;&quot;;LEN([.L14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49]&lt;&gt;&quot;&quot;;CONCATENATE([.A149];[.B149];[.C149];[.D149];[.E149];IF([.G149]&lt;&gt;&quot;&quot;;CONCATENATE([.F149];[.G149]);&quot;&quot;);[.H149];[.I149];[.J149];[.K149]);&quot;&quot;)">
            <text:p/>
          </table:table-cell>
          <table:table-cell table:style-name="ce21" table:formula="of:=IF(LEN([.L149])=0;&quot;&quot;;LEN([.L14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0]&lt;&gt;&quot;&quot;;CONCATENATE([.A150];[.B150];[.C150];[.D150];[.E150];IF([.G150]&lt;&gt;&quot;&quot;;CONCATENATE([.F150];[.G150]);&quot;&quot;);[.H150];[.I150];[.J150];[.K150]);&quot;&quot;)">
            <text:p/>
          </table:table-cell>
          <table:table-cell table:style-name="ce21" table:formula="of:=IF(LEN([.L150])=0;&quot;&quot;;LEN([.L15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1]&lt;&gt;&quot;&quot;;CONCATENATE([.A151];[.B151];[.C151];[.D151];[.E151];IF([.G151]&lt;&gt;&quot;&quot;;CONCATENATE([.F151];[.G151]);&quot;&quot;);[.H151];[.I151];[.J151];[.K151]);&quot;&quot;)">
            <text:p/>
          </table:table-cell>
          <table:table-cell table:style-name="ce21" table:formula="of:=IF(LEN([.L151])=0;&quot;&quot;;LEN([.L15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2]&lt;&gt;&quot;&quot;;CONCATENATE([.A152];[.B152];[.C152];[.D152];[.E152];IF([.G152]&lt;&gt;&quot;&quot;;CONCATENATE([.F152];[.G152]);&quot;&quot;);[.H152];[.I152];[.J152];[.K152]);&quot;&quot;)">
            <text:p/>
          </table:table-cell>
          <table:table-cell table:style-name="ce21" table:formula="of:=IF(LEN([.L152])=0;&quot;&quot;;LEN([.L15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3]&lt;&gt;&quot;&quot;;CONCATENATE([.A153];[.B153];[.C153];[.D153];[.E153];IF([.G153]&lt;&gt;&quot;&quot;;CONCATENATE([.F153];[.G153]);&quot;&quot;);[.H153];[.I153];[.J153];[.K153]);&quot;&quot;)">
            <text:p/>
          </table:table-cell>
          <table:table-cell table:style-name="ce21" table:formula="of:=IF(LEN([.L153])=0;&quot;&quot;;LEN([.L15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4]&lt;&gt;&quot;&quot;;CONCATENATE([.A154];[.B154];[.C154];[.D154];[.E154];IF([.G154]&lt;&gt;&quot;&quot;;CONCATENATE([.F154];[.G154]);&quot;&quot;);[.H154];[.I154];[.J154];[.K154]);&quot;&quot;)">
            <text:p/>
          </table:table-cell>
          <table:table-cell table:style-name="ce21" table:formula="of:=IF(LEN([.L154])=0;&quot;&quot;;LEN([.L15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5]&lt;&gt;&quot;&quot;;CONCATENATE([.A155];[.B155];[.C155];[.D155];[.E155];IF([.G155]&lt;&gt;&quot;&quot;;CONCATENATE([.F155];[.G155]);&quot;&quot;);[.H155];[.I155];[.J155];[.K155]);&quot;&quot;)">
            <text:p/>
          </table:table-cell>
          <table:table-cell table:style-name="ce21" table:formula="of:=IF(LEN([.L155])=0;&quot;&quot;;LEN([.L15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6]&lt;&gt;&quot;&quot;;CONCATENATE([.A156];[.B156];[.C156];[.D156];[.E156];IF([.G156]&lt;&gt;&quot;&quot;;CONCATENATE([.F156];[.G156]);&quot;&quot;);[.H156];[.I156];[.J156];[.K156]);&quot;&quot;)">
            <text:p/>
          </table:table-cell>
          <table:table-cell table:style-name="ce21" table:formula="of:=IF(LEN([.L156])=0;&quot;&quot;;LEN([.L15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7]&lt;&gt;&quot;&quot;;CONCATENATE([.A157];[.B157];[.C157];[.D157];[.E157];IF([.G157]&lt;&gt;&quot;&quot;;CONCATENATE([.F157];[.G157]);&quot;&quot;);[.H157];[.I157];[.J157];[.K157]);&quot;&quot;)">
            <text:p/>
          </table:table-cell>
          <table:table-cell table:style-name="ce21" table:formula="of:=IF(LEN([.L157])=0;&quot;&quot;;LEN([.L15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8]&lt;&gt;&quot;&quot;;CONCATENATE([.A158];[.B158];[.C158];[.D158];[.E158];IF([.G158]&lt;&gt;&quot;&quot;;CONCATENATE([.F158];[.G158]);&quot;&quot;);[.H158];[.I158];[.J158];[.K158]);&quot;&quot;)">
            <text:p/>
          </table:table-cell>
          <table:table-cell table:style-name="ce21" table:formula="of:=IF(LEN([.L158])=0;&quot;&quot;;LEN([.L15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59]&lt;&gt;&quot;&quot;;CONCATENATE([.A159];[.B159];[.C159];[.D159];[.E159];IF([.G159]&lt;&gt;&quot;&quot;;CONCATENATE([.F159];[.G159]);&quot;&quot;);[.H159];[.I159];[.J159];[.K159]);&quot;&quot;)">
            <text:p/>
          </table:table-cell>
          <table:table-cell table:style-name="ce21" table:formula="of:=IF(LEN([.L159])=0;&quot;&quot;;LEN([.L15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0]&lt;&gt;&quot;&quot;;CONCATENATE([.A160];[.B160];[.C160];[.D160];[.E160];IF([.G160]&lt;&gt;&quot;&quot;;CONCATENATE([.F160];[.G160]);&quot;&quot;);[.H160];[.I160];[.J160];[.K160]);&quot;&quot;)">
            <text:p/>
          </table:table-cell>
          <table:table-cell table:style-name="ce21" table:formula="of:=IF(LEN([.L160])=0;&quot;&quot;;LEN([.L16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1]&lt;&gt;&quot;&quot;;CONCATENATE([.A161];[.B161];[.C161];[.D161];[.E161];IF([.G161]&lt;&gt;&quot;&quot;;CONCATENATE([.F161];[.G161]);&quot;&quot;);[.H161];[.I161];[.J161];[.K161]);&quot;&quot;)">
            <text:p/>
          </table:table-cell>
          <table:table-cell table:style-name="ce21" table:formula="of:=IF(LEN([.L161])=0;&quot;&quot;;LEN([.L16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2]&lt;&gt;&quot;&quot;;CONCATENATE([.A162];[.B162];[.C162];[.D162];[.E162];IF([.G162]&lt;&gt;&quot;&quot;;CONCATENATE([.F162];[.G162]);&quot;&quot;);[.H162];[.I162];[.J162];[.K162]);&quot;&quot;)">
            <text:p/>
          </table:table-cell>
          <table:table-cell table:style-name="ce21" table:formula="of:=IF(LEN([.L162])=0;&quot;&quot;;LEN([.L16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3]&lt;&gt;&quot;&quot;;CONCATENATE([.A163];[.B163];[.C163];[.D163];[.E163];IF([.G163]&lt;&gt;&quot;&quot;;CONCATENATE([.F163];[.G163]);&quot;&quot;);[.H163];[.I163];[.J163];[.K163]);&quot;&quot;)">
            <text:p/>
          </table:table-cell>
          <table:table-cell table:style-name="ce21" table:formula="of:=IF(LEN([.L163])=0;&quot;&quot;;LEN([.L16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4]&lt;&gt;&quot;&quot;;CONCATENATE([.A164];[.B164];[.C164];[.D164];[.E164];IF([.G164]&lt;&gt;&quot;&quot;;CONCATENATE([.F164];[.G164]);&quot;&quot;);[.H164];[.I164];[.J164];[.K164]);&quot;&quot;)">
            <text:p/>
          </table:table-cell>
          <table:table-cell table:style-name="ce21" table:formula="of:=IF(LEN([.L164])=0;&quot;&quot;;LEN([.L16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5]&lt;&gt;&quot;&quot;;CONCATENATE([.A165];[.B165];[.C165];[.D165];[.E165];IF([.G165]&lt;&gt;&quot;&quot;;CONCATENATE([.F165];[.G165]);&quot;&quot;);[.H165];[.I165];[.J165];[.K165]);&quot;&quot;)">
            <text:p/>
          </table:table-cell>
          <table:table-cell table:style-name="ce21" table:formula="of:=IF(LEN([.L165])=0;&quot;&quot;;LEN([.L16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6]&lt;&gt;&quot;&quot;;CONCATENATE([.A166];[.B166];[.C166];[.D166];[.E166];IF([.G166]&lt;&gt;&quot;&quot;;CONCATENATE([.F166];[.G166]);&quot;&quot;);[.H166];[.I166];[.J166];[.K166]);&quot;&quot;)">
            <text:p/>
          </table:table-cell>
          <table:table-cell table:style-name="ce21" table:formula="of:=IF(LEN([.L166])=0;&quot;&quot;;LEN([.L16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7]&lt;&gt;&quot;&quot;;CONCATENATE([.A167];[.B167];[.C167];[.D167];[.E167];IF([.G167]&lt;&gt;&quot;&quot;;CONCATENATE([.F167];[.G167]);&quot;&quot;);[.H167];[.I167];[.J167];[.K167]);&quot;&quot;)">
            <text:p/>
          </table:table-cell>
          <table:table-cell table:style-name="ce21" table:formula="of:=IF(LEN([.L167])=0;&quot;&quot;;LEN([.L16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8]&lt;&gt;&quot;&quot;;CONCATENATE([.A168];[.B168];[.C168];[.D168];[.E168];IF([.G168]&lt;&gt;&quot;&quot;;CONCATENATE([.F168];[.G168]);&quot;&quot;);[.H168];[.I168];[.J168];[.K168]);&quot;&quot;)">
            <text:p/>
          </table:table-cell>
          <table:table-cell table:style-name="ce21" table:formula="of:=IF(LEN([.L168])=0;&quot;&quot;;LEN([.L16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69]&lt;&gt;&quot;&quot;;CONCATENATE([.A169];[.B169];[.C169];[.D169];[.E169];IF([.G169]&lt;&gt;&quot;&quot;;CONCATENATE([.F169];[.G169]);&quot;&quot;);[.H169];[.I169];[.J169];[.K169]);&quot;&quot;)">
            <text:p/>
          </table:table-cell>
          <table:table-cell table:style-name="ce21" table:formula="of:=IF(LEN([.L169])=0;&quot;&quot;;LEN([.L16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0]&lt;&gt;&quot;&quot;;CONCATENATE([.A170];[.B170];[.C170];[.D170];[.E170];IF([.G170]&lt;&gt;&quot;&quot;;CONCATENATE([.F170];[.G170]);&quot;&quot;);[.H170];[.I170];[.J170];[.K170]);&quot;&quot;)">
            <text:p/>
          </table:table-cell>
          <table:table-cell table:style-name="ce21" table:formula="of:=IF(LEN([.L170])=0;&quot;&quot;;LEN([.L17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1]&lt;&gt;&quot;&quot;;CONCATENATE([.A171];[.B171];[.C171];[.D171];[.E171];IF([.G171]&lt;&gt;&quot;&quot;;CONCATENATE([.F171];[.G171]);&quot;&quot;);[.H171];[.I171];[.J171];[.K171]);&quot;&quot;)">
            <text:p/>
          </table:table-cell>
          <table:table-cell table:style-name="ce21" table:formula="of:=IF(LEN([.L171])=0;&quot;&quot;;LEN([.L17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2]&lt;&gt;&quot;&quot;;CONCATENATE([.A172];[.B172];[.C172];[.D172];[.E172];IF([.G172]&lt;&gt;&quot;&quot;;CONCATENATE([.F172];[.G172]);&quot;&quot;);[.H172];[.I172];[.J172];[.K172]);&quot;&quot;)">
            <text:p/>
          </table:table-cell>
          <table:table-cell table:style-name="ce21" table:formula="of:=IF(LEN([.L172])=0;&quot;&quot;;LEN([.L17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3]&lt;&gt;&quot;&quot;;CONCATENATE([.A173];[.B173];[.C173];[.D173];[.E173];IF([.G173]&lt;&gt;&quot;&quot;;CONCATENATE([.F173];[.G173]);&quot;&quot;);[.H173];[.I173];[.J173];[.K173]);&quot;&quot;)">
            <text:p/>
          </table:table-cell>
          <table:table-cell table:style-name="ce21" table:formula="of:=IF(LEN([.L173])=0;&quot;&quot;;LEN([.L17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4]&lt;&gt;&quot;&quot;;CONCATENATE([.A174];[.B174];[.C174];[.D174];[.E174];IF([.G174]&lt;&gt;&quot;&quot;;CONCATENATE([.F174];[.G174]);&quot;&quot;);[.H174];[.I174];[.J174];[.K174]);&quot;&quot;)">
            <text:p/>
          </table:table-cell>
          <table:table-cell table:style-name="ce21" table:formula="of:=IF(LEN([.L174])=0;&quot;&quot;;LEN([.L17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5]&lt;&gt;&quot;&quot;;CONCATENATE([.A175];[.B175];[.C175];[.D175];[.E175];IF([.G175]&lt;&gt;&quot;&quot;;CONCATENATE([.F175];[.G175]);&quot;&quot;);[.H175];[.I175];[.J175];[.K175]);&quot;&quot;)">
            <text:p/>
          </table:table-cell>
          <table:table-cell table:style-name="ce21" table:formula="of:=IF(LEN([.L175])=0;&quot;&quot;;LEN([.L17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6]&lt;&gt;&quot;&quot;;CONCATENATE([.A176];[.B176];[.C176];[.D176];[.E176];IF([.G176]&lt;&gt;&quot;&quot;;CONCATENATE([.F176];[.G176]);&quot;&quot;);[.H176];[.I176];[.J176];[.K176]);&quot;&quot;)">
            <text:p/>
          </table:table-cell>
          <table:table-cell table:style-name="ce21" table:formula="of:=IF(LEN([.L176])=0;&quot;&quot;;LEN([.L17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7]&lt;&gt;&quot;&quot;;CONCATENATE([.A177];[.B177];[.C177];[.D177];[.E177];IF([.G177]&lt;&gt;&quot;&quot;;CONCATENATE([.F177];[.G177]);&quot;&quot;);[.H177];[.I177];[.J177];[.K177]);&quot;&quot;)">
            <text:p/>
          </table:table-cell>
          <table:table-cell table:style-name="ce21" table:formula="of:=IF(LEN([.L177])=0;&quot;&quot;;LEN([.L17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8]&lt;&gt;&quot;&quot;;CONCATENATE([.A178];[.B178];[.C178];[.D178];[.E178];IF([.G178]&lt;&gt;&quot;&quot;;CONCATENATE([.F178];[.G178]);&quot;&quot;);[.H178];[.I178];[.J178];[.K178]);&quot;&quot;)">
            <text:p/>
          </table:table-cell>
          <table:table-cell table:style-name="ce21" table:formula="of:=IF(LEN([.L178])=0;&quot;&quot;;LEN([.L17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79]&lt;&gt;&quot;&quot;;CONCATENATE([.A179];[.B179];[.C179];[.D179];[.E179];IF([.G179]&lt;&gt;&quot;&quot;;CONCATENATE([.F179];[.G179]);&quot;&quot;);[.H179];[.I179];[.J179];[.K179]);&quot;&quot;)">
            <text:p/>
          </table:table-cell>
          <table:table-cell table:style-name="ce21" table:formula="of:=IF(LEN([.L179])=0;&quot;&quot;;LEN([.L17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0]&lt;&gt;&quot;&quot;;CONCATENATE([.A180];[.B180];[.C180];[.D180];[.E180];IF([.G180]&lt;&gt;&quot;&quot;;CONCATENATE([.F180];[.G180]);&quot;&quot;);[.H180];[.I180];[.J180];[.K180]);&quot;&quot;)">
            <text:p/>
          </table:table-cell>
          <table:table-cell table:style-name="ce21" table:formula="of:=IF(LEN([.L180])=0;&quot;&quot;;LEN([.L18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1]&lt;&gt;&quot;&quot;;CONCATENATE([.A181];[.B181];[.C181];[.D181];[.E181];IF([.G181]&lt;&gt;&quot;&quot;;CONCATENATE([.F181];[.G181]);&quot;&quot;);[.H181];[.I181];[.J181];[.K181]);&quot;&quot;)">
            <text:p/>
          </table:table-cell>
          <table:table-cell table:style-name="ce21" table:formula="of:=IF(LEN([.L181])=0;&quot;&quot;;LEN([.L18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2]&lt;&gt;&quot;&quot;;CONCATENATE([.A182];[.B182];[.C182];[.D182];[.E182];IF([.G182]&lt;&gt;&quot;&quot;;CONCATENATE([.F182];[.G182]);&quot;&quot;);[.H182];[.I182];[.J182];[.K182]);&quot;&quot;)">
            <text:p/>
          </table:table-cell>
          <table:table-cell table:style-name="ce21" table:formula="of:=IF(LEN([.L182])=0;&quot;&quot;;LEN([.L18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3]&lt;&gt;&quot;&quot;;CONCATENATE([.A183];[.B183];[.C183];[.D183];[.E183];IF([.G183]&lt;&gt;&quot;&quot;;CONCATENATE([.F183];[.G183]);&quot;&quot;);[.H183];[.I183];[.J183];[.K183]);&quot;&quot;)">
            <text:p/>
          </table:table-cell>
          <table:table-cell table:style-name="ce21" table:formula="of:=IF(LEN([.L183])=0;&quot;&quot;;LEN([.L18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4]&lt;&gt;&quot;&quot;;CONCATENATE([.A184];[.B184];[.C184];[.D184];[.E184];IF([.G184]&lt;&gt;&quot;&quot;;CONCATENATE([.F184];[.G184]);&quot;&quot;);[.H184];[.I184];[.J184];[.K184]);&quot;&quot;)">
            <text:p/>
          </table:table-cell>
          <table:table-cell table:style-name="ce21" table:formula="of:=IF(LEN([.L184])=0;&quot;&quot;;LEN([.L18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5]&lt;&gt;&quot;&quot;;CONCATENATE([.A185];[.B185];[.C185];[.D185];[.E185];IF([.G185]&lt;&gt;&quot;&quot;;CONCATENATE([.F185];[.G185]);&quot;&quot;);[.H185];[.I185];[.J185];[.K185]);&quot;&quot;)">
            <text:p/>
          </table:table-cell>
          <table:table-cell table:style-name="ce21" table:formula="of:=IF(LEN([.L185])=0;&quot;&quot;;LEN([.L18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6]&lt;&gt;&quot;&quot;;CONCATENATE([.A186];[.B186];[.C186];[.D186];[.E186];IF([.G186]&lt;&gt;&quot;&quot;;CONCATENATE([.F186];[.G186]);&quot;&quot;);[.H186];[.I186];[.J186];[.K186]);&quot;&quot;)">
            <text:p/>
          </table:table-cell>
          <table:table-cell table:style-name="ce21" table:formula="of:=IF(LEN([.L186])=0;&quot;&quot;;LEN([.L18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7]&lt;&gt;&quot;&quot;;CONCATENATE([.A187];[.B187];[.C187];[.D187];[.E187];IF([.G187]&lt;&gt;&quot;&quot;;CONCATENATE([.F187];[.G187]);&quot;&quot;);[.H187];[.I187];[.J187];[.K187]);&quot;&quot;)">
            <text:p/>
          </table:table-cell>
          <table:table-cell table:style-name="ce21" table:formula="of:=IF(LEN([.L187])=0;&quot;&quot;;LEN([.L18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8]&lt;&gt;&quot;&quot;;CONCATENATE([.A188];[.B188];[.C188];[.D188];[.E188];IF([.G188]&lt;&gt;&quot;&quot;;CONCATENATE([.F188];[.G188]);&quot;&quot;);[.H188];[.I188];[.J188];[.K188]);&quot;&quot;)">
            <text:p/>
          </table:table-cell>
          <table:table-cell table:style-name="ce21" table:formula="of:=IF(LEN([.L188])=0;&quot;&quot;;LEN([.L18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89]&lt;&gt;&quot;&quot;;CONCATENATE([.A189];[.B189];[.C189];[.D189];[.E189];IF([.G189]&lt;&gt;&quot;&quot;;CONCATENATE([.F189];[.G189]);&quot;&quot;);[.H189];[.I189];[.J189];[.K189]);&quot;&quot;)">
            <text:p/>
          </table:table-cell>
          <table:table-cell table:style-name="ce21" table:formula="of:=IF(LEN([.L189])=0;&quot;&quot;;LEN([.L18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0]&lt;&gt;&quot;&quot;;CONCATENATE([.A190];[.B190];[.C190];[.D190];[.E190];IF([.G190]&lt;&gt;&quot;&quot;;CONCATENATE([.F190];[.G190]);&quot;&quot;);[.H190];[.I190];[.J190];[.K190]);&quot;&quot;)">
            <text:p/>
          </table:table-cell>
          <table:table-cell table:style-name="ce21" table:formula="of:=IF(LEN([.L190])=0;&quot;&quot;;LEN([.L19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1]&lt;&gt;&quot;&quot;;CONCATENATE([.A191];[.B191];[.C191];[.D191];[.E191];IF([.G191]&lt;&gt;&quot;&quot;;CONCATENATE([.F191];[.G191]);&quot;&quot;);[.H191];[.I191];[.J191];[.K191]);&quot;&quot;)">
            <text:p/>
          </table:table-cell>
          <table:table-cell table:style-name="ce21" table:formula="of:=IF(LEN([.L191])=0;&quot;&quot;;LEN([.L19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2]&lt;&gt;&quot;&quot;;CONCATENATE([.A192];[.B192];[.C192];[.D192];[.E192];IF([.G192]&lt;&gt;&quot;&quot;;CONCATENATE([.F192];[.G192]);&quot;&quot;);[.H192];[.I192];[.J192];[.K192]);&quot;&quot;)">
            <text:p/>
          </table:table-cell>
          <table:table-cell table:style-name="ce21" table:formula="of:=IF(LEN([.L192])=0;&quot;&quot;;LEN([.L19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3]&lt;&gt;&quot;&quot;;CONCATENATE([.A193];[.B193];[.C193];[.D193];[.E193];IF([.G193]&lt;&gt;&quot;&quot;;CONCATENATE([.F193];[.G193]);&quot;&quot;);[.H193];[.I193];[.J193];[.K193]);&quot;&quot;)">
            <text:p/>
          </table:table-cell>
          <table:table-cell table:style-name="ce21" table:formula="of:=IF(LEN([.L193])=0;&quot;&quot;;LEN([.L19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4]&lt;&gt;&quot;&quot;;CONCATENATE([.A194];[.B194];[.C194];[.D194];[.E194];IF([.G194]&lt;&gt;&quot;&quot;;CONCATENATE([.F194];[.G194]);&quot;&quot;);[.H194];[.I194];[.J194];[.K194]);&quot;&quot;)">
            <text:p/>
          </table:table-cell>
          <table:table-cell table:style-name="ce21" table:formula="of:=IF(LEN([.L194])=0;&quot;&quot;;LEN([.L19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5]&lt;&gt;&quot;&quot;;CONCATENATE([.A195];[.B195];[.C195];[.D195];[.E195];IF([.G195]&lt;&gt;&quot;&quot;;CONCATENATE([.F195];[.G195]);&quot;&quot;);[.H195];[.I195];[.J195];[.K195]);&quot;&quot;)">
            <text:p/>
          </table:table-cell>
          <table:table-cell table:style-name="ce21" table:formula="of:=IF(LEN([.L195])=0;&quot;&quot;;LEN([.L195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6]&lt;&gt;&quot;&quot;;CONCATENATE([.A196];[.B196];[.C196];[.D196];[.E196];IF([.G196]&lt;&gt;&quot;&quot;;CONCATENATE([.F196];[.G196]);&quot;&quot;);[.H196];[.I196];[.J196];[.K196]);&quot;&quot;)">
            <text:p/>
          </table:table-cell>
          <table:table-cell table:style-name="ce21" table:formula="of:=IF(LEN([.L196])=0;&quot;&quot;;LEN([.L196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7]&lt;&gt;&quot;&quot;;CONCATENATE([.A197];[.B197];[.C197];[.D197];[.E197];IF([.G197]&lt;&gt;&quot;&quot;;CONCATENATE([.F197];[.G197]);&quot;&quot;);[.H197];[.I197];[.J197];[.K197]);&quot;&quot;)">
            <text:p/>
          </table:table-cell>
          <table:table-cell table:style-name="ce21" table:formula="of:=IF(LEN([.L197])=0;&quot;&quot;;LEN([.L197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8]&lt;&gt;&quot;&quot;;CONCATENATE([.A198];[.B198];[.C198];[.D198];[.E198];IF([.G198]&lt;&gt;&quot;&quot;;CONCATENATE([.F198];[.G198]);&quot;&quot;);[.H198];[.I198];[.J198];[.K198]);&quot;&quot;)">
            <text:p/>
          </table:table-cell>
          <table:table-cell table:style-name="ce21" table:formula="of:=IF(LEN([.L198])=0;&quot;&quot;;LEN([.L198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199]&lt;&gt;&quot;&quot;;CONCATENATE([.A199];[.B199];[.C199];[.D199];[.E199];IF([.G199]&lt;&gt;&quot;&quot;;CONCATENATE([.F199];[.G199]);&quot;&quot;);[.H199];[.I199];[.J199];[.K199]);&quot;&quot;)">
            <text:p/>
          </table:table-cell>
          <table:table-cell table:style-name="ce21" table:formula="of:=IF(LEN([.L199])=0;&quot;&quot;;LEN([.L199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200]&lt;&gt;&quot;&quot;;CONCATENATE([.A200];[.B200];[.C200];[.D200];[.E200];IF([.G200]&lt;&gt;&quot;&quot;;CONCATENATE([.F200];[.G200]);&quot;&quot;);[.H200];[.I200];[.J200];[.K200]);&quot;&quot;)">
            <text:p/>
          </table:table-cell>
          <table:table-cell table:style-name="ce21" table:formula="of:=IF(LEN([.L200])=0;&quot;&quot;;LEN([.L200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201]&lt;&gt;&quot;&quot;;CONCATENATE([.A201];[.B201];[.C201];[.D201];[.E201];IF([.G201]&lt;&gt;&quot;&quot;;CONCATENATE([.F201];[.G201]);&quot;&quot;);[.H201];[.I201];[.J201];[.K201]);&quot;&quot;)">
            <text:p/>
          </table:table-cell>
          <table:table-cell table:style-name="ce21" table:formula="of:=IF(LEN([.L201])=0;&quot;&quot;;LEN([.L201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202]&lt;&gt;&quot;&quot;;CONCATENATE([.A202];[.B202];[.C202];[.D202];[.E202];IF([.G202]&lt;&gt;&quot;&quot;;CONCATENATE([.F202];[.G202]);&quot;&quot;);[.H202];[.I202];[.J202];[.K202]);&quot;&quot;)">
            <text:p/>
          </table:table-cell>
          <table:table-cell table:style-name="ce21" table:formula="of:=IF(LEN([.L202])=0;&quot;&quot;;LEN([.L202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203]&lt;&gt;&quot;&quot;;CONCATENATE([.A203];[.B203];[.C203];[.D203];[.E203];IF([.G203]&lt;&gt;&quot;&quot;;CONCATENATE([.F203];[.G203]);&quot;&quot;);[.H203];[.I203];[.J203];[.K203]);&quot;&quot;)">
            <text:p/>
          </table:table-cell>
          <table:table-cell table:style-name="ce21" table:formula="of:=IF(LEN([.L203])=0;&quot;&quot;;LEN([.L203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204]&lt;&gt;&quot;&quot;;CONCATENATE([.A204];[.B204];[.C204];[.D204];[.E204];IF([.G204]&lt;&gt;&quot;&quot;;CONCATENATE([.F204];[.G204]);&quot;&quot;);[.H204];[.I204];[.J204];[.K204]);&quot;&quot;)">
            <text:p/>
          </table:table-cell>
          <table:table-cell table:style-name="ce21" table:formula="of:=IF(LEN([.L204])=0;&quot;&quot;;LEN([.L204]))">
            <text:p/>
          </table:table-cell>
          <table:table-cell table:number-columns-repeated="1011"/>
        </table:table-row>
        <table:table-row table:style-name="ro1">
          <table:table-cell table:style-name="ce11" table:content-validation-name="val9" office:value-type="string" calcext:value-type="string">
            <text:p>LN</text:p>
          </table:table-cell>
          <table:table-cell table:style-name="ce11" table:content-validation-name="val10" office:value-type="string" calcext:value-type="string">
            <text:p>RF</text:p>
          </table:table-cell>
          <table:table-cell table:style-name="ce11" office:value-type="string" calcext:value-type="string">
            <text:p>:</text:p>
          </table:table-cell>
          <table:table-cell table:style-name="ce11" table:content-validation-name="val11" office:value-type="string" calcext:value-type="string">
            <text:p>MO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1" office:value-type="string" calcext:value-type="string">
            <text:p>:</text:p>
          </table:table-cell>
          <table:table-cell table:number-columns-repeated="2"/>
          <table:table-cell table:style-name="ce10" table:content-validation-name="val12"/>
          <table:table-cell table:style-name="ce13" table:formula="of:=IF([.I205]&lt;&gt;&quot;&quot;;CONCATENATE([.A205];[.B205];[.C205];[.D205];[.E205];IF([.G205]&lt;&gt;&quot;&quot;;CONCATENATE([.F205];[.G205]);&quot;&quot;);[.H205];[.I205];[.J205];[.K205]);&quot;&quot;)">
            <text:p/>
          </table:table-cell>
          <table:table-cell table:style-name="ce21" table:formula="of:=IF(LEN([.L205])=0;&quot;&quot;;LEN([.L205]))">
            <text:p/>
          </table:table-cell>
          <table:table-cell table:number-columns-repeated="1011"/>
        </table:table-row>
        <table:table-row table:style-name="ro1" table:number-rows-repeated="797">
          <table:table-cell table:number-columns-repeated="11"/>
          <table:table-cell table:style-name="ce13"/>
          <table:table-cell table:style-name="ce22"/>
          <table:table-cell table:number-columns-repeated="1011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Example2 lnrf-eps'.M2:'Example2 lnrf-eps'.M1002">
            <calcext:condition calcext:apply-style-name="ConditionalStyle_1" calcext:value="&gt;34" calcext:base-cell-address="'Example2 lnrf-eps'.M2"/>
          </calcext:conditional-format>
        </calcext:conditional-formats>
      </table:table>
      <table:table table:name="SubGroup Options" table:style-name="ta5">
        <table:table-column table:style-name="co4" table:number-columns-repeated="1024" table:default-cell-style-name="Default"/>
        <table:table-row table:style-name="ro1">
          <table:table-cell table:style-name="ce11" office:value-type="string" calcext:value-type="string">
            <text:p>System</text:p>
          </table:table-cell>
          <table:table-cell table:style-name="ce11" office:value-type="string" calcext:value-type="string">
            <text:p>SubSystem</text:p>
          </table:table-cell>
          <table:table-cell table:style-name="ce11" office:value-type="string" calcext:value-type="string">
            <text:p>Device</text:p>
          </table:table-cell>
          <table:table-cell table:style-name="ce11" office:value-type="string" calcext:value-type="string">
            <text:p>SubDevice</text:p>
          </table:table-cell>
          <table:table-cell table:style-name="ce11" office:value-type="string" calcext:value-type="string">
            <text:p>SignalType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EG</text:p>
          </table:table-cell>
          <table:table-cell table:style-name="ce23" office:value-type="float" office:value="1" calcext:value-type="float">
            <text:p>01</text:p>
          </table:table-cell>
          <table:table-cell table:style-name="ce11" office:value-type="string" calcext:value-type="string">
            <text:p>RAD</text:p>
          </table:table-cell>
          <table:table-cell/>
          <table:table-cell table:style-name="ce11" office:value-type="string" calcext:value-type="string">
            <text:p>SP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GTL</text:p>
          </table:table-cell>
          <table:table-cell table:style-name="ce23" office:value-type="float" office:value="2" calcext:value-type="float">
            <text:p>02</text:p>
          </table:table-cell>
          <table:table-cell table:style-name="ce11" office:value-type="string" calcext:value-type="string">
            <text:p>MOD</text:p>
          </table:table-cell>
          <table:table-cell/>
          <table:table-cell table:style-name="ce11" office:value-type="string" calcext:value-type="string">
            <text:p>Cm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N</text:p>
          </table:table-cell>
          <table:table-cell table:style-name="ce23" office:value-type="float" office:value="3" calcext:value-type="float">
            <text:p>03</text:p>
          </table:table-cell>
          <table:table-cell table:style-name="ce11" office:value-type="string" calcext:value-type="string">
            <text:p>KLY</text:p>
          </table:table-cell>
          <table:table-cell/>
          <table:table-cell table:style-name="ce11" office:value-type="string" calcext:value-type="string">
            <text:p>SPRBV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TB</text:p>
          </table:table-cell>
          <table:table-cell table:style-name="ce23" office:value-type="float" office:value="4" calcext:value-type="float">
            <text:p>04</text:p>
          </table:table-cell>
          <table:table-cell table:number-columns-repeated="2"/>
          <table:table-cell table:style-name="ce11" office:value-type="string" calcext:value-type="string">
            <text:p>CmdRBV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R</text:p>
          </table:table-cell>
          <table:table-cell table:style-name="ce23" office:value-type="float" office:value="5" calcext:value-type="float">
            <text:p>0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TS</text:p>
          </table:table-cell>
          <table:table-cell table:style-name="ce23" office:value-type="float" office:value="6" calcext:value-type="float">
            <text:p>06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SR</text:p>
          </table:table-cell>
          <table:table-cell table:style-name="ce23" office:value-type="float" office:value="7" calcext:value-type="float">
            <text:p>07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L</text:p>
          </table:table-cell>
          <table:table-cell table:style-name="ce23" office:value-type="float" office:value="8" calcext:value-type="float">
            <text:p>08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LBR</text:p>
          </table:table-cell>
          <table:table-cell table:style-name="ce23" office:value-type="float" office:value="9" calcext:value-type="float">
            <text:p>09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LES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LFE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BRFE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MO</text:p>
          </table:table-cell>
          <table:table-cell table:style-name="ce24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TM</text:p>
          </table:table-cell>
          <table:table-cell table:style-name="ce24" office:value-type="string" calcext:value-type="string">
            <text:p>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BNL</text:p>
          </table:table-cell>
          <table:table-cell table:style-name="ce24" office:value-type="string" calcext:value-type="string">
            <text:p>RF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2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w_20_To" style:display-name="PageStyle_How 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1_20__20_lnrf-mod1" style:display-name="PageStyle_Example1  lnrf-mo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2_20_lnrf-eps" style:display-name="PageStyle_Example2 lnrf-e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bGroup_20_Options" style:display-name="PageStyle_SubGroup Op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969" meta:object-count="0"/>
    <meta:generator>LibreOfficeDev/6.0.5.2$Linux_X86_64 LibreOffice_project/</meta:generator>
  </office:meta>
</office:document-meta>
</file>